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og-linea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-linea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solver_cost</text:p>
          </table:table-cell>
          <table:table-cell office:value-type="string" calcext:value-type="string">
            <text:p>validator_violations</text:p>
          </table:table-cell>
          <table:table-cell office:value-type="string" calcext:value-type="string">
            <text:p>validator_cost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 tim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0" calcext:value-type="float">
            <text:p>0</text:p>
          </table:table-cell>
          <table:table-cell office:value-type="float" office:value="29070" calcext:value-type="float">
            <text:p>29070</text:p>
          </table:table-cell>
          <table:table-cell office:value-type="float" office:value="0" calcext:value-type="float">
            <text:p>0</text:p>
          </table:table-cell>
          <table:table-cell office:value-type="float" office:value="29070" calcext:value-type="float">
            <text:p>29070</text:p>
          </table:table-cell>
          <table:table-cell office:value-type="float" office:value="49.2935835779644" calcext:value-type="float">
            <text:p>49,2935835779644</text:p>
          </table:table-cell>
          <table:table-cell table:number-columns-repeated="2"/>
          <table:table-cell office:value-type="string" calcext:value-type="string">
            <text:p>wlp01</text:p>
          </table:table-cell>
          <table:table-cell table:formula="of:=COM.MICROSOFT.MINIFS([.$E$2:.$E$301];[.$A$2:.$A$301];[.$I2])" office:value-type="float" office:value="29002" calcext:value-type="float">
            <text:p>29002</text:p>
          </table:table-cell>
          <table:table-cell table:formula="of:=AVERAGEIFS([.$E$2:.$E$301];[.$A$2:.$A$301];[.$I2])" office:value-type="float" office:value="29122.3" calcext:value-type="float">
            <text:p>29122,3</text:p>
          </table:table-cell>
          <table:table-cell table:formula="of:=AVERAGEIFS([.$F$2:.$F$301];[.$A$2:.$A$301];[.$I2])" office:value-type="float" office:value="49.4086586112156" calcext:value-type="float">
            <text:p>49,408658611215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99.3374790039379" calcext:value-type="float">
            <text:p>99,3374790039379</text:p>
          </table:table-cell>
          <table:table-cell table:number-columns-repeated="2"/>
          <table:table-cell office:value-type="string" calcext:value-type="string">
            <text:p>wlp02</text:p>
          </table:table-cell>
          <table:table-cell table:formula="of:=COM.MICROSOFT.MINIFS([.$E$2:.$E$301];[.$A$2:.$A$301];[.$I3])" office:value-type="float" office:value="53838" calcext:value-type="float">
            <text:p>53838</text:p>
          </table:table-cell>
          <table:table-cell table:formula="of:=AVERAGEIFS([.$E$2:.$E$301];[.$A$2:.$A$301];[.$I3])" office:value-type="float" office:value="54117.5" calcext:value-type="float">
            <text:p>54117,5</text:p>
          </table:table-cell>
          <table:table-cell table:formula="of:=AVERAGEIFS([.$F$2:.$F$301];[.$A$2:.$A$301];[.$I3])" office:value-type="float" office:value="99.5239860380068" calcext:value-type="float">
            <text:p>99,52398603800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0" calcext:value-type="float">
            <text:p>0</text:p>
          </table:table-cell>
          <table:table-cell office:value-type="float" office:value="65901" calcext:value-type="float">
            <text:p>65901</text:p>
          </table:table-cell>
          <table:table-cell office:value-type="float" office:value="0" calcext:value-type="float">
            <text:p>0</text:p>
          </table:table-cell>
          <table:table-cell office:value-type="float" office:value="65901" calcext:value-type="float">
            <text:p>65901</text:p>
          </table:table-cell>
          <table:table-cell office:value-type="float" office:value="150.00403626007" calcext:value-type="float">
            <text:p>150,00403626007</text:p>
          </table:table-cell>
          <table:table-cell table:number-columns-repeated="2"/>
          <table:table-cell office:value-type="string" calcext:value-type="string">
            <text:p>wlp03</text:p>
          </table:table-cell>
          <table:table-cell table:formula="of:=COM.MICROSOFT.MINIFS([.$E$2:.$E$301];[.$A$2:.$A$301];[.$I4])" office:value-type="float" office:value="65570" calcext:value-type="float">
            <text:p>65570</text:p>
          </table:table-cell>
          <table:table-cell table:formula="of:=AVERAGEIFS([.$E$2:.$E$301];[.$A$2:.$A$301];[.$I4])" office:value-type="float" office:value="65804.1" calcext:value-type="float">
            <text:p>65804,1</text:p>
          </table:table-cell>
          <table:table-cell table:formula="of:=AVERAGEIFS([.$F$2:.$F$301];[.$A$2:.$A$301];[.$I4])" office:value-type="float" office:value="149.657428197027" calcext:value-type="float">
            <text:p>149,6574281970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0" calcext:value-type="float">
            <text:p>0</text:p>
          </table:table-cell>
          <table:table-cell office:value-type="float" office:value="86837" calcext:value-type="float">
            <text:p>86837</text:p>
          </table:table-cell>
          <table:table-cell office:value-type="float" office:value="0" calcext:value-type="float">
            <text:p>0</text:p>
          </table:table-cell>
          <table:table-cell office:value-type="float" office:value="86837" calcext:value-type="float">
            <text:p>86837</text:p>
          </table:table-cell>
          <table:table-cell office:value-type="float" office:value="199.465649409918" calcext:value-type="float">
            <text:p>199,465649409918</text:p>
          </table:table-cell>
          <table:table-cell table:number-columns-repeated="2"/>
          <table:table-cell office:value-type="string" calcext:value-type="string">
            <text:p>wlp04</text:p>
          </table:table-cell>
          <table:table-cell table:formula="of:=COM.MICROSOFT.MINIFS([.$E$2:.$E$301];[.$A$2:.$A$301];[.$I5])" office:value-type="float" office:value="85933" calcext:value-type="float">
            <text:p>85933</text:p>
          </table:table-cell>
          <table:table-cell table:formula="of:=AVERAGEIFS([.$E$2:.$E$301];[.$A$2:.$A$301];[.$I5])" office:value-type="float" office:value="86219.4" calcext:value-type="float">
            <text:p>86219,4</text:p>
          </table:table-cell>
          <table:table-cell table:formula="of:=AVERAGEIFS([.$F$2:.$F$301];[.$A$2:.$A$301];[.$I5])" office:value-type="float" office:value="199.481282731844" calcext:value-type="float">
            <text:p>199,48128273184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0" calcext:value-type="float">
            <text:p>0</text:p>
          </table:table-cell>
          <table:table-cell office:value-type="float" office:value="106158" calcext:value-type="float">
            <text:p>106158</text:p>
          </table:table-cell>
          <table:table-cell office:value-type="float" office:value="0" calcext:value-type="float">
            <text:p>0</text:p>
          </table:table-cell>
          <table:table-cell office:value-type="float" office:value="106158" calcext:value-type="float">
            <text:p>106158</text:p>
          </table:table-cell>
          <table:table-cell office:value-type="float" office:value="246.394951027119" calcext:value-type="float">
            <text:p>246,394951027119</text:p>
          </table:table-cell>
          <table:table-cell table:number-columns-repeated="2"/>
          <table:table-cell office:value-type="string" calcext:value-type="string">
            <text:p>wlp05</text:p>
          </table:table-cell>
          <table:table-cell table:formula="of:=COM.MICROSOFT.MINIFS([.$E$2:.$E$301];[.$A$2:.$A$301];[.$I6])" office:value-type="float" office:value="105814" calcext:value-type="float">
            <text:p>105814</text:p>
          </table:table-cell>
          <table:table-cell table:formula="of:=AVERAGEIFS([.$E$2:.$E$301];[.$A$2:.$A$301];[.$I6])" office:value-type="float" office:value="106185.8" calcext:value-type="float">
            <text:p>106185,8</text:p>
          </table:table-cell>
          <table:table-cell table:formula="of:=AVERAGEIFS([.$F$2:.$F$301];[.$A$2:.$A$301];[.$I6])" office:value-type="float" office:value="249.275309144961" calcext:value-type="float">
            <text:p>249,27530914496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0" calcext:value-type="float">
            <text:p>0</text:p>
          </table:table-cell>
          <table:table-cell office:value-type="float" office:value="114088" calcext:value-type="float">
            <text:p>114088</text:p>
          </table:table-cell>
          <table:table-cell office:value-type="float" office:value="0" calcext:value-type="float">
            <text:p>0</text:p>
          </table:table-cell>
          <table:table-cell office:value-type="float" office:value="114088" calcext:value-type="float">
            <text:p>114088</text:p>
          </table:table-cell>
          <table:table-cell office:value-type="float" office:value="299.754729624837" calcext:value-type="float">
            <text:p>299,754729624837</text:p>
          </table:table-cell>
          <table:table-cell table:number-columns-repeated="2"/>
          <table:table-cell office:value-type="string" calcext:value-type="string">
            <text:p>wlp06</text:p>
          </table:table-cell>
          <table:table-cell table:formula="of:=COM.MICROSOFT.MINIFS([.$E$2:.$E$301];[.$A$2:.$A$301];[.$I7])" office:value-type="float" office:value="113499" calcext:value-type="float">
            <text:p>113499</text:p>
          </table:table-cell>
          <table:table-cell table:formula="of:=AVERAGEIFS([.$E$2:.$E$301];[.$A$2:.$A$301];[.$I7])" office:value-type="float" office:value="113934" calcext:value-type="float">
            <text:p>113934</text:p>
          </table:table-cell>
          <table:table-cell table:formula="of:=AVERAGEIFS([.$F$2:.$F$301];[.$A$2:.$A$301];[.$I7])" office:value-type="float" office:value="299.59510519558" calcext:value-type="float">
            <text:p>299,595105195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0" calcext:value-type="float">
            <text:p>0</text:p>
          </table:table-cell>
          <table:table-cell office:value-type="float" office:value="165649" calcext:value-type="float">
            <text:p>165649</text:p>
          </table:table-cell>
          <table:table-cell office:value-type="float" office:value="0" calcext:value-type="float">
            <text:p>0</text:p>
          </table:table-cell>
          <table:table-cell office:value-type="float" office:value="165649" calcext:value-type="float">
            <text:p>165649</text:p>
          </table:table-cell>
          <table:table-cell office:value-type="float" office:value="399.970451086061" calcext:value-type="float">
            <text:p>399,970451086061</text:p>
          </table:table-cell>
          <table:table-cell table:number-columns-repeated="2"/>
          <table:table-cell office:value-type="string" calcext:value-type="string">
            <text:p>wlp07</text:p>
          </table:table-cell>
          <table:table-cell table:formula="of:=COM.MICROSOFT.MINIFS([.$E$2:.$E$301];[.$A$2:.$A$301];[.$I8])" office:value-type="float" office:value="165105" calcext:value-type="float">
            <text:p>165105</text:p>
          </table:table-cell>
          <table:table-cell table:formula="of:=AVERAGEIFS([.$E$2:.$E$301];[.$A$2:.$A$301];[.$I8])" office:value-type="float" office:value="165623.4" calcext:value-type="float">
            <text:p>165623,4</text:p>
          </table:table-cell>
          <table:table-cell table:formula="of:=AVERAGEIFS([.$F$2:.$F$301];[.$A$2:.$A$301];[.$I8])" office:value-type="float" office:value="398.906795348832" calcext:value-type="float">
            <text:p>398,9067953488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0" calcext:value-type="float">
            <text:p>0</text:p>
          </table:table-cell>
          <table:table-cell office:value-type="float" office:value="191389" calcext:value-type="float">
            <text:p>191389</text:p>
          </table:table-cell>
          <table:table-cell office:value-type="float" office:value="0" calcext:value-type="float">
            <text:p>0</text:p>
          </table:table-cell>
          <table:table-cell office:value-type="float" office:value="191389" calcext:value-type="float">
            <text:p>191389</text:p>
          </table:table-cell>
          <table:table-cell office:value-type="float" office:value="499.707267432007" calcext:value-type="float">
            <text:p>499,707267432007</text:p>
          </table:table-cell>
          <table:table-cell table:number-columns-repeated="2"/>
          <table:table-cell office:value-type="string" calcext:value-type="string">
            <text:p>wlp08</text:p>
          </table:table-cell>
          <table:table-cell table:formula="of:=COM.MICROSOFT.MINIFS([.$E$2:.$E$301];[.$A$2:.$A$301];[.$I9])" office:value-type="float" office:value="191002" calcext:value-type="float">
            <text:p>191002</text:p>
          </table:table-cell>
          <table:table-cell table:formula="of:=AVERAGEIFS([.$E$2:.$E$301];[.$A$2:.$A$301];[.$I9])" office:value-type="float" office:value="191537.5" calcext:value-type="float">
            <text:p>191537,5</text:p>
          </table:table-cell>
          <table:table-cell table:formula="of:=AVERAGEIFS([.$F$2:.$F$301];[.$A$2:.$A$301];[.$I9])" office:value-type="float" office:value="499.606241886294" calcext:value-type="float">
            <text:p>499,6062418862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0" calcext:value-type="float">
            <text:p>0</text:p>
          </table:table-cell>
          <table:table-cell office:value-type="float" office:value="222869" calcext:value-type="float">
            <text:p>222869</text:p>
          </table:table-cell>
          <table:table-cell office:value-type="float" office:value="0" calcext:value-type="float">
            <text:p>0</text:p>
          </table:table-cell>
          <table:table-cell office:value-type="float" office:value="222869" calcext:value-type="float">
            <text:p>222869</text:p>
          </table:table-cell>
          <table:table-cell office:value-type="float" office:value="599.675571854924" calcext:value-type="float">
            <text:p>599,675571854924</text:p>
          </table:table-cell>
          <table:table-cell table:number-columns-repeated="2"/>
          <table:table-cell office:value-type="string" calcext:value-type="string">
            <text:p>wlp09</text:p>
          </table:table-cell>
          <table:table-cell table:formula="of:=COM.MICROSOFT.MINIFS([.$E$2:.$E$301];[.$A$2:.$A$301];[.$I10])" office:value-type="float" office:value="222498" calcext:value-type="float">
            <text:p>222498</text:p>
          </table:table-cell>
          <table:table-cell table:formula="of:=AVERAGEIFS([.$E$2:.$E$301];[.$A$2:.$A$301];[.$I10])" office:value-type="float" office:value="222838.3" calcext:value-type="float">
            <text:p>222838,3</text:p>
          </table:table-cell>
          <table:table-cell table:formula="of:=AVERAGEIFS([.$F$2:.$F$301];[.$A$2:.$A$301];[.$I10])" office:value-type="float" office:value="598.628882970451" calcext:value-type="float">
            <text:p>598,6288829704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0" calcext:value-type="float">
            <text:p>0</text:p>
          </table:table-cell>
          <table:table-cell office:value-type="float" office:value="249321" calcext:value-type="float">
            <text:p>249321</text:p>
          </table:table-cell>
          <table:table-cell office:value-type="float" office:value="0" calcext:value-type="float">
            <text:p>0</text:p>
          </table:table-cell>
          <table:table-cell office:value-type="float" office:value="249321" calcext:value-type="float">
            <text:p>249321</text:p>
          </table:table-cell>
          <table:table-cell office:value-type="float" office:value="699.747331822989" calcext:value-type="float">
            <text:p>699,747331822989</text:p>
          </table:table-cell>
          <table:table-cell table:number-columns-repeated="2"/>
          <table:table-cell office:value-type="string" calcext:value-type="string">
            <text:p>wlp10</text:p>
          </table:table-cell>
          <table:table-cell table:formula="of:=COM.MICROSOFT.MINIFS([.$E$2:.$E$301];[.$A$2:.$A$301];[.$I11])" office:value-type="float" office:value="249199" calcext:value-type="float">
            <text:p>249199</text:p>
          </table:table-cell>
          <table:table-cell table:formula="of:=AVERAGEIFS([.$E$2:.$E$301];[.$A$2:.$A$301];[.$I11])" office:value-type="float" office:value="249629.1" calcext:value-type="float">
            <text:p>249629,1</text:p>
          </table:table-cell>
          <table:table-cell table:formula="of:=AVERAGEIFS([.$F$2:.$F$301];[.$A$2:.$A$301];[.$I11])" office:value-type="float" office:value="699.89750646362" calcext:value-type="float">
            <text:p>699,8975064636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0" calcext:value-type="float">
            <text:p>0</text:p>
          </table:table-cell>
          <table:table-cell office:value-type="float" office:value="294152" calcext:value-type="float">
            <text:p>294152</text:p>
          </table:table-cell>
          <table:table-cell office:value-type="float" office:value="0" calcext:value-type="float">
            <text:p>0</text:p>
          </table:table-cell>
          <table:table-cell office:value-type="float" office:value="294152" calcext:value-type="float">
            <text:p>294152</text:p>
          </table:table-cell>
          <table:table-cell office:value-type="float" office:value="800.170894930837" calcext:value-type="float">
            <text:p>800,170894930837</text:p>
          </table:table-cell>
          <table:table-cell table:number-columns-repeated="2"/>
          <table:table-cell office:value-type="string" calcext:value-type="string">
            <text:p>wlp11</text:p>
          </table:table-cell>
          <table:table-cell table:formula="of:=COM.MICROSOFT.MINIFS([.$E$2:.$E$301];[.$A$2:.$A$301];[.$I12])" office:value-type="float" office:value="293349" calcext:value-type="float">
            <text:p>293349</text:p>
          </table:table-cell>
          <table:table-cell table:formula="of:=AVERAGEIFS([.$E$2:.$E$301];[.$A$2:.$A$301];[.$I12])" office:value-type="float" office:value="294125.8" calcext:value-type="float">
            <text:p>294125,8</text:p>
          </table:table-cell>
          <table:table-cell table:formula="of:=AVERAGEIFS([.$F$2:.$F$301];[.$A$2:.$A$301];[.$I12])" office:value-type="float" office:value="799.935123485839" calcext:value-type="float">
            <text:p>799,93512348583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0" calcext:value-type="float">
            <text:p>0</text:p>
          </table:table-cell>
          <table:table-cell office:value-type="float" office:value="302673" calcext:value-type="float">
            <text:p>302673</text:p>
          </table:table-cell>
          <table:table-cell office:value-type="float" office:value="0" calcext:value-type="float">
            <text:p>0</text:p>
          </table:table-cell>
          <table:table-cell office:value-type="float" office:value="302673" calcext:value-type="float">
            <text:p>302673</text:p>
          </table:table-cell>
          <table:table-cell office:value-type="float" office:value="900.064448246033" calcext:value-type="float">
            <text:p>900,064448246033</text:p>
          </table:table-cell>
          <table:table-cell table:number-columns-repeated="2"/>
          <table:table-cell office:value-type="string" calcext:value-type="string">
            <text:p>wlp12</text:p>
          </table:table-cell>
          <table:table-cell table:formula="of:=COM.MICROSOFT.MINIFS([.$E$2:.$E$301];[.$A$2:.$A$301];[.$I13])" office:value-type="float" office:value="301602" calcext:value-type="float">
            <text:p>301602</text:p>
          </table:table-cell>
          <table:table-cell table:formula="of:=AVERAGEIFS([.$E$2:.$E$301];[.$A$2:.$A$301];[.$I13])" office:value-type="float" office:value="302619.9" calcext:value-type="float">
            <text:p>302619,9</text:p>
          </table:table-cell>
          <table:table-cell table:formula="of:=AVERAGEIFS([.$F$2:.$F$301];[.$A$2:.$A$301];[.$I13])" office:value-type="float" office:value="899.986520470748" calcext:value-type="float">
            <text:p>899,9865204707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0" calcext:value-type="float">
            <text:p>0</text:p>
          </table:table-cell>
          <table:table-cell office:value-type="float" office:value="320344" calcext:value-type="float">
            <text:p>320344</text:p>
          </table:table-cell>
          <table:table-cell office:value-type="float" office:value="0" calcext:value-type="float">
            <text:p>0</text:p>
          </table:table-cell>
          <table:table-cell office:value-type="float" office:value="320344" calcext:value-type="float">
            <text:p>320344</text:p>
          </table:table-cell>
          <table:table-cell office:value-type="float" office:value="999.935257062083" calcext:value-type="float">
            <text:p>999,935257062083</text:p>
          </table:table-cell>
          <table:table-cell table:number-columns-repeated="2"/>
          <table:table-cell office:value-type="string" calcext:value-type="string">
            <text:p>wlp13</text:p>
          </table:table-cell>
          <table:table-cell table:formula="of:=COM.MICROSOFT.MINIFS([.$E$2:.$E$301];[.$A$2:.$A$301];[.$I14])" office:value-type="float" office:value="319647" calcext:value-type="float">
            <text:p>319647</text:p>
          </table:table-cell>
          <table:table-cell table:formula="of:=AVERAGEIFS([.$E$2:.$E$301];[.$A$2:.$A$301];[.$I14])" office:value-type="float" office:value="320238.1" calcext:value-type="float">
            <text:p>320238,1</text:p>
          </table:table-cell>
          <table:table-cell table:formula="of:=AVERAGEIFS([.$F$2:.$F$301];[.$A$2:.$A$301];[.$I14])" office:value-type="float" office:value="999.987194768895" calcext:value-type="float">
            <text:p>999,9871947688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0" calcext:value-type="float">
            <text:p>0</text:p>
          </table:table-cell>
          <table:table-cell office:value-type="float" office:value="401986" calcext:value-type="float">
            <text:p>401986</text:p>
          </table:table-cell>
          <table:table-cell office:value-type="float" office:value="0" calcext:value-type="float">
            <text:p>0</text:p>
          </table:table-cell>
          <table:table-cell office:value-type="float" office:value="401986" calcext:value-type="float">
            <text:p>401986</text:p>
          </table:table-cell>
          <table:table-cell office:value-type="float" office:value="1200.03963630413" calcext:value-type="float">
            <text:p>1200,03963630413</text:p>
          </table:table-cell>
          <table:table-cell table:number-columns-repeated="2"/>
          <table:table-cell office:value-type="string" calcext:value-type="string">
            <text:p>wlp14</text:p>
          </table:table-cell>
          <table:table-cell table:formula="of:=COM.MICROSOFT.MINIFS([.$E$2:.$E$301];[.$A$2:.$A$301];[.$I15])" office:value-type="float" office:value="400871" calcext:value-type="float">
            <text:p>400871</text:p>
          </table:table-cell>
          <table:table-cell table:formula="of:=AVERAGEIFS([.$E$2:.$E$301];[.$A$2:.$A$301];[.$I15])" office:value-type="float" office:value="401929.2" calcext:value-type="float">
            <text:p>401929,2</text:p>
          </table:table-cell>
          <table:table-cell table:formula="of:=AVERAGEIFS([.$F$2:.$F$301];[.$A$2:.$A$301];[.$I15])" office:value-type="float" office:value="1200.02592126314" calcext:value-type="float">
            <text:p>1200,025921263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0" calcext:value-type="float">
            <text:p>0</text:p>
          </table:table-cell>
          <table:table-cell office:value-type="float" office:value="465604" calcext:value-type="float">
            <text:p>465604</text:p>
          </table:table-cell>
          <table:table-cell office:value-type="float" office:value="0" calcext:value-type="float">
            <text:p>0</text:p>
          </table:table-cell>
          <table:table-cell office:value-type="float" office:value="465604" calcext:value-type="float">
            <text:p>465604</text:p>
          </table:table-cell>
          <table:table-cell office:value-type="float" office:value="1400.11870757001" calcext:value-type="float">
            <text:p>1400,11870757001</text:p>
          </table:table-cell>
          <table:table-cell table:number-columns-repeated="2"/>
          <table:table-cell office:value-type="string" calcext:value-type="string">
            <text:p>wlp15</text:p>
          </table:table-cell>
          <table:table-cell table:formula="of:=COM.MICROSOFT.MINIFS([.$E$2:.$E$301];[.$A$2:.$A$301];[.$I16])" office:value-type="float" office:value="464710" calcext:value-type="float">
            <text:p>464710</text:p>
          </table:table-cell>
          <table:table-cell table:formula="of:=AVERAGEIFS([.$E$2:.$E$301];[.$A$2:.$A$301];[.$I16])" office:value-type="float" office:value="465208.8" calcext:value-type="float">
            <text:p>465208,8</text:p>
          </table:table-cell>
          <table:table-cell table:formula="of:=AVERAGEIFS([.$F$2:.$F$301];[.$A$2:.$A$301];[.$I16])" office:value-type="float" office:value="1400.15203284605" calcext:value-type="float">
            <text:p>1400,1520328460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0" calcext:value-type="float">
            <text:p>0</text:p>
          </table:table-cell>
          <table:table-cell office:value-type="float" office:value="540263" calcext:value-type="float">
            <text:p>540263</text:p>
          </table:table-cell>
          <table:table-cell office:value-type="float" office:value="0" calcext:value-type="float">
            <text:p>0</text:p>
          </table:table-cell>
          <table:table-cell office:value-type="float" office:value="540263" calcext:value-type="float">
            <text:p>540263</text:p>
          </table:table-cell>
          <table:table-cell office:value-type="float" office:value="1600.26195389917" calcext:value-type="float">
            <text:p>1600,26195389917</text:p>
          </table:table-cell>
          <table:table-cell table:number-columns-repeated="2"/>
          <table:table-cell office:value-type="string" calcext:value-type="string">
            <text:p>wlp16</text:p>
          </table:table-cell>
          <table:table-cell table:formula="of:=COM.MICROSOFT.MINIFS([.$E$2:.$E$301];[.$A$2:.$A$301];[.$I17])" office:value-type="float" office:value="539320" calcext:value-type="float">
            <text:p>539320</text:p>
          </table:table-cell>
          <table:table-cell table:formula="of:=AVERAGEIFS([.$E$2:.$E$301];[.$A$2:.$A$301];[.$I17])" office:value-type="float" office:value="540173" calcext:value-type="float">
            <text:p>540173</text:p>
          </table:table-cell>
          <table:table-cell table:formula="of:=AVERAGEIFS([.$F$2:.$F$301];[.$A$2:.$A$301];[.$I17])" office:value-type="float" office:value="1600.27174186413" calcext:value-type="float">
            <text:p>1600,271741864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0" calcext:value-type="float">
            <text:p>0</text:p>
          </table:table-cell>
          <table:table-cell office:value-type="float" office:value="573241" calcext:value-type="float">
            <text:p>573241</text:p>
          </table:table-cell>
          <table:table-cell office:value-type="float" office:value="0" calcext:value-type="float">
            <text:p>0</text:p>
          </table:table-cell>
          <table:table-cell office:value-type="float" office:value="573241" calcext:value-type="float">
            <text:p>573241</text:p>
          </table:table-cell>
          <table:table-cell office:value-type="float" office:value="1800.77513284096" calcext:value-type="float">
            <text:p>1800,77513284096</text:p>
          </table:table-cell>
          <table:table-cell table:number-columns-repeated="2"/>
          <table:table-cell office:value-type="string" calcext:value-type="string">
            <text:p>wlp17</text:p>
          </table:table-cell>
          <table:table-cell table:formula="of:=COM.MICROSOFT.MINIFS([.$E$2:.$E$301];[.$A$2:.$A$301];[.$I18])" office:value-type="float" office:value="571361" calcext:value-type="float">
            <text:p>571361</text:p>
          </table:table-cell>
          <table:table-cell table:formula="of:=AVERAGEIFS([.$E$2:.$E$301];[.$A$2:.$A$301];[.$I18])" office:value-type="float" office:value="571954.6" calcext:value-type="float">
            <text:p>571954,6</text:p>
          </table:table-cell>
          <table:table-cell table:formula="of:=AVERAGEIFS([.$F$2:.$F$301];[.$A$2:.$A$301];[.$I18])" office:value-type="float" office:value="1800.55658711192" calcext:value-type="float">
            <text:p>1800,556587111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0" calcext:value-type="float">
            <text:p>0</text:p>
          </table:table-cell>
          <table:table-cell office:value-type="float" office:value="636129" calcext:value-type="float">
            <text:p>636129</text:p>
          </table:table-cell>
          <table:table-cell office:value-type="float" office:value="0" calcext:value-type="float">
            <text:p>0</text:p>
          </table:table-cell>
          <table:table-cell office:value-type="float" office:value="636129" calcext:value-type="float">
            <text:p>636129</text:p>
          </table:table-cell>
          <table:table-cell office:value-type="float" office:value="2000.842396104" calcext:value-type="float">
            <text:p>2000,842396104</text:p>
          </table:table-cell>
          <table:table-cell table:number-columns-repeated="2"/>
          <table:table-cell office:value-type="string" calcext:value-type="string">
            <text:p>wlp18</text:p>
          </table:table-cell>
          <table:table-cell table:formula="of:=COM.MICROSOFT.MINIFS([.$E$2:.$E$301];[.$A$2:.$A$301];[.$I19])" office:value-type="float" office:value="636129" calcext:value-type="float">
            <text:p>636129</text:p>
          </table:table-cell>
          <table:table-cell table:formula="of:=AVERAGEIFS([.$E$2:.$E$301];[.$A$2:.$A$301];[.$I19])" office:value-type="float" office:value="637451" calcext:value-type="float">
            <text:p>637451</text:p>
          </table:table-cell>
          <table:table-cell table:formula="of:=AVERAGEIFS([.$F$2:.$F$301];[.$A$2:.$A$301];[.$I19])" office:value-type="float" office:value="2000.04118794021" calcext:value-type="float">
            <text:p>2000,0411879402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0" calcext:value-type="float">
            <text:p>0</text:p>
          </table:table-cell>
          <table:table-cell office:value-type="float" office:value="754261" calcext:value-type="float">
            <text:p>754261</text:p>
          </table:table-cell>
          <table:table-cell office:value-type="float" office:value="0" calcext:value-type="float">
            <text:p>0</text:p>
          </table:table-cell>
          <table:table-cell office:value-type="float" office:value="754261" calcext:value-type="float">
            <text:p>754261</text:p>
          </table:table-cell>
          <table:table-cell office:value-type="float" office:value="2501.29859218699" calcext:value-type="float">
            <text:p>2501,29859218699</text:p>
          </table:table-cell>
          <table:table-cell table:number-columns-repeated="2"/>
          <table:table-cell office:value-type="string" calcext:value-type="string">
            <text:p>wlp19</text:p>
          </table:table-cell>
          <table:table-cell table:formula="of:=COM.MICROSOFT.MINIFS([.$E$2:.$E$301];[.$A$2:.$A$301];[.$I20])" office:value-type="float" office:value="754102" calcext:value-type="float">
            <text:p>754102</text:p>
          </table:table-cell>
          <table:table-cell table:formula="of:=AVERAGEIFS([.$E$2:.$E$301];[.$A$2:.$A$301];[.$I20])" office:value-type="float" office:value="754760.4" calcext:value-type="float">
            <text:p>754760,4</text:p>
          </table:table-cell>
          <table:table-cell table:formula="of:=AVERAGEIFS([.$F$2:.$F$301];[.$A$2:.$A$301];[.$I20])" office:value-type="float" office:value="2501.30859211038" calcext:value-type="float">
            <text:p>2501,3085921103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0" calcext:value-type="float">
            <text:p>0</text:p>
          </table:table-cell>
          <table:table-cell office:value-type="float" office:value="988488" calcext:value-type="float">
            <text:p>988488</text:p>
          </table:table-cell>
          <table:table-cell office:value-type="float" office:value="0" calcext:value-type="float">
            <text:p>0</text:p>
          </table:table-cell>
          <table:table-cell office:value-type="float" office:value="988488" calcext:value-type="float">
            <text:p>988488</text:p>
          </table:table-cell>
          <table:table-cell office:value-type="float" office:value="3001.99689490511" calcext:value-type="float">
            <text:p>3001,99689490511</text:p>
          </table:table-cell>
          <table:table-cell table:number-columns-repeated="2"/>
          <table:table-cell office:value-type="string" calcext:value-type="string">
            <text:p>wlp20</text:p>
          </table:table-cell>
          <table:table-cell table:formula="of:=COM.MICROSOFT.MINIFS([.$E$2:.$E$301];[.$A$2:.$A$301];[.$I21])" office:value-type="float" office:value="986397" calcext:value-type="float">
            <text:p>986397</text:p>
          </table:table-cell>
          <table:table-cell table:formula="of:=AVERAGEIFS([.$E$2:.$E$301];[.$A$2:.$A$301];[.$I21])" office:value-type="float" office:value="987448.3" calcext:value-type="float">
            <text:p>987448,3</text:p>
          </table:table-cell>
          <table:table-cell table:formula="of:=AVERAGEIFS([.$F$2:.$F$301];[.$A$2:.$A$301];[.$I21])" office:value-type="float" office:value="3002.29266392637" calcext:value-type="float">
            <text:p>3002,292663926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0" calcext:value-type="float">
            <text:p>0</text:p>
          </table:table-cell>
          <table:table-cell office:value-type="float" office:value="38920" calcext:value-type="float">
            <text:p>38920</text:p>
          </table:table-cell>
          <table:table-cell office:value-type="float" office:value="0" calcext:value-type="float">
            <text:p>0</text:p>
          </table:table-cell>
          <table:table-cell office:value-type="float" office:value="38920" calcext:value-type="float">
            <text:p>38920</text:p>
          </table:table-cell>
          <table:table-cell office:value-type="float" office:value="74.7419813310261" calcext:value-type="float">
            <text:p>74,7419813310261</text:p>
          </table:table-cell>
          <table:table-cell table:number-columns-repeated="2"/>
          <table:table-cell office:value-type="string" calcext:value-type="string">
            <text:p>wlp21</text:p>
          </table:table-cell>
          <table:table-cell table:formula="of:=COM.MICROSOFT.MINIFS([.$E$2:.$E$301];[.$A$2:.$A$301];[.$I22])" office:value-type="float" office:value="38920" calcext:value-type="float">
            <text:p>38920</text:p>
          </table:table-cell>
          <table:table-cell table:formula="of:=AVERAGEIFS([.$E$2:.$E$301];[.$A$2:.$A$301];[.$I22])" office:value-type="float" office:value="39124.3" calcext:value-type="float">
            <text:p>39124,3</text:p>
          </table:table-cell>
          <table:table-cell table:formula="of:=AVERAGEIFS([.$F$2:.$F$301];[.$A$2:.$A$301];[.$I22])" office:value-type="float" office:value="74.7777973680989" calcext:value-type="float">
            <text:p>74,77779736809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0" calcext:value-type="float">
            <text:p>0</text:p>
          </table:table-cell>
          <table:table-cell office:value-type="float" office:value="75979" calcext:value-type="float">
            <text:p>75979</text:p>
          </table:table-cell>
          <table:table-cell office:value-type="float" office:value="0" calcext:value-type="float">
            <text:p>0</text:p>
          </table:table-cell>
          <table:table-cell office:value-type="float" office:value="75979" calcext:value-type="float">
            <text:p>75979</text:p>
          </table:table-cell>
          <table:table-cell office:value-type="float" office:value="174.773794703884" calcext:value-type="float">
            <text:p>174,773794703884</text:p>
          </table:table-cell>
          <table:table-cell table:number-columns-repeated="2"/>
          <table:table-cell office:value-type="string" calcext:value-type="string">
            <text:p>wlp22</text:p>
          </table:table-cell>
          <table:table-cell table:formula="of:=COM.MICROSOFT.MINIFS([.$E$2:.$E$301];[.$A$2:.$A$301];[.$I23])" office:value-type="float" office:value="75888" calcext:value-type="float">
            <text:p>75888</text:p>
          </table:table-cell>
          <table:table-cell table:formula="of:=AVERAGEIFS([.$E$2:.$E$301];[.$A$2:.$A$301];[.$I23])" office:value-type="float" office:value="76088.7" calcext:value-type="float">
            <text:p>76088,7</text:p>
          </table:table-cell>
          <table:table-cell table:formula="of:=AVERAGEIFS([.$F$2:.$F$301];[.$A$2:.$A$301];[.$I23])" office:value-type="float" office:value="174.705363022" calcext:value-type="float">
            <text:p>174,705363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0" calcext:value-type="float">
            <text:p>0</text:p>
          </table:table-cell>
          <table:table-cell office:value-type="float" office:value="121361" calcext:value-type="float">
            <text:p>121361</text:p>
          </table:table-cell>
          <table:table-cell office:value-type="float" office:value="0" calcext:value-type="float">
            <text:p>0</text:p>
          </table:table-cell>
          <table:table-cell office:value-type="float" office:value="121361" calcext:value-type="float">
            <text:p>121361</text:p>
          </table:table-cell>
          <table:table-cell office:value-type="float" office:value="273.368811558932" calcext:value-type="float">
            <text:p>273,368811558932</text:p>
          </table:table-cell>
          <table:table-cell table:number-columns-repeated="2"/>
          <table:table-cell office:value-type="string" calcext:value-type="string">
            <text:p>wlp23</text:p>
          </table:table-cell>
          <table:table-cell table:formula="of:=COM.MICROSOFT.MINIFS([.$E$2:.$E$301];[.$A$2:.$A$301];[.$I24])" office:value-type="float" office:value="121250" calcext:value-type="float">
            <text:p>121250</text:p>
          </table:table-cell>
          <table:table-cell table:formula="of:=AVERAGEIFS([.$E$2:.$E$301];[.$A$2:.$A$301];[.$I24])" office:value-type="float" office:value="121468.4" calcext:value-type="float">
            <text:p>121468,4</text:p>
          </table:table-cell>
          <table:table-cell table:formula="of:=AVERAGEIFS([.$F$2:.$F$301];[.$A$2:.$A$301];[.$I24])" office:value-type="float" office:value="274.656291032978" calcext:value-type="float">
            <text:p>274,65629103297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0" calcext:value-type="float">
            <text:p>0</text:p>
          </table:table-cell>
          <table:table-cell office:value-type="float" office:value="172368" calcext:value-type="float">
            <text:p>172368</text:p>
          </table:table-cell>
          <table:table-cell office:value-type="float" office:value="0" calcext:value-type="float">
            <text:p>0</text:p>
          </table:table-cell>
          <table:table-cell office:value-type="float" office:value="172368" calcext:value-type="float">
            <text:p>172368</text:p>
          </table:table-cell>
          <table:table-cell office:value-type="float" office:value="449.969997701002" calcext:value-type="float">
            <text:p>449,969997701002</text:p>
          </table:table-cell>
          <table:table-cell table:number-columns-repeated="2"/>
          <table:table-cell office:value-type="string" calcext:value-type="string">
            <text:p>wlp24</text:p>
          </table:table-cell>
          <table:table-cell table:formula="of:=COM.MICROSOFT.MINIFS([.$E$2:.$E$301];[.$A$2:.$A$301];[.$I25])" office:value-type="float" office:value="171887" calcext:value-type="float">
            <text:p>171887</text:p>
          </table:table-cell>
          <table:table-cell table:formula="of:=AVERAGEIFS([.$E$2:.$E$301];[.$A$2:.$A$301];[.$I25])" office:value-type="float" office:value="172168.9" calcext:value-type="float">
            <text:p>172168,9</text:p>
          </table:table-cell>
          <table:table-cell table:formula="of:=AVERAGEIFS([.$F$2:.$F$301];[.$A$2:.$A$301];[.$I25])" office:value-type="float" office:value="447.755013762018" calcext:value-type="float">
            <text:p>447,7550137620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0" calcext:value-type="float">
            <text:p>0</text:p>
          </table:table-cell>
          <table:table-cell office:value-type="float" office:value="234495" calcext:value-type="float">
            <text:p>234495</text:p>
          </table:table-cell>
          <table:table-cell office:value-type="float" office:value="0" calcext:value-type="float">
            <text:p>0</text:p>
          </table:table-cell>
          <table:table-cell office:value-type="float" office:value="234495" calcext:value-type="float">
            <text:p>234495</text:p>
          </table:table-cell>
          <table:table-cell office:value-type="float" office:value="649.782543292967" calcext:value-type="float">
            <text:p>649,782543292967</text:p>
          </table:table-cell>
          <table:table-cell table:number-columns-repeated="2"/>
          <table:table-cell office:value-type="string" calcext:value-type="string">
            <text:p>wlp25</text:p>
          </table:table-cell>
          <table:table-cell table:formula="of:=COM.MICROSOFT.MINIFS([.$E$2:.$E$301];[.$A$2:.$A$301];[.$I26])" office:value-type="float" office:value="234000" calcext:value-type="float">
            <text:p>234000</text:p>
          </table:table-cell>
          <table:table-cell table:formula="of:=AVERAGEIFS([.$E$2:.$E$301];[.$A$2:.$A$301];[.$I26])" office:value-type="float" office:value="234580.6" calcext:value-type="float">
            <text:p>234580,6</text:p>
          </table:table-cell>
          <table:table-cell table:formula="of:=AVERAGEIFS([.$F$2:.$F$301];[.$A$2:.$A$301];[.$I26])" office:value-type="float" office:value="649.783022585488" calcext:value-type="float">
            <text:p>649,78302258548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0" calcext:value-type="float">
            <text:p>0</text:p>
          </table:table-cell>
          <table:table-cell office:value-type="float" office:value="295748" calcext:value-type="float">
            <text:p>295748</text:p>
          </table:table-cell>
          <table:table-cell office:value-type="float" office:value="0" calcext:value-type="float">
            <text:p>0</text:p>
          </table:table-cell>
          <table:table-cell office:value-type="float" office:value="295748" calcext:value-type="float">
            <text:p>295748</text:p>
          </table:table-cell>
          <table:table-cell office:value-type="float" office:value="849.730263654142" calcext:value-type="float">
            <text:p>849,730263654142</text:p>
          </table:table-cell>
          <table:table-cell table:number-columns-repeated="2"/>
          <table:table-cell office:value-type="string" calcext:value-type="string">
            <text:p>wlp26</text:p>
          </table:table-cell>
          <table:table-cell table:formula="of:=COM.MICROSOFT.MINIFS([.$E$2:.$E$301];[.$A$2:.$A$301];[.$I27])" office:value-type="float" office:value="294942" calcext:value-type="float">
            <text:p>294942</text:p>
          </table:table-cell>
          <table:table-cell table:formula="of:=AVERAGEIFS([.$E$2:.$E$301];[.$A$2:.$A$301];[.$I27])" office:value-type="float" office:value="295352.6" calcext:value-type="float">
            <text:p>295352,6</text:p>
          </table:table-cell>
          <table:table-cell table:formula="of:=AVERAGEIFS([.$F$2:.$F$301];[.$A$2:.$A$301];[.$I27])" office:value-type="float" office:value="849.859999631251" calcext:value-type="float">
            <text:p>849,8599996312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0" calcext:value-type="float">
            <text:p>0</text:p>
          </table:table-cell>
          <table:table-cell office:value-type="float" office:value="396259" calcext:value-type="float">
            <text:p>396259</text:p>
          </table:table-cell>
          <table:table-cell office:value-type="float" office:value="0" calcext:value-type="float">
            <text:p>0</text:p>
          </table:table-cell>
          <table:table-cell office:value-type="float" office:value="396259" calcext:value-type="float">
            <text:p>396259</text:p>
          </table:table-cell>
          <table:table-cell office:value-type="float" office:value="1099.85003184899" calcext:value-type="float">
            <text:p>1099,85003184899</text:p>
          </table:table-cell>
          <table:table-cell table:number-columns-repeated="2"/>
          <table:table-cell office:value-type="string" calcext:value-type="string">
            <text:p>wlp27</text:p>
          </table:table-cell>
          <table:table-cell table:formula="of:=COM.MICROSOFT.MINIFS([.$E$2:.$E$301];[.$A$2:.$A$301];[.$I28])" office:value-type="float" office:value="395901" calcext:value-type="float">
            <text:p>395901</text:p>
          </table:table-cell>
          <table:table-cell table:formula="of:=AVERAGEIFS([.$E$2:.$E$301];[.$A$2:.$A$301];[.$I28])" office:value-type="float" office:value="396510.9" calcext:value-type="float">
            <text:p>396510,9</text:p>
          </table:table-cell>
          <table:table-cell table:formula="of:=AVERAGEIFS([.$F$2:.$F$301];[.$A$2:.$A$301];[.$I28])" office:value-type="float" office:value="1100.00476017282" calcext:value-type="float">
            <text:p>1100,004760172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0" calcext:value-type="float">
            <text:p>0</text:p>
          </table:table-cell>
          <table:table-cell office:value-type="float" office:value="463542" calcext:value-type="float">
            <text:p>463542</text:p>
          </table:table-cell>
          <table:table-cell office:value-type="float" office:value="0" calcext:value-type="float">
            <text:p>0</text:p>
          </table:table-cell>
          <table:table-cell office:value-type="float" office:value="463542" calcext:value-type="float">
            <text:p>463542</text:p>
          </table:table-cell>
          <table:table-cell office:value-type="float" office:value="1499.98116374388" calcext:value-type="float">
            <text:p>1499,98116374388</text:p>
          </table:table-cell>
          <table:table-cell table:number-columns-repeated="2"/>
          <table:table-cell office:value-type="string" calcext:value-type="string">
            <text:p>wlp28</text:p>
          </table:table-cell>
          <table:table-cell table:formula="of:=COM.MICROSOFT.MINIFS([.$E$2:.$E$301];[.$A$2:.$A$301];[.$I29])" office:value-type="float" office:value="463263" calcext:value-type="float">
            <text:p>463263</text:p>
          </table:table-cell>
          <table:table-cell table:formula="of:=AVERAGEIFS([.$E$2:.$E$301];[.$A$2:.$A$301];[.$I29])" office:value-type="float" office:value="464045.4" calcext:value-type="float">
            <text:p>464045,4</text:p>
          </table:table-cell>
          <table:table-cell table:formula="of:=AVERAGEIFS([.$F$2:.$F$301];[.$A$2:.$A$301];[.$I29])" office:value-type="float" office:value="1500.16621018545" calcext:value-type="float">
            <text:p>1500,166210185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0" calcext:value-type="float">
            <text:p>0</text:p>
          </table:table-cell>
          <table:table-cell office:value-type="float" office:value="602997" calcext:value-type="float">
            <text:p>602997</text:p>
          </table:table-cell>
          <table:table-cell office:value-type="float" office:value="0" calcext:value-type="float">
            <text:p>0</text:p>
          </table:table-cell>
          <table:table-cell office:value-type="float" office:value="602997" calcext:value-type="float">
            <text:p>602997</text:p>
          </table:table-cell>
          <table:table-cell office:value-type="float" office:value="1900.71515453187" calcext:value-type="float">
            <text:p>1900,71515453187</text:p>
          </table:table-cell>
          <table:table-cell table:number-columns-repeated="2"/>
          <table:table-cell office:value-type="string" calcext:value-type="string">
            <text:p>wlp29</text:p>
          </table:table-cell>
          <table:table-cell table:formula="of:=COM.MICROSOFT.MINIFS([.$E$2:.$E$301];[.$A$2:.$A$301];[.$I30])" office:value-type="float" office:value="602169" calcext:value-type="float">
            <text:p>602169</text:p>
          </table:table-cell>
          <table:table-cell table:formula="of:=AVERAGEIFS([.$E$2:.$E$301];[.$A$2:.$A$301];[.$I30])" office:value-type="float" office:value="602607.9" calcext:value-type="float">
            <text:p>602607,9</text:p>
          </table:table-cell>
          <table:table-cell table:formula="of:=AVERAGEIFS([.$F$2:.$F$301];[.$A$2:.$A$301];[.$I30])" office:value-type="float" office:value="1900.52209960729" calcext:value-type="float">
            <text:p>1900,522099607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0" calcext:value-type="float">
            <text:p>0</text:p>
          </table:table-cell>
          <table:table-cell office:value-type="float" office:value="883076" calcext:value-type="float">
            <text:p>883076</text:p>
          </table:table-cell>
          <table:table-cell office:value-type="float" office:value="0" calcext:value-type="float">
            <text:p>0</text:p>
          </table:table-cell>
          <table:table-cell office:value-type="float" office:value="883076" calcext:value-type="float">
            <text:p>883076</text:p>
          </table:table-cell>
          <table:table-cell office:value-type="float" office:value="2751.96827426506" calcext:value-type="float">
            <text:p>2751,96827426506</text:p>
          </table:table-cell>
          <table:table-cell table:number-columns-repeated="2"/>
          <table:table-cell office:value-type="string" calcext:value-type="string">
            <text:p>wlp30</text:p>
          </table:table-cell>
          <table:table-cell table:formula="of:=COM.MICROSOFT.MINIFS([.$E$2:.$E$301];[.$A$2:.$A$301];[.$I31])" office:value-type="float" office:value="882060" calcext:value-type="float">
            <text:p>882060</text:p>
          </table:table-cell>
          <table:table-cell table:formula="of:=AVERAGEIFS([.$E$2:.$E$301];[.$A$2:.$A$301];[.$I31])" office:value-type="float" office:value="882912.5" calcext:value-type="float">
            <text:p>882912,5</text:p>
          </table:table-cell>
          <table:table-cell table:formula="of:=AVERAGEIFS([.$F$2:.$F$301];[.$A$2:.$A$301];[.$I31])" office:value-type="float" office:value="2751.81908301757" calcext:value-type="float">
            <text:p>2751,819083017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1" calcext:value-type="float">
            <text:p>1</text:p>
          </table:table-cell>
          <table:table-cell office:value-type="float" office:value="29095" calcext:value-type="float">
            <text:p>29095</text:p>
          </table:table-cell>
          <table:table-cell office:value-type="float" office:value="0" calcext:value-type="float">
            <text:p>0</text:p>
          </table:table-cell>
          <table:table-cell office:value-type="float" office:value="29095" calcext:value-type="float">
            <text:p>29095</text:p>
          </table:table-cell>
          <table:table-cell office:value-type="float" office:value="49.3532189109828" calcext:value-type="float">
            <text:p>49,3532189109828</text:p>
          </table:table-cell>
          <table:table-cell table:number-columns-repeated="3"/>
          <table:table-cell table:formula="of:=AVERAGE([.J2:.J31])" office:value-type="float" office:value="327640.933333333" calcext:value-type="float">
            <text:p>327640,933333333</text:p>
          </table:table-cell>
          <table:table-cell table:formula="of:=AVERAGE([.K2:.K31])" office:value-type="float" office:value="328192.69" calcext:value-type="float">
            <text:p>328192,69</text:p>
          </table:table-cell>
          <table:table-cell table:formula="of:=AVERAGE([.L2:.L31])" office:value-type="float" office:value="972.419613425349" calcext:value-type="float">
            <text:p>972,4196134253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1" calcext:value-type="float">
            <text:p>1</text:p>
          </table:table-cell>
          <table:table-cell office:value-type="float" office:value="54113" calcext:value-type="float">
            <text:p>54113</text:p>
          </table:table-cell>
          <table:table-cell office:value-type="float" office:value="0" calcext:value-type="float">
            <text:p>0</text:p>
          </table:table-cell>
          <table:table-cell office:value-type="float" office:value="54113" calcext:value-type="float">
            <text:p>54113</text:p>
          </table:table-cell>
          <table:table-cell office:value-type="float" office:value="99.4638022629078" calcext:value-type="float">
            <text:p>99,46380226290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1" calcext:value-type="float">
            <text:p>1</text:p>
          </table:table-cell>
          <table:table-cell office:value-type="float" office:value="66040" calcext:value-type="float">
            <text:p>66040</text:p>
          </table:table-cell>
          <table:table-cell office:value-type="float" office:value="0" calcext:value-type="float">
            <text:p>0</text:p>
          </table:table-cell>
          <table:table-cell office:value-type="float" office:value="66040" calcext:value-type="float">
            <text:p>66040</text:p>
          </table:table-cell>
          <table:table-cell office:value-type="float" office:value="149.59063859703" calcext:value-type="float">
            <text:p>149,590638597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1" calcext:value-type="float">
            <text:p>1</text:p>
          </table:table-cell>
          <table:table-cell office:value-type="float" office:value="86029" calcext:value-type="float">
            <text:p>86029</text:p>
          </table:table-cell>
          <table:table-cell office:value-type="float" office:value="0" calcext:value-type="float">
            <text:p>0</text:p>
          </table:table-cell>
          <table:table-cell office:value-type="float" office:value="86029" calcext:value-type="float">
            <text:p>86029</text:p>
          </table:table-cell>
          <table:table-cell office:value-type="float" office:value="199.497183582047" calcext:value-type="float">
            <text:p>199,4971835820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1" calcext:value-type="float">
            <text:p>1</text:p>
          </table:table-cell>
          <table:table-cell office:value-type="float" office:value="106167" calcext:value-type="float">
            <text:p>106167</text:p>
          </table:table-cell>
          <table:table-cell office:value-type="float" office:value="0" calcext:value-type="float">
            <text:p>0</text:p>
          </table:table-cell>
          <table:table-cell office:value-type="float" office:value="106167" calcext:value-type="float">
            <text:p>106167</text:p>
          </table:table-cell>
          <table:table-cell office:value-type="float" office:value="249.392082423903" calcext:value-type="float">
            <text:p>249,3920824239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1" calcext:value-type="float">
            <text:p>1</text:p>
          </table:table-cell>
          <table:table-cell office:value-type="float" office:value="114091" calcext:value-type="float">
            <text:p>114091</text:p>
          </table:table-cell>
          <table:table-cell office:value-type="float" office:value="0" calcext:value-type="float">
            <text:p>0</text:p>
          </table:table-cell>
          <table:table-cell office:value-type="float" office:value="114091" calcext:value-type="float">
            <text:p>114091</text:p>
          </table:table-cell>
          <table:table-cell office:value-type="float" office:value="299.829279308905" calcext:value-type="float">
            <text:p>299,8292793089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1" calcext:value-type="float">
            <text:p>1</text:p>
          </table:table-cell>
          <table:table-cell office:value-type="float" office:value="165328" calcext:value-type="float">
            <text:p>165328</text:p>
          </table:table-cell>
          <table:table-cell office:value-type="float" office:value="0" calcext:value-type="float">
            <text:p>0</text:p>
          </table:table-cell>
          <table:table-cell office:value-type="float" office:value="165328" calcext:value-type="float">
            <text:p>165328</text:p>
          </table:table-cell>
          <table:table-cell office:value-type="float" office:value="399.570775428088" calcext:value-type="float">
            <text:p>399,5707754280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1" calcext:value-type="float">
            <text:p>1</text:p>
          </table:table-cell>
          <table:table-cell office:value-type="float" office:value="191820" calcext:value-type="float">
            <text:p>191820</text:p>
          </table:table-cell>
          <table:table-cell office:value-type="float" office:value="0" calcext:value-type="float">
            <text:p>0</text:p>
          </table:table-cell>
          <table:table-cell office:value-type="float" office:value="191820" calcext:value-type="float">
            <text:p>191820</text:p>
          </table:table-cell>
          <table:table-cell office:value-type="float" office:value="499.76213826891" calcext:value-type="float">
            <text:p>499,762138268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1" calcext:value-type="float">
            <text:p>1</text:p>
          </table:table-cell>
          <table:table-cell office:value-type="float" office:value="222818" calcext:value-type="float">
            <text:p>222818</text:p>
          </table:table-cell>
          <table:table-cell office:value-type="float" office:value="0" calcext:value-type="float">
            <text:p>0</text:p>
          </table:table-cell>
          <table:table-cell office:value-type="float" office:value="222818" calcext:value-type="float">
            <text:p>222818</text:p>
          </table:table-cell>
          <table:table-cell office:value-type="float" office:value="600.093931243987" calcext:value-type="float">
            <text:p>600,0939312439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1" calcext:value-type="float">
            <text:p>1</text:p>
          </table:table-cell>
          <table:table-cell office:value-type="float" office:value="249401" calcext:value-type="float">
            <text:p>249401</text:p>
          </table:table-cell>
          <table:table-cell office:value-type="float" office:value="0" calcext:value-type="float">
            <text:p>0</text:p>
          </table:table-cell>
          <table:table-cell office:value-type="float" office:value="249401" calcext:value-type="float">
            <text:p>249401</text:p>
          </table:table-cell>
          <table:table-cell office:value-type="float" office:value="699.79602138116" calcext:value-type="float">
            <text:p>699,796021381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1" calcext:value-type="float">
            <text:p>1</text:p>
          </table:table-cell>
          <table:table-cell office:value-type="float" office:value="293872" calcext:value-type="float">
            <text:p>293872</text:p>
          </table:table-cell>
          <table:table-cell office:value-type="float" office:value="0" calcext:value-type="float">
            <text:p>0</text:p>
          </table:table-cell>
          <table:table-cell office:value-type="float" office:value="293872" calcext:value-type="float">
            <text:p>293872</text:p>
          </table:table-cell>
          <table:table-cell office:value-type="float" office:value="800.09966531815" calcext:value-type="float">
            <text:p>800,099665318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1" calcext:value-type="float">
            <text:p>1</text:p>
          </table:table-cell>
          <table:table-cell office:value-type="float" office:value="303039" calcext:value-type="float">
            <text:p>303039</text:p>
          </table:table-cell>
          <table:table-cell office:value-type="float" office:value="0" calcext:value-type="float">
            <text:p>0</text:p>
          </table:table-cell>
          <table:table-cell office:value-type="float" office:value="303039" calcext:value-type="float">
            <text:p>303039</text:p>
          </table:table-cell>
          <table:table-cell office:value-type="float" office:value="899.889868353027" calcext:value-type="float">
            <text:p>899,889868353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1" calcext:value-type="float">
            <text:p>1</text:p>
          </table:table-cell>
          <table:table-cell office:value-type="float" office:value="320447" calcext:value-type="float">
            <text:p>320447</text:p>
          </table:table-cell>
          <table:table-cell office:value-type="float" office:value="0" calcext:value-type="float">
            <text:p>0</text:p>
          </table:table-cell>
          <table:table-cell office:value-type="float" office:value="320447" calcext:value-type="float">
            <text:p>320447</text:p>
          </table:table-cell>
          <table:table-cell office:value-type="float" office:value="1000.20345999998" calcext:value-type="float">
            <text:p>1000,203459999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1" calcext:value-type="float">
            <text:p>1</text:p>
          </table:table-cell>
          <table:table-cell office:value-type="float" office:value="402350" calcext:value-type="float">
            <text:p>402350</text:p>
          </table:table-cell>
          <table:table-cell office:value-type="float" office:value="0" calcext:value-type="float">
            <text:p>0</text:p>
          </table:table-cell>
          <table:table-cell office:value-type="float" office:value="402350" calcext:value-type="float">
            <text:p>402350</text:p>
          </table:table-cell>
          <table:table-cell office:value-type="float" office:value="1200.34537963522" calcext:value-type="float">
            <text:p>1200,345379635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1" calcext:value-type="float">
            <text:p>1</text:p>
          </table:table-cell>
          <table:table-cell office:value-type="float" office:value="465376" calcext:value-type="float">
            <text:p>465376</text:p>
          </table:table-cell>
          <table:table-cell office:value-type="float" office:value="0" calcext:value-type="float">
            <text:p>0</text:p>
          </table:table-cell>
          <table:table-cell office:value-type="float" office:value="465376" calcext:value-type="float">
            <text:p>465376</text:p>
          </table:table-cell>
          <table:table-cell office:value-type="float" office:value="1399.78534638206" calcext:value-type="float">
            <text:p>1399,785346382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1" calcext:value-type="float">
            <text:p>1</text:p>
          </table:table-cell>
          <table:table-cell office:value-type="float" office:value="541140" calcext:value-type="float">
            <text:p>541140</text:p>
          </table:table-cell>
          <table:table-cell office:value-type="float" office:value="0" calcext:value-type="float">
            <text:p>0</text:p>
          </table:table-cell>
          <table:table-cell office:value-type="float" office:value="541140" calcext:value-type="float">
            <text:p>541140</text:p>
          </table:table-cell>
          <table:table-cell office:value-type="float" office:value="1600.04852265608" calcext:value-type="float">
            <text:p>1600,048522656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1" calcext:value-type="float">
            <text:p>1</text:p>
          </table:table-cell>
          <table:table-cell office:value-type="float" office:value="571893" calcext:value-type="float">
            <text:p>571893</text:p>
          </table:table-cell>
          <table:table-cell office:value-type="float" office:value="0" calcext:value-type="float">
            <text:p>0</text:p>
          </table:table-cell>
          <table:table-cell office:value-type="float" office:value="571893" calcext:value-type="float">
            <text:p>571893</text:p>
          </table:table-cell>
          <table:table-cell office:value-type="float" office:value="1800.21196190593" calcext:value-type="float">
            <text:p>1800,211961905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1" calcext:value-type="float">
            <text:p>1</text:p>
          </table:table-cell>
          <table:table-cell office:value-type="float" office:value="637723" calcext:value-type="float">
            <text:p>637723</text:p>
          </table:table-cell>
          <table:table-cell office:value-type="float" office:value="0" calcext:value-type="float">
            <text:p>0</text:p>
          </table:table-cell>
          <table:table-cell office:value-type="float" office:value="637723" calcext:value-type="float">
            <text:p>637723</text:p>
          </table:table-cell>
          <table:table-cell office:value-type="float" office:value="2000.64316481305" calcext:value-type="float">
            <text:p>2000,643164813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1" calcext:value-type="float">
            <text:p>1</text:p>
          </table:table-cell>
          <table:table-cell office:value-type="float" office:value="754370" calcext:value-type="float">
            <text:p>754370</text:p>
          </table:table-cell>
          <table:table-cell office:value-type="float" office:value="0" calcext:value-type="float">
            <text:p>0</text:p>
          </table:table-cell>
          <table:table-cell office:value-type="float" office:value="754370" calcext:value-type="float">
            <text:p>754370</text:p>
          </table:table-cell>
          <table:table-cell office:value-type="float" office:value="2501.17779447301" calcext:value-type="float">
            <text:p>2501,17779447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1" calcext:value-type="float">
            <text:p>1</text:p>
          </table:table-cell>
          <table:table-cell office:value-type="float" office:value="987011" calcext:value-type="float">
            <text:p>987011</text:p>
          </table:table-cell>
          <table:table-cell office:value-type="float" office:value="0" calcext:value-type="float">
            <text:p>0</text:p>
          </table:table-cell>
          <table:table-cell office:value-type="float" office:value="987011" calcext:value-type="float">
            <text:p>987011</text:p>
          </table:table-cell>
          <table:table-cell office:value-type="float" office:value="3002.15506394603" calcext:value-type="float">
            <text:p>3002,155063946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1" calcext:value-type="float">
            <text:p>1</text:p>
          </table:table-cell>
          <table:table-cell office:value-type="float" office:value="39542" calcext:value-type="float">
            <text:p>39542</text:p>
          </table:table-cell>
          <table:table-cell office:value-type="float" office:value="0" calcext:value-type="float">
            <text:p>0</text:p>
          </table:table-cell>
          <table:table-cell office:value-type="float" office:value="39542" calcext:value-type="float">
            <text:p>39542</text:p>
          </table:table-cell>
          <table:table-cell office:value-type="float" office:value="74.7987682048697" calcext:value-type="float">
            <text:p>74,79876820486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1" calcext:value-type="float">
            <text:p>1</text:p>
          </table:table-cell>
          <table:table-cell office:value-type="float" office:value="75888" calcext:value-type="float">
            <text:p>75888</text:p>
          </table:table-cell>
          <table:table-cell office:value-type="float" office:value="0" calcext:value-type="float">
            <text:p>0</text:p>
          </table:table-cell>
          <table:table-cell office:value-type="float" office:value="75888" calcext:value-type="float">
            <text:p>75888</text:p>
          </table:table-cell>
          <table:table-cell office:value-type="float" office:value="174.949665866093" calcext:value-type="float">
            <text:p>174,9496658660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1" calcext:value-type="float">
            <text:p>1</text:p>
          </table:table-cell>
          <table:table-cell office:value-type="float" office:value="121250" calcext:value-type="float">
            <text:p>121250</text:p>
          </table:table-cell>
          <table:table-cell office:value-type="float" office:value="0" calcext:value-type="float">
            <text:p>0</text:p>
          </table:table-cell>
          <table:table-cell office:value-type="float" office:value="121250" calcext:value-type="float">
            <text:p>121250</text:p>
          </table:table-cell>
          <table:table-cell office:value-type="float" office:value="274.794804523" calcext:value-type="float">
            <text:p>274,7948045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1" calcext:value-type="float">
            <text:p>1</text:p>
          </table:table-cell>
          <table:table-cell office:value-type="float" office:value="172344" calcext:value-type="float">
            <text:p>172344</text:p>
          </table:table-cell>
          <table:table-cell office:value-type="float" office:value="0" calcext:value-type="float">
            <text:p>0</text:p>
          </table:table-cell>
          <table:table-cell office:value-type="float" office:value="172344" calcext:value-type="float">
            <text:p>172344</text:p>
          </table:table-cell>
          <table:table-cell office:value-type="float" office:value="449.687463507056" calcext:value-type="float">
            <text:p>449,6874635070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1" calcext:value-type="float">
            <text:p>1</text:p>
          </table:table-cell>
          <table:table-cell office:value-type="float" office:value="234762" calcext:value-type="float">
            <text:p>234762</text:p>
          </table:table-cell>
          <table:table-cell office:value-type="float" office:value="0" calcext:value-type="float">
            <text:p>0</text:p>
          </table:table-cell>
          <table:table-cell office:value-type="float" office:value="234762" calcext:value-type="float">
            <text:p>234762</text:p>
          </table:table-cell>
          <table:table-cell office:value-type="float" office:value="650.103016081033" calcext:value-type="float">
            <text:p>650,1030160810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1" calcext:value-type="float">
            <text:p>1</text:p>
          </table:table-cell>
          <table:table-cell office:value-type="float" office:value="295007" calcext:value-type="float">
            <text:p>295007</text:p>
          </table:table-cell>
          <table:table-cell office:value-type="float" office:value="0" calcext:value-type="float">
            <text:p>0</text:p>
          </table:table-cell>
          <table:table-cell office:value-type="float" office:value="295007" calcext:value-type="float">
            <text:p>295007</text:p>
          </table:table-cell>
          <table:table-cell office:value-type="float" office:value="850.148617899976" calcext:value-type="float">
            <text:p>850,1486178999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1" calcext:value-type="float">
            <text:p>1</text:p>
          </table:table-cell>
          <table:table-cell office:value-type="float" office:value="396277" calcext:value-type="float">
            <text:p>396277</text:p>
          </table:table-cell>
          <table:table-cell office:value-type="float" office:value="0" calcext:value-type="float">
            <text:p>0</text:p>
          </table:table-cell>
          <table:table-cell office:value-type="float" office:value="396277" calcext:value-type="float">
            <text:p>396277</text:p>
          </table:table-cell>
          <table:table-cell office:value-type="float" office:value="1100.25230097491" calcext:value-type="float">
            <text:p>1100,252300974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1" calcext:value-type="float">
            <text:p>1</text:p>
          </table:table-cell>
          <table:table-cell office:value-type="float" office:value="464212" calcext:value-type="float">
            <text:p>464212</text:p>
          </table:table-cell>
          <table:table-cell office:value-type="float" office:value="0" calcext:value-type="float">
            <text:p>0</text:p>
          </table:table-cell>
          <table:table-cell office:value-type="float" office:value="464212" calcext:value-type="float">
            <text:p>464212</text:p>
          </table:table-cell>
          <table:table-cell office:value-type="float" office:value="1500.37920873495" calcext:value-type="float">
            <text:p>1500,379208734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1" calcext:value-type="float">
            <text:p>1</text:p>
          </table:table-cell>
          <table:table-cell office:value-type="float" office:value="602769" calcext:value-type="float">
            <text:p>602769</text:p>
          </table:table-cell>
          <table:table-cell office:value-type="float" office:value="0" calcext:value-type="float">
            <text:p>0</text:p>
          </table:table-cell>
          <table:table-cell office:value-type="float" office:value="602769" calcext:value-type="float">
            <text:p>602769</text:p>
          </table:table-cell>
          <table:table-cell office:value-type="float" office:value="1900.56071521202" calcext:value-type="float">
            <text:p>1900,560715212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1" calcext:value-type="float">
            <text:p>1</text:p>
          </table:table-cell>
          <table:table-cell office:value-type="float" office:value="883152" calcext:value-type="float">
            <text:p>883152</text:p>
          </table:table-cell>
          <table:table-cell office:value-type="float" office:value="0" calcext:value-type="float">
            <text:p>0</text:p>
          </table:table-cell>
          <table:table-cell office:value-type="float" office:value="883152" calcext:value-type="float">
            <text:p>883152</text:p>
          </table:table-cell>
          <table:table-cell office:value-type="float" office:value="2751.73572495393" calcext:value-type="float">
            <text:p>2751,735724953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2" calcext:value-type="float">
            <text:p>2</text:p>
          </table:table-cell>
          <table:table-cell office:value-type="float" office:value="29361" calcext:value-type="float">
            <text:p>29361</text:p>
          </table:table-cell>
          <table:table-cell office:value-type="float" office:value="0" calcext:value-type="float">
            <text:p>0</text:p>
          </table:table-cell>
          <table:table-cell office:value-type="float" office:value="29361" calcext:value-type="float">
            <text:p>29361</text:p>
          </table:table-cell>
          <table:table-cell office:value-type="float" office:value="49.3707416569814" calcext:value-type="float">
            <text:p>49,37074165698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2" calcext:value-type="float">
            <text:p>2</text:p>
          </table:table-cell>
          <table:table-cell office:value-type="float" office:value="54117" calcext:value-type="float">
            <text:p>54117</text:p>
          </table:table-cell>
          <table:table-cell office:value-type="float" office:value="0" calcext:value-type="float">
            <text:p>0</text:p>
          </table:table-cell>
          <table:table-cell office:value-type="float" office:value="54117" calcext:value-type="float">
            <text:p>54117</text:p>
          </table:table-cell>
          <table:table-cell office:value-type="float" office:value="99.4676628310699" calcext:value-type="float">
            <text:p>99,46766283106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2" calcext:value-type="float">
            <text:p>2</text:p>
          </table:table-cell>
          <table:table-cell office:value-type="float" office:value="65801" calcext:value-type="float">
            <text:p>65801</text:p>
          </table:table-cell>
          <table:table-cell office:value-type="float" office:value="0" calcext:value-type="float">
            <text:p>0</text:p>
          </table:table-cell>
          <table:table-cell office:value-type="float" office:value="65801" calcext:value-type="float">
            <text:p>65801</text:p>
          </table:table-cell>
          <table:table-cell office:value-type="float" office:value="149.599245466059" calcext:value-type="float">
            <text:p>149,5992454660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2" calcext:value-type="float">
            <text:p>2</text:p>
          </table:table-cell>
          <table:table-cell office:value-type="float" office:value="86011" calcext:value-type="float">
            <text:p>86011</text:p>
          </table:table-cell>
          <table:table-cell office:value-type="float" office:value="0" calcext:value-type="float">
            <text:p>0</text:p>
          </table:table-cell>
          <table:table-cell office:value-type="float" office:value="86011" calcext:value-type="float">
            <text:p>86011</text:p>
          </table:table-cell>
          <table:table-cell office:value-type="float" office:value="199.661168675869" calcext:value-type="float">
            <text:p>199,6611686758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2" calcext:value-type="float">
            <text:p>2</text:p>
          </table:table-cell>
          <table:table-cell office:value-type="float" office:value="105814" calcext:value-type="float">
            <text:p>105814</text:p>
          </table:table-cell>
          <table:table-cell office:value-type="float" office:value="0" calcext:value-type="float">
            <text:p>0</text:p>
          </table:table-cell>
          <table:table-cell office:value-type="float" office:value="105814" calcext:value-type="float">
            <text:p>105814</text:p>
          </table:table-cell>
          <table:table-cell office:value-type="float" office:value="249.715446878923" calcext:value-type="float">
            <text:p>249,7154468789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2" calcext:value-type="float">
            <text:p>2</text:p>
          </table:table-cell>
          <table:table-cell office:value-type="float" office:value="113690" calcext:value-type="float">
            <text:p>113690</text:p>
          </table:table-cell>
          <table:table-cell office:value-type="float" office:value="0" calcext:value-type="float">
            <text:p>0</text:p>
          </table:table-cell>
          <table:table-cell office:value-type="float" office:value="113690" calcext:value-type="float">
            <text:p>113690</text:p>
          </table:table-cell>
          <table:table-cell office:value-type="float" office:value="299.53398662107" calcext:value-type="float">
            <text:p>299,533986621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2" calcext:value-type="float">
            <text:p>2</text:p>
          </table:table-cell>
          <table:table-cell office:value-type="float" office:value="165105" calcext:value-type="float">
            <text:p>165105</text:p>
          </table:table-cell>
          <table:table-cell office:value-type="float" office:value="0" calcext:value-type="float">
            <text:p>0</text:p>
          </table:table-cell>
          <table:table-cell office:value-type="float" office:value="165105" calcext:value-type="float">
            <text:p>165105</text:p>
          </table:table-cell>
          <table:table-cell office:value-type="float" office:value="391.745186509098" calcext:value-type="float">
            <text:p>391,7451865090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2" calcext:value-type="float">
            <text:p>2</text:p>
          </table:table-cell>
          <table:table-cell office:value-type="float" office:value="191662" calcext:value-type="float">
            <text:p>191662</text:p>
          </table:table-cell>
          <table:table-cell office:value-type="float" office:value="0" calcext:value-type="float">
            <text:p>0</text:p>
          </table:table-cell>
          <table:table-cell office:value-type="float" office:value="191662" calcext:value-type="float">
            <text:p>191662</text:p>
          </table:table-cell>
          <table:table-cell office:value-type="float" office:value="499.910607248079" calcext:value-type="float">
            <text:p>499,910607248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2" calcext:value-type="float">
            <text:p>2</text:p>
          </table:table-cell>
          <table:table-cell office:value-type="float" office:value="223137" calcext:value-type="float">
            <text:p>223137</text:p>
          </table:table-cell>
          <table:table-cell office:value-type="float" office:value="0" calcext:value-type="float">
            <text:p>0</text:p>
          </table:table-cell>
          <table:table-cell office:value-type="float" office:value="223137" calcext:value-type="float">
            <text:p>223137</text:p>
          </table:table-cell>
          <table:table-cell office:value-type="float" office:value="599.680281553883" calcext:value-type="float">
            <text:p>599,6802815538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2" calcext:value-type="float">
            <text:p>2</text:p>
          </table:table-cell>
          <table:table-cell office:value-type="float" office:value="249789" calcext:value-type="float">
            <text:p>249789</text:p>
          </table:table-cell>
          <table:table-cell office:value-type="float" office:value="0" calcext:value-type="float">
            <text:p>0</text:p>
          </table:table-cell>
          <table:table-cell office:value-type="float" office:value="249789" calcext:value-type="float">
            <text:p>249789</text:p>
          </table:table-cell>
          <table:table-cell office:value-type="float" office:value="700.037912508007" calcext:value-type="float">
            <text:p>700,0379125080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2" calcext:value-type="float">
            <text:p>2</text:p>
          </table:table-cell>
          <table:table-cell office:value-type="float" office:value="293808" calcext:value-type="float">
            <text:p>293808</text:p>
          </table:table-cell>
          <table:table-cell office:value-type="float" office:value="0" calcext:value-type="float">
            <text:p>0</text:p>
          </table:table-cell>
          <table:table-cell office:value-type="float" office:value="293808" calcext:value-type="float">
            <text:p>293808</text:p>
          </table:table-cell>
          <table:table-cell office:value-type="float" office:value="799.999006111174" calcext:value-type="float">
            <text:p>799,9990061111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2" calcext:value-type="float">
            <text:p>2</text:p>
          </table:table-cell>
          <table:table-cell office:value-type="float" office:value="302975" calcext:value-type="float">
            <text:p>302975</text:p>
          </table:table-cell>
          <table:table-cell office:value-type="float" office:value="0" calcext:value-type="float">
            <text:p>0</text:p>
          </table:table-cell>
          <table:table-cell office:value-type="float" office:value="302975" calcext:value-type="float">
            <text:p>302975</text:p>
          </table:table-cell>
          <table:table-cell office:value-type="float" office:value="900.198815261013" calcext:value-type="float">
            <text:p>900,1988152610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2" calcext:value-type="float">
            <text:p>2</text:p>
          </table:table-cell>
          <table:table-cell office:value-type="float" office:value="320619" calcext:value-type="float">
            <text:p>320619</text:p>
          </table:table-cell>
          <table:table-cell office:value-type="float" office:value="0" calcext:value-type="float">
            <text:p>0</text:p>
          </table:table-cell>
          <table:table-cell office:value-type="float" office:value="320619" calcext:value-type="float">
            <text:p>320619</text:p>
          </table:table-cell>
          <table:table-cell office:value-type="float" office:value="1000.09369910485" calcext:value-type="float">
            <text:p>1000,093699104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2" calcext:value-type="float">
            <text:p>2</text:p>
          </table:table-cell>
          <table:table-cell office:value-type="float" office:value="402077" calcext:value-type="float">
            <text:p>402077</text:p>
          </table:table-cell>
          <table:table-cell office:value-type="float" office:value="0" calcext:value-type="float">
            <text:p>0</text:p>
          </table:table-cell>
          <table:table-cell office:value-type="float" office:value="402077" calcext:value-type="float">
            <text:p>402077</text:p>
          </table:table-cell>
          <table:table-cell office:value-type="float" office:value="1200.34462865511" calcext:value-type="float">
            <text:p>1200,344628655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2" calcext:value-type="float">
            <text:p>2</text:p>
          </table:table-cell>
          <table:table-cell office:value-type="float" office:value="464753" calcext:value-type="float">
            <text:p>464753</text:p>
          </table:table-cell>
          <table:table-cell office:value-type="float" office:value="0" calcext:value-type="float">
            <text:p>0</text:p>
          </table:table-cell>
          <table:table-cell office:value-type="float" office:value="464753" calcext:value-type="float">
            <text:p>464753</text:p>
          </table:table-cell>
          <table:table-cell office:value-type="float" office:value="1400.50143234012" calcext:value-type="float">
            <text:p>1400,501432340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2" calcext:value-type="float">
            <text:p>2</text:p>
          </table:table-cell>
          <table:table-cell office:value-type="float" office:value="540595" calcext:value-type="float">
            <text:p>540595</text:p>
          </table:table-cell>
          <table:table-cell office:value-type="float" office:value="0" calcext:value-type="float">
            <text:p>0</text:p>
          </table:table-cell>
          <table:table-cell office:value-type="float" office:value="540595" calcext:value-type="float">
            <text:p>540595</text:p>
          </table:table-cell>
          <table:table-cell office:value-type="float" office:value="1600.66725546401" calcext:value-type="float">
            <text:p>1600,667255464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2" calcext:value-type="float">
            <text:p>2</text:p>
          </table:table-cell>
          <table:table-cell office:value-type="float" office:value="572181" calcext:value-type="float">
            <text:p>572181</text:p>
          </table:table-cell>
          <table:table-cell office:value-type="float" office:value="0" calcext:value-type="float">
            <text:p>0</text:p>
          </table:table-cell>
          <table:table-cell office:value-type="float" office:value="572181" calcext:value-type="float">
            <text:p>572181</text:p>
          </table:table-cell>
          <table:table-cell office:value-type="float" office:value="1800.53903891914" calcext:value-type="float">
            <text:p>1800,539038919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2" calcext:value-type="float">
            <text:p>2</text:p>
          </table:table-cell>
          <table:table-cell office:value-type="float" office:value="637141" calcext:value-type="float">
            <text:p>637141</text:p>
          </table:table-cell>
          <table:table-cell office:value-type="float" office:value="0" calcext:value-type="float">
            <text:p>0</text:p>
          </table:table-cell>
          <table:table-cell office:value-type="float" office:value="637141" calcext:value-type="float">
            <text:p>637141</text:p>
          </table:table-cell>
          <table:table-cell office:value-type="float" office:value="2000.86872269306" calcext:value-type="float">
            <text:p>2000,868722693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2" calcext:value-type="float">
            <text:p>2</text:p>
          </table:table-cell>
          <table:table-cell office:value-type="float" office:value="754793" calcext:value-type="float">
            <text:p>754793</text:p>
          </table:table-cell>
          <table:table-cell office:value-type="float" office:value="0" calcext:value-type="float">
            <text:p>0</text:p>
          </table:table-cell>
          <table:table-cell office:value-type="float" office:value="754793" calcext:value-type="float">
            <text:p>754793</text:p>
          </table:table-cell>
          <table:table-cell office:value-type="float" office:value="2501.43256769701" calcext:value-type="float">
            <text:p>2501,432567697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2" calcext:value-type="float">
            <text:p>2</text:p>
          </table:table-cell>
          <table:table-cell office:value-type="float" office:value="987632" calcext:value-type="float">
            <text:p>987632</text:p>
          </table:table-cell>
          <table:table-cell office:value-type="float" office:value="0" calcext:value-type="float">
            <text:p>0</text:p>
          </table:table-cell>
          <table:table-cell office:value-type="float" office:value="987632" calcext:value-type="float">
            <text:p>987632</text:p>
          </table:table-cell>
          <table:table-cell office:value-type="float" office:value="3002.4014616101" calcext:value-type="float">
            <text:p>3002,40146161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2" calcext:value-type="float">
            <text:p>2</text:p>
          </table:table-cell>
          <table:table-cell office:value-type="float" office:value="38943" calcext:value-type="float">
            <text:p>38943</text:p>
          </table:table-cell>
          <table:table-cell office:value-type="float" office:value="0" calcext:value-type="float">
            <text:p>0</text:p>
          </table:table-cell>
          <table:table-cell office:value-type="float" office:value="38943" calcext:value-type="float">
            <text:p>38943</text:p>
          </table:table-cell>
          <table:table-cell office:value-type="float" office:value="74.7985236751847" calcext:value-type="float">
            <text:p>74,79852367518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2" calcext:value-type="float">
            <text:p>2</text:p>
          </table:table-cell>
          <table:table-cell office:value-type="float" office:value="76213" calcext:value-type="float">
            <text:p>76213</text:p>
          </table:table-cell>
          <table:table-cell office:value-type="float" office:value="0" calcext:value-type="float">
            <text:p>0</text:p>
          </table:table-cell>
          <table:table-cell office:value-type="float" office:value="76213" calcext:value-type="float">
            <text:p>76213</text:p>
          </table:table-cell>
          <table:table-cell office:value-type="float" office:value="174.951938869897" calcext:value-type="float">
            <text:p>174,9519388698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2" calcext:value-type="float">
            <text:p>2</text:p>
          </table:table-cell>
          <table:table-cell office:value-type="float" office:value="121273" calcext:value-type="float">
            <text:p>121273</text:p>
          </table:table-cell>
          <table:table-cell office:value-type="float" office:value="0" calcext:value-type="float">
            <text:p>0</text:p>
          </table:table-cell>
          <table:table-cell office:value-type="float" office:value="121273" calcext:value-type="float">
            <text:p>121273</text:p>
          </table:table-cell>
          <table:table-cell office:value-type="float" office:value="274.850855991011" calcext:value-type="float">
            <text:p>274,8508559910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2" calcext:value-type="float">
            <text:p>2</text:p>
          </table:table-cell>
          <table:table-cell office:value-type="float" office:value="171995" calcext:value-type="float">
            <text:p>171995</text:p>
          </table:table-cell>
          <table:table-cell office:value-type="float" office:value="0" calcext:value-type="float">
            <text:p>0</text:p>
          </table:table-cell>
          <table:table-cell office:value-type="float" office:value="171995" calcext:value-type="float">
            <text:p>171995</text:p>
          </table:table-cell>
          <table:table-cell office:value-type="float" office:value="449.643869800027" calcext:value-type="float">
            <text:p>449,643869800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2" calcext:value-type="float">
            <text:p>2</text:p>
          </table:table-cell>
          <table:table-cell office:value-type="float" office:value="234113" calcext:value-type="float">
            <text:p>234113</text:p>
          </table:table-cell>
          <table:table-cell office:value-type="float" office:value="0" calcext:value-type="float">
            <text:p>0</text:p>
          </table:table-cell>
          <table:table-cell office:value-type="float" office:value="234113" calcext:value-type="float">
            <text:p>234113</text:p>
          </table:table-cell>
          <table:table-cell office:value-type="float" office:value="649.670988102909" calcext:value-type="float">
            <text:p>649,6709881029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2" calcext:value-type="float">
            <text:p>2</text:p>
          </table:table-cell>
          <table:table-cell office:value-type="float" office:value="295317" calcext:value-type="float">
            <text:p>295317</text:p>
          </table:table-cell>
          <table:table-cell office:value-type="float" office:value="0" calcext:value-type="float">
            <text:p>0</text:p>
          </table:table-cell>
          <table:table-cell office:value-type="float" office:value="295317" calcext:value-type="float">
            <text:p>295317</text:p>
          </table:table-cell>
          <table:table-cell office:value-type="float" office:value="849.859458589926" calcext:value-type="float">
            <text:p>849,8594585899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2" calcext:value-type="float">
            <text:p>2</text:p>
          </table:table-cell>
          <table:table-cell office:value-type="float" office:value="396590" calcext:value-type="float">
            <text:p>396590</text:p>
          </table:table-cell>
          <table:table-cell office:value-type="float" office:value="0" calcext:value-type="float">
            <text:p>0</text:p>
          </table:table-cell>
          <table:table-cell office:value-type="float" office:value="396590" calcext:value-type="float">
            <text:p>396590</text:p>
          </table:table-cell>
          <table:table-cell office:value-type="float" office:value="1100.29644755204" calcext:value-type="float">
            <text:p>1100,296447552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2" calcext:value-type="float">
            <text:p>2</text:p>
          </table:table-cell>
          <table:table-cell office:value-type="float" office:value="463263" calcext:value-type="float">
            <text:p>463263</text:p>
          </table:table-cell>
          <table:table-cell office:value-type="float" office:value="0" calcext:value-type="float">
            <text:p>0</text:p>
          </table:table-cell>
          <table:table-cell office:value-type="float" office:value="463263" calcext:value-type="float">
            <text:p>463263</text:p>
          </table:table-cell>
          <table:table-cell office:value-type="float" office:value="1500.52828685799" calcext:value-type="float">
            <text:p>1500,528286857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2" calcext:value-type="float">
            <text:p>2</text:p>
          </table:table-cell>
          <table:table-cell office:value-type="float" office:value="602857" calcext:value-type="float">
            <text:p>602857</text:p>
          </table:table-cell>
          <table:table-cell office:value-type="float" office:value="0" calcext:value-type="float">
            <text:p>0</text:p>
          </table:table-cell>
          <table:table-cell office:value-type="float" office:value="602857" calcext:value-type="float">
            <text:p>602857</text:p>
          </table:table-cell>
          <table:table-cell office:value-type="float" office:value="1900.33108232007" calcext:value-type="float">
            <text:p>1900,331082320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2" calcext:value-type="float">
            <text:p>2</text:p>
          </table:table-cell>
          <table:table-cell office:value-type="float" office:value="882234" calcext:value-type="float">
            <text:p>882234</text:p>
          </table:table-cell>
          <table:table-cell office:value-type="float" office:value="0" calcext:value-type="float">
            <text:p>0</text:p>
          </table:table-cell>
          <table:table-cell office:value-type="float" office:value="882234" calcext:value-type="float">
            <text:p>882234</text:p>
          </table:table-cell>
          <table:table-cell office:value-type="float" office:value="2751.99116641492" calcext:value-type="float">
            <text:p>2751,991166414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3" calcext:value-type="float">
            <text:p>3</text:p>
          </table:table-cell>
          <table:table-cell office:value-type="float" office:value="29138" calcext:value-type="float">
            <text:p>29138</text:p>
          </table:table-cell>
          <table:table-cell office:value-type="float" office:value="0" calcext:value-type="float">
            <text:p>0</text:p>
          </table:table-cell>
          <table:table-cell office:value-type="float" office:value="29138" calcext:value-type="float">
            <text:p>29138</text:p>
          </table:table-cell>
          <table:table-cell office:value-type="float" office:value="49.3304200351703" calcext:value-type="float">
            <text:p>49,33042003517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3" calcext:value-type="float">
            <text:p>3</text:p>
          </table:table-cell>
          <table:table-cell office:value-type="float" office:value="53838" calcext:value-type="float">
            <text:p>53838</text:p>
          </table:table-cell>
          <table:table-cell office:value-type="float" office:value="0" calcext:value-type="float">
            <text:p>0</text:p>
          </table:table-cell>
          <table:table-cell office:value-type="float" office:value="53838" calcext:value-type="float">
            <text:p>53838</text:p>
          </table:table-cell>
          <table:table-cell office:value-type="float" office:value="99.4316518621053" calcext:value-type="float">
            <text:p>99,43165186210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3" calcext:value-type="float">
            <text:p>3</text:p>
          </table:table-cell>
          <table:table-cell office:value-type="float" office:value="65570" calcext:value-type="float">
            <text:p>65570</text:p>
          </table:table-cell>
          <table:table-cell office:value-type="float" office:value="0" calcext:value-type="float">
            <text:p>0</text:p>
          </table:table-cell>
          <table:table-cell office:value-type="float" office:value="65570" calcext:value-type="float">
            <text:p>65570</text:p>
          </table:table-cell>
          <table:table-cell office:value-type="float" office:value="149.941978753078" calcext:value-type="float">
            <text:p>149,9419787530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3" calcext:value-type="float">
            <text:p>3</text:p>
          </table:table-cell>
          <table:table-cell office:value-type="float" office:value="86208" calcext:value-type="float">
            <text:p>86208</text:p>
          </table:table-cell>
          <table:table-cell office:value-type="float" office:value="0" calcext:value-type="float">
            <text:p>0</text:p>
          </table:table-cell>
          <table:table-cell office:value-type="float" office:value="86208" calcext:value-type="float">
            <text:p>86208</text:p>
          </table:table-cell>
          <table:table-cell office:value-type="float" office:value="199.70535830385" calcext:value-type="float">
            <text:p>199,7053583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3" calcext:value-type="float">
            <text:p>3</text:p>
          </table:table-cell>
          <table:table-cell office:value-type="float" office:value="106045" calcext:value-type="float">
            <text:p>106045</text:p>
          </table:table-cell>
          <table:table-cell office:value-type="float" office:value="0" calcext:value-type="float">
            <text:p>0</text:p>
          </table:table-cell>
          <table:table-cell office:value-type="float" office:value="106045" calcext:value-type="float">
            <text:p>106045</text:p>
          </table:table-cell>
          <table:table-cell office:value-type="float" office:value="249.755564391147" calcext:value-type="float">
            <text:p>249,7555643911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3" calcext:value-type="float">
            <text:p>3</text:p>
          </table:table-cell>
          <table:table-cell office:value-type="float" office:value="114455" calcext:value-type="float">
            <text:p>114455</text:p>
          </table:table-cell>
          <table:table-cell office:value-type="float" office:value="0" calcext:value-type="float">
            <text:p>0</text:p>
          </table:table-cell>
          <table:table-cell office:value-type="float" office:value="114455" calcext:value-type="float">
            <text:p>114455</text:p>
          </table:table-cell>
          <table:table-cell office:value-type="float" office:value="299.684514831053" calcext:value-type="float">
            <text:p>299,6845148310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3" calcext:value-type="float">
            <text:p>3</text:p>
          </table:table-cell>
          <table:table-cell office:value-type="float" office:value="165709" calcext:value-type="float">
            <text:p>165709</text:p>
          </table:table-cell>
          <table:table-cell office:value-type="float" office:value="0" calcext:value-type="float">
            <text:p>0</text:p>
          </table:table-cell>
          <table:table-cell office:value-type="float" office:value="165709" calcext:value-type="float">
            <text:p>165709</text:p>
          </table:table-cell>
          <table:table-cell office:value-type="float" office:value="399.384449529927" calcext:value-type="float">
            <text:p>399,3844495299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3" calcext:value-type="float">
            <text:p>3</text:p>
          </table:table-cell>
          <table:table-cell office:value-type="float" office:value="191042" calcext:value-type="float">
            <text:p>191042</text:p>
          </table:table-cell>
          <table:table-cell office:value-type="float" office:value="0" calcext:value-type="float">
            <text:p>0</text:p>
          </table:table-cell>
          <table:table-cell office:value-type="float" office:value="191042" calcext:value-type="float">
            <text:p>191042</text:p>
          </table:table-cell>
          <table:table-cell office:value-type="float" office:value="499.500303701963" calcext:value-type="float">
            <text:p>499,5003037019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3" calcext:value-type="float">
            <text:p>3</text:p>
          </table:table-cell>
          <table:table-cell office:value-type="float" office:value="223031" calcext:value-type="float">
            <text:p>223031</text:p>
          </table:table-cell>
          <table:table-cell office:value-type="float" office:value="0" calcext:value-type="float">
            <text:p>0</text:p>
          </table:table-cell>
          <table:table-cell office:value-type="float" office:value="223031" calcext:value-type="float">
            <text:p>223031</text:p>
          </table:table-cell>
          <table:table-cell office:value-type="float" office:value="599.67952159699" calcext:value-type="float">
            <text:p>599,679521596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3" calcext:value-type="float">
            <text:p>3</text:p>
          </table:table-cell>
          <table:table-cell office:value-type="float" office:value="250085" calcext:value-type="float">
            <text:p>250085</text:p>
          </table:table-cell>
          <table:table-cell office:value-type="float" office:value="0" calcext:value-type="float">
            <text:p>0</text:p>
          </table:table-cell>
          <table:table-cell office:value-type="float" office:value="250085" calcext:value-type="float">
            <text:p>250085</text:p>
          </table:table-cell>
          <table:table-cell office:value-type="float" office:value="699.563450010959" calcext:value-type="float">
            <text:p>699,5634500109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3" calcext:value-type="float">
            <text:p>3</text:p>
          </table:table-cell>
          <table:table-cell office:value-type="float" office:value="294775" calcext:value-type="float">
            <text:p>294775</text:p>
          </table:table-cell>
          <table:table-cell office:value-type="float" office:value="0" calcext:value-type="float">
            <text:p>0</text:p>
          </table:table-cell>
          <table:table-cell office:value-type="float" office:value="294775" calcext:value-type="float">
            <text:p>294775</text:p>
          </table:table-cell>
          <table:table-cell office:value-type="float" office:value="799.782846607035" calcext:value-type="float">
            <text:p>799,7828466070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3" calcext:value-type="float">
            <text:p>3</text:p>
          </table:table-cell>
          <table:table-cell office:value-type="float" office:value="301602" calcext:value-type="float">
            <text:p>301602</text:p>
          </table:table-cell>
          <table:table-cell office:value-type="float" office:value="0" calcext:value-type="float">
            <text:p>0</text:p>
          </table:table-cell>
          <table:table-cell office:value-type="float" office:value="301602" calcext:value-type="float">
            <text:p>301602</text:p>
          </table:table-cell>
          <table:table-cell office:value-type="float" office:value="900.077686434146" calcext:value-type="float">
            <text:p>900,0776864341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3" calcext:value-type="float">
            <text:p>3</text:p>
          </table:table-cell>
          <table:table-cell office:value-type="float" office:value="320623" calcext:value-type="float">
            <text:p>320623</text:p>
          </table:table-cell>
          <table:table-cell office:value-type="float" office:value="0" calcext:value-type="float">
            <text:p>0</text:p>
          </table:table-cell>
          <table:table-cell office:value-type="float" office:value="320623" calcext:value-type="float">
            <text:p>320623</text:p>
          </table:table-cell>
          <table:table-cell office:value-type="float" office:value="1000.13532145484" calcext:value-type="float">
            <text:p>1000,135321454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3" calcext:value-type="float">
            <text:p>3</text:p>
          </table:table-cell>
          <table:table-cell office:value-type="float" office:value="401905" calcext:value-type="float">
            <text:p>401905</text:p>
          </table:table-cell>
          <table:table-cell office:value-type="float" office:value="0" calcext:value-type="float">
            <text:p>0</text:p>
          </table:table-cell>
          <table:table-cell office:value-type="float" office:value="401905" calcext:value-type="float">
            <text:p>401905</text:p>
          </table:table-cell>
          <table:table-cell office:value-type="float" office:value="1199.67305047297" calcext:value-type="float">
            <text:p>1199,673050472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3" calcext:value-type="float">
            <text:p>3</text:p>
          </table:table-cell>
          <table:table-cell office:value-type="float" office:value="464809" calcext:value-type="float">
            <text:p>464809</text:p>
          </table:table-cell>
          <table:table-cell office:value-type="float" office:value="0" calcext:value-type="float">
            <text:p>0</text:p>
          </table:table-cell>
          <table:table-cell office:value-type="float" office:value="464809" calcext:value-type="float">
            <text:p>464809</text:p>
          </table:table-cell>
          <table:table-cell office:value-type="float" office:value="1400.15852711093" calcext:value-type="float">
            <text:p>1400,158527110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3" calcext:value-type="float">
            <text:p>3</text:p>
          </table:table-cell>
          <table:table-cell office:value-type="float" office:value="539927" calcext:value-type="float">
            <text:p>539927</text:p>
          </table:table-cell>
          <table:table-cell office:value-type="float" office:value="0" calcext:value-type="float">
            <text:p>0</text:p>
          </table:table-cell>
          <table:table-cell office:value-type="float" office:value="539927" calcext:value-type="float">
            <text:p>539927</text:p>
          </table:table-cell>
          <table:table-cell office:value-type="float" office:value="1600.321780049" calcext:value-type="float">
            <text:p>1600,3217800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3" calcext:value-type="float">
            <text:p>3</text:p>
          </table:table-cell>
          <table:table-cell office:value-type="float" office:value="571716" calcext:value-type="float">
            <text:p>571716</text:p>
          </table:table-cell>
          <table:table-cell office:value-type="float" office:value="0" calcext:value-type="float">
            <text:p>0</text:p>
          </table:table-cell>
          <table:table-cell office:value-type="float" office:value="571716" calcext:value-type="float">
            <text:p>571716</text:p>
          </table:table-cell>
          <table:table-cell office:value-type="float" office:value="1800.58978655608" calcext:value-type="float">
            <text:p>1800,589786556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3" calcext:value-type="float">
            <text:p>3</text:p>
          </table:table-cell>
          <table:table-cell office:value-type="float" office:value="638044" calcext:value-type="float">
            <text:p>638044</text:p>
          </table:table-cell>
          <table:table-cell office:value-type="float" office:value="0" calcext:value-type="float">
            <text:p>0</text:p>
          </table:table-cell>
          <table:table-cell office:value-type="float" office:value="638044" calcext:value-type="float">
            <text:p>638044</text:p>
          </table:table-cell>
          <table:table-cell office:value-type="float" office:value="2000.77411535382" calcext:value-type="float">
            <text:p>2000,7741153538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3" calcext:value-type="float">
            <text:p>3</text:p>
          </table:table-cell>
          <table:table-cell office:value-type="float" office:value="754651" calcext:value-type="float">
            <text:p>754651</text:p>
          </table:table-cell>
          <table:table-cell office:value-type="float" office:value="0" calcext:value-type="float">
            <text:p>0</text:p>
          </table:table-cell>
          <table:table-cell office:value-type="float" office:value="754651" calcext:value-type="float">
            <text:p>754651</text:p>
          </table:table-cell>
          <table:table-cell office:value-type="float" office:value="2501.38074504397" calcext:value-type="float">
            <text:p>2501,380745043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3" calcext:value-type="float">
            <text:p>3</text:p>
          </table:table-cell>
          <table:table-cell office:value-type="float" office:value="987374" calcext:value-type="float">
            <text:p>987374</text:p>
          </table:table-cell>
          <table:table-cell office:value-type="float" office:value="0" calcext:value-type="float">
            <text:p>0</text:p>
          </table:table-cell>
          <table:table-cell office:value-type="float" office:value="987374" calcext:value-type="float">
            <text:p>987374</text:p>
          </table:table-cell>
          <table:table-cell office:value-type="float" office:value="3002.51282696705" calcext:value-type="float">
            <text:p>3002,512826967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3" calcext:value-type="float">
            <text:p>3</text:p>
          </table:table-cell>
          <table:table-cell office:value-type="float" office:value="38957" calcext:value-type="float">
            <text:p>38957</text:p>
          </table:table-cell>
          <table:table-cell office:value-type="float" office:value="0" calcext:value-type="float">
            <text:p>0</text:p>
          </table:table-cell>
          <table:table-cell office:value-type="float" office:value="38957" calcext:value-type="float">
            <text:p>38957</text:p>
          </table:table-cell>
          <table:table-cell office:value-type="float" office:value="74.7917882949113" calcext:value-type="float">
            <text:p>74,79178829491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3" calcext:value-type="float">
            <text:p>3</text:p>
          </table:table-cell>
          <table:table-cell office:value-type="float" office:value="76163" calcext:value-type="float">
            <text:p>76163</text:p>
          </table:table-cell>
          <table:table-cell office:value-type="float" office:value="0" calcext:value-type="float">
            <text:p>0</text:p>
          </table:table-cell>
          <table:table-cell office:value-type="float" office:value="76163" calcext:value-type="float">
            <text:p>76163</text:p>
          </table:table-cell>
          <table:table-cell office:value-type="float" office:value="174.498007626039" calcext:value-type="float">
            <text:p>174,4980076260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3" calcext:value-type="float">
            <text:p>3</text:p>
          </table:table-cell>
          <table:table-cell office:value-type="float" office:value="121560" calcext:value-type="float">
            <text:p>121560</text:p>
          </table:table-cell>
          <table:table-cell office:value-type="float" office:value="0" calcext:value-type="float">
            <text:p>0</text:p>
          </table:table-cell>
          <table:table-cell office:value-type="float" office:value="121560" calcext:value-type="float">
            <text:p>121560</text:p>
          </table:table-cell>
          <table:table-cell office:value-type="float" office:value="275.007734877057" calcext:value-type="float">
            <text:p>275,0077348770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3" calcext:value-type="float">
            <text:p>3</text:p>
          </table:table-cell>
          <table:table-cell office:value-type="float" office:value="171911" calcext:value-type="float">
            <text:p>171911</text:p>
          </table:table-cell>
          <table:table-cell office:value-type="float" office:value="0" calcext:value-type="float">
            <text:p>0</text:p>
          </table:table-cell>
          <table:table-cell office:value-type="float" office:value="171911" calcext:value-type="float">
            <text:p>171911</text:p>
          </table:table-cell>
          <table:table-cell office:value-type="float" office:value="450.031031379941" calcext:value-type="float">
            <text:p>450,0310313799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3" calcext:value-type="float">
            <text:p>3</text:p>
          </table:table-cell>
          <table:table-cell office:value-type="float" office:value="234000" calcext:value-type="float">
            <text:p>234000</text:p>
          </table:table-cell>
          <table:table-cell office:value-type="float" office:value="0" calcext:value-type="float">
            <text:p>0</text:p>
          </table:table-cell>
          <table:table-cell office:value-type="float" office:value="234000" calcext:value-type="float">
            <text:p>234000</text:p>
          </table:table-cell>
          <table:table-cell office:value-type="float" office:value="649.982570507098" calcext:value-type="float">
            <text:p>649,9825705070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3" calcext:value-type="float">
            <text:p>3</text:p>
          </table:table-cell>
          <table:table-cell office:value-type="float" office:value="295038" calcext:value-type="float">
            <text:p>295038</text:p>
          </table:table-cell>
          <table:table-cell office:value-type="float" office:value="0" calcext:value-type="float">
            <text:p>0</text:p>
          </table:table-cell>
          <table:table-cell office:value-type="float" office:value="295038" calcext:value-type="float">
            <text:p>295038</text:p>
          </table:table-cell>
          <table:table-cell office:value-type="float" office:value="849.701977305812" calcext:value-type="float">
            <text:p>849,7019773058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3" calcext:value-type="float">
            <text:p>3</text:p>
          </table:table-cell>
          <table:table-cell office:value-type="float" office:value="395901" calcext:value-type="float">
            <text:p>395901</text:p>
          </table:table-cell>
          <table:table-cell office:value-type="float" office:value="0" calcext:value-type="float">
            <text:p>0</text:p>
          </table:table-cell>
          <table:table-cell office:value-type="float" office:value="395901" calcext:value-type="float">
            <text:p>395901</text:p>
          </table:table-cell>
          <table:table-cell office:value-type="float" office:value="1099.96471366705" calcext:value-type="float">
            <text:p>1099,964713667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3" calcext:value-type="float">
            <text:p>3</text:p>
          </table:table-cell>
          <table:table-cell office:value-type="float" office:value="464124" calcext:value-type="float">
            <text:p>464124</text:p>
          </table:table-cell>
          <table:table-cell office:value-type="float" office:value="0" calcext:value-type="float">
            <text:p>0</text:p>
          </table:table-cell>
          <table:table-cell office:value-type="float" office:value="464124" calcext:value-type="float">
            <text:p>464124</text:p>
          </table:table-cell>
          <table:table-cell office:value-type="float" office:value="1499.92746829404" calcext:value-type="float">
            <text:p>1499,927468294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3" calcext:value-type="float">
            <text:p>3</text:p>
          </table:table-cell>
          <table:table-cell office:value-type="float" office:value="602472" calcext:value-type="float">
            <text:p>602472</text:p>
          </table:table-cell>
          <table:table-cell office:value-type="float" office:value="0" calcext:value-type="float">
            <text:p>0</text:p>
          </table:table-cell>
          <table:table-cell office:value-type="float" office:value="602472" calcext:value-type="float">
            <text:p>602472</text:p>
          </table:table-cell>
          <table:table-cell office:value-type="float" office:value="1900.39938106294" calcext:value-type="float">
            <text:p>1900,399381062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3" calcext:value-type="float">
            <text:p>3</text:p>
          </table:table-cell>
          <table:table-cell office:value-type="float" office:value="882827" calcext:value-type="float">
            <text:p>882827</text:p>
          </table:table-cell>
          <table:table-cell office:value-type="float" office:value="0" calcext:value-type="float">
            <text:p>0</text:p>
          </table:table-cell>
          <table:table-cell office:value-type="float" office:value="882827" calcext:value-type="float">
            <text:p>882827</text:p>
          </table:table-cell>
          <table:table-cell office:value-type="float" office:value="2751.79633329296" calcext:value-type="float">
            <text:p>2751,796333292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4" calcext:value-type="float">
            <text:p>4</text:p>
          </table:table-cell>
          <table:table-cell office:value-type="float" office:value="29167" calcext:value-type="float">
            <text:p>29167</text:p>
          </table:table-cell>
          <table:table-cell office:value-type="float" office:value="0" calcext:value-type="float">
            <text:p>0</text:p>
          </table:table-cell>
          <table:table-cell office:value-type="float" office:value="29167" calcext:value-type="float">
            <text:p>29167</text:p>
          </table:table-cell>
          <table:table-cell office:value-type="float" office:value="49.9929283771198" calcext:value-type="float">
            <text:p>49,99292837711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4" calcext:value-type="float">
            <text:p>4</text:p>
          </table:table-cell>
          <table:table-cell office:value-type="float" office:value="53909" calcext:value-type="float">
            <text:p>53909</text:p>
          </table:table-cell>
          <table:table-cell office:value-type="float" office:value="0" calcext:value-type="float">
            <text:p>0</text:p>
          </table:table-cell>
          <table:table-cell office:value-type="float" office:value="53909" calcext:value-type="float">
            <text:p>53909</text:p>
          </table:table-cell>
          <table:table-cell office:value-type="float" office:value="99.3587256751488" calcext:value-type="float">
            <text:p>99,35872567514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4" calcext:value-type="float">
            <text:p>4</text:p>
          </table:table-cell>
          <table:table-cell office:value-type="float" office:value="65845" calcext:value-type="float">
            <text:p>65845</text:p>
          </table:table-cell>
          <table:table-cell office:value-type="float" office:value="0" calcext:value-type="float">
            <text:p>0</text:p>
          </table:table-cell>
          <table:table-cell office:value-type="float" office:value="65845" calcext:value-type="float">
            <text:p>65845</text:p>
          </table:table-cell>
          <table:table-cell office:value-type="float" office:value="149.547548915958" calcext:value-type="float">
            <text:p>149,5475489159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4" calcext:value-type="float">
            <text:p>4</text:p>
          </table:table-cell>
          <table:table-cell office:value-type="float" office:value="86056" calcext:value-type="float">
            <text:p>86056</text:p>
          </table:table-cell>
          <table:table-cell office:value-type="float" office:value="0" calcext:value-type="float">
            <text:p>0</text:p>
          </table:table-cell>
          <table:table-cell office:value-type="float" office:value="86056" calcext:value-type="float">
            <text:p>86056</text:p>
          </table:table-cell>
          <table:table-cell office:value-type="float" office:value="199.406360534019" calcext:value-type="float">
            <text:p>199,4063605340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4" calcext:value-type="float">
            <text:p>4</text:p>
          </table:table-cell>
          <table:table-cell office:value-type="float" office:value="106127" calcext:value-type="float">
            <text:p>106127</text:p>
          </table:table-cell>
          <table:table-cell office:value-type="float" office:value="0" calcext:value-type="float">
            <text:p>0</text:p>
          </table:table-cell>
          <table:table-cell office:value-type="float" office:value="106127" calcext:value-type="float">
            <text:p>106127</text:p>
          </table:table-cell>
          <table:table-cell office:value-type="float" office:value="249.477658497169" calcext:value-type="float">
            <text:p>249,4776584971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4" calcext:value-type="float">
            <text:p>4</text:p>
          </table:table-cell>
          <table:table-cell office:value-type="float" office:value="113657" calcext:value-type="float">
            <text:p>113657</text:p>
          </table:table-cell>
          <table:table-cell office:value-type="float" office:value="0" calcext:value-type="float">
            <text:p>0</text:p>
          </table:table-cell>
          <table:table-cell office:value-type="float" office:value="113657" calcext:value-type="float">
            <text:p>113657</text:p>
          </table:table-cell>
          <table:table-cell office:value-type="float" office:value="300.022643747972" calcext:value-type="float">
            <text:p>300,0226437479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4" calcext:value-type="float">
            <text:p>4</text:p>
          </table:table-cell>
          <table:table-cell office:value-type="float" office:value="165872" calcext:value-type="float">
            <text:p>165872</text:p>
          </table:table-cell>
          <table:table-cell office:value-type="float" office:value="0" calcext:value-type="float">
            <text:p>0</text:p>
          </table:table-cell>
          <table:table-cell office:value-type="float" office:value="165872" calcext:value-type="float">
            <text:p>165872</text:p>
          </table:table-cell>
          <table:table-cell office:value-type="float" office:value="399.80380439083" calcext:value-type="float">
            <text:p>399,803804390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4" calcext:value-type="float">
            <text:p>4</text:p>
          </table:table-cell>
          <table:table-cell office:value-type="float" office:value="191002" calcext:value-type="float">
            <text:p>191002</text:p>
          </table:table-cell>
          <table:table-cell office:value-type="float" office:value="0" calcext:value-type="float">
            <text:p>0</text:p>
          </table:table-cell>
          <table:table-cell office:value-type="float" office:value="191002" calcext:value-type="float">
            <text:p>191002</text:p>
          </table:table-cell>
          <table:table-cell office:value-type="float" office:value="500.017795027" calcext:value-type="float">
            <text:p>500,017795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4" calcext:value-type="float">
            <text:p>4</text:p>
          </table:table-cell>
          <table:table-cell office:value-type="float" office:value="222647" calcext:value-type="float">
            <text:p>222647</text:p>
          </table:table-cell>
          <table:table-cell office:value-type="float" office:value="0" calcext:value-type="float">
            <text:p>0</text:p>
          </table:table-cell>
          <table:table-cell office:value-type="float" office:value="222647" calcext:value-type="float">
            <text:p>222647</text:p>
          </table:table-cell>
          <table:table-cell office:value-type="float" office:value="599.675610882928" calcext:value-type="float">
            <text:p>599,6756108829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4" calcext:value-type="float">
            <text:p>4</text:p>
          </table:table-cell>
          <table:table-cell office:value-type="float" office:value="249720" calcext:value-type="float">
            <text:p>249720</text:p>
          </table:table-cell>
          <table:table-cell office:value-type="float" office:value="0" calcext:value-type="float">
            <text:p>0</text:p>
          </table:table-cell>
          <table:table-cell office:value-type="float" office:value="249720" calcext:value-type="float">
            <text:p>249720</text:p>
          </table:table-cell>
          <table:table-cell office:value-type="float" office:value="700.072718386072" calcext:value-type="float">
            <text:p>700,0727183860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4" calcext:value-type="float">
            <text:p>4</text:p>
          </table:table-cell>
          <table:table-cell office:value-type="float" office:value="294216" calcext:value-type="float">
            <text:p>294216</text:p>
          </table:table-cell>
          <table:table-cell office:value-type="float" office:value="0" calcext:value-type="float">
            <text:p>0</text:p>
          </table:table-cell>
          <table:table-cell office:value-type="float" office:value="294216" calcext:value-type="float">
            <text:p>294216</text:p>
          </table:table-cell>
          <table:table-cell office:value-type="float" office:value="799.876040576957" calcext:value-type="float">
            <text:p>799,8760405769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4" calcext:value-type="float">
            <text:p>4</text:p>
          </table:table-cell>
          <table:table-cell office:value-type="float" office:value="302515" calcext:value-type="float">
            <text:p>302515</text:p>
          </table:table-cell>
          <table:table-cell office:value-type="float" office:value="0" calcext:value-type="float">
            <text:p>0</text:p>
          </table:table-cell>
          <table:table-cell office:value-type="float" office:value="302515" calcext:value-type="float">
            <text:p>302515</text:p>
          </table:table-cell>
          <table:table-cell office:value-type="float" office:value="900.04179955204" calcext:value-type="float">
            <text:p>900,041799552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4" calcext:value-type="float">
            <text:p>4</text:p>
          </table:table-cell>
          <table:table-cell office:value-type="float" office:value="320584" calcext:value-type="float">
            <text:p>320584</text:p>
          </table:table-cell>
          <table:table-cell office:value-type="float" office:value="0" calcext:value-type="float">
            <text:p>0</text:p>
          </table:table-cell>
          <table:table-cell office:value-type="float" office:value="320584" calcext:value-type="float">
            <text:p>320584</text:p>
          </table:table-cell>
          <table:table-cell office:value-type="float" office:value="999.908492160029" calcext:value-type="float">
            <text:p>999,9084921600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4" calcext:value-type="float">
            <text:p>4</text:p>
          </table:table-cell>
          <table:table-cell office:value-type="float" office:value="401804" calcext:value-type="float">
            <text:p>401804</text:p>
          </table:table-cell>
          <table:table-cell office:value-type="float" office:value="0" calcext:value-type="float">
            <text:p>0</text:p>
          </table:table-cell>
          <table:table-cell office:value-type="float" office:value="401804" calcext:value-type="float">
            <text:p>401804</text:p>
          </table:table-cell>
          <table:table-cell office:value-type="float" office:value="1199.67930225399" calcext:value-type="float">
            <text:p>1199,679302253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4" calcext:value-type="float">
            <text:p>4</text:p>
          </table:table-cell>
          <table:table-cell office:value-type="float" office:value="465741" calcext:value-type="float">
            <text:p>465741</text:p>
          </table:table-cell>
          <table:table-cell office:value-type="float" office:value="0" calcext:value-type="float">
            <text:p>0</text:p>
          </table:table-cell>
          <table:table-cell office:value-type="float" office:value="465741" calcext:value-type="float">
            <text:p>465741</text:p>
          </table:table-cell>
          <table:table-cell office:value-type="float" office:value="1400.12283739494" calcext:value-type="float">
            <text:p>1400,122837394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4" calcext:value-type="float">
            <text:p>4</text:p>
          </table:table-cell>
          <table:table-cell office:value-type="float" office:value="539537" calcext:value-type="float">
            <text:p>539537</text:p>
          </table:table-cell>
          <table:table-cell office:value-type="float" office:value="0" calcext:value-type="float">
            <text:p>0</text:p>
          </table:table-cell>
          <table:table-cell office:value-type="float" office:value="539537" calcext:value-type="float">
            <text:p>539537</text:p>
          </table:table-cell>
          <table:table-cell office:value-type="float" office:value="1599.97783759888" calcext:value-type="float">
            <text:p>1599,977837598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4" calcext:value-type="float">
            <text:p>4</text:p>
          </table:table-cell>
          <table:table-cell office:value-type="float" office:value="571742" calcext:value-type="float">
            <text:p>571742</text:p>
          </table:table-cell>
          <table:table-cell office:value-type="float" office:value="0" calcext:value-type="float">
            <text:p>0</text:p>
          </table:table-cell>
          <table:table-cell office:value-type="float" office:value="571742" calcext:value-type="float">
            <text:p>571742</text:p>
          </table:table-cell>
          <table:table-cell office:value-type="float" office:value="1800.6534309301" calcext:value-type="float">
            <text:p>1800,6534309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4" calcext:value-type="float">
            <text:p>4</text:p>
          </table:table-cell>
          <table:table-cell office:value-type="float" office:value="638413" calcext:value-type="float">
            <text:p>638413</text:p>
          </table:table-cell>
          <table:table-cell office:value-type="float" office:value="0" calcext:value-type="float">
            <text:p>0</text:p>
          </table:table-cell>
          <table:table-cell office:value-type="float" office:value="638413" calcext:value-type="float">
            <text:p>638413</text:p>
          </table:table-cell>
          <table:table-cell office:value-type="float" office:value="2000.59339896496" calcext:value-type="float">
            <text:p>2000,593398964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4" calcext:value-type="float">
            <text:p>4</text:p>
          </table:table-cell>
          <table:table-cell office:value-type="float" office:value="754102" calcext:value-type="float">
            <text:p>754102</text:p>
          </table:table-cell>
          <table:table-cell office:value-type="float" office:value="0" calcext:value-type="float">
            <text:p>0</text:p>
          </table:table-cell>
          <table:table-cell office:value-type="float" office:value="754102" calcext:value-type="float">
            <text:p>754102</text:p>
          </table:table-cell>
          <table:table-cell office:value-type="float" office:value="2501.07754146703" calcext:value-type="float">
            <text:p>2501,077541467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4" calcext:value-type="float">
            <text:p>4</text:p>
          </table:table-cell>
          <table:table-cell office:value-type="float" office:value="987645" calcext:value-type="float">
            <text:p>987645</text:p>
          </table:table-cell>
          <table:table-cell office:value-type="float" office:value="0" calcext:value-type="float">
            <text:p>0</text:p>
          </table:table-cell>
          <table:table-cell office:value-type="float" office:value="987645" calcext:value-type="float">
            <text:p>987645</text:p>
          </table:table-cell>
          <table:table-cell office:value-type="float" office:value="3002.05235196696" calcext:value-type="float">
            <text:p>3002,052351966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4" calcext:value-type="float">
            <text:p>4</text:p>
          </table:table-cell>
          <table:table-cell office:value-type="float" office:value="38951" calcext:value-type="float">
            <text:p>38951</text:p>
          </table:table-cell>
          <table:table-cell office:value-type="float" office:value="0" calcext:value-type="float">
            <text:p>0</text:p>
          </table:table-cell>
          <table:table-cell office:value-type="float" office:value="38951" calcext:value-type="float">
            <text:p>38951</text:p>
          </table:table-cell>
          <table:table-cell office:value-type="float" office:value="74.8026697589084" calcext:value-type="float">
            <text:p>74,80266975890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4" calcext:value-type="float">
            <text:p>4</text:p>
          </table:table-cell>
          <table:table-cell office:value-type="float" office:value="76101" calcext:value-type="float">
            <text:p>76101</text:p>
          </table:table-cell>
          <table:table-cell office:value-type="float" office:value="0" calcext:value-type="float">
            <text:p>0</text:p>
          </table:table-cell>
          <table:table-cell office:value-type="float" office:value="76101" calcext:value-type="float">
            <text:p>76101</text:p>
          </table:table-cell>
          <table:table-cell office:value-type="float" office:value="174.55441636499" calcext:value-type="float">
            <text:p>174,554416364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4" calcext:value-type="float">
            <text:p>4</text:p>
          </table:table-cell>
          <table:table-cell office:value-type="float" office:value="121846" calcext:value-type="float">
            <text:p>121846</text:p>
          </table:table-cell>
          <table:table-cell office:value-type="float" office:value="0" calcext:value-type="float">
            <text:p>0</text:p>
          </table:table-cell>
          <table:table-cell office:value-type="float" office:value="121846" calcext:value-type="float">
            <text:p>121846</text:p>
          </table:table-cell>
          <table:table-cell office:value-type="float" office:value="274.905381835997" calcext:value-type="float">
            <text:p>274,905381835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4" calcext:value-type="float">
            <text:p>4</text:p>
          </table:table-cell>
          <table:table-cell office:value-type="float" office:value="171973" calcext:value-type="float">
            <text:p>171973</text:p>
          </table:table-cell>
          <table:table-cell office:value-type="float" office:value="0" calcext:value-type="float">
            <text:p>0</text:p>
          </table:table-cell>
          <table:table-cell office:value-type="float" office:value="171973" calcext:value-type="float">
            <text:p>171973</text:p>
          </table:table-cell>
          <table:table-cell office:value-type="float" office:value="434.785662197042" calcext:value-type="float">
            <text:p>434,7856621970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4" calcext:value-type="float">
            <text:p>4</text:p>
          </table:table-cell>
          <table:table-cell office:value-type="float" office:value="234892" calcext:value-type="float">
            <text:p>234892</text:p>
          </table:table-cell>
          <table:table-cell office:value-type="float" office:value="0" calcext:value-type="float">
            <text:p>0</text:p>
          </table:table-cell>
          <table:table-cell office:value-type="float" office:value="234892" calcext:value-type="float">
            <text:p>234892</text:p>
          </table:table-cell>
          <table:table-cell office:value-type="float" office:value="649.685743028065" calcext:value-type="float">
            <text:p>649,6857430280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4" calcext:value-type="float">
            <text:p>4</text:p>
          </table:table-cell>
          <table:table-cell office:value-type="float" office:value="295353" calcext:value-type="float">
            <text:p>295353</text:p>
          </table:table-cell>
          <table:table-cell office:value-type="float" office:value="0" calcext:value-type="float">
            <text:p>0</text:p>
          </table:table-cell>
          <table:table-cell office:value-type="float" office:value="295353" calcext:value-type="float">
            <text:p>295353</text:p>
          </table:table-cell>
          <table:table-cell office:value-type="float" office:value="849.897522778017" calcext:value-type="float">
            <text:p>849,8975227780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4" calcext:value-type="float">
            <text:p>4</text:p>
          </table:table-cell>
          <table:table-cell office:value-type="float" office:value="396261" calcext:value-type="float">
            <text:p>396261</text:p>
          </table:table-cell>
          <table:table-cell office:value-type="float" office:value="0" calcext:value-type="float">
            <text:p>0</text:p>
          </table:table-cell>
          <table:table-cell office:value-type="float" office:value="396261" calcext:value-type="float">
            <text:p>396261</text:p>
          </table:table-cell>
          <table:table-cell office:value-type="float" office:value="1099.82203524396" calcext:value-type="float">
            <text:p>1099,822035243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4" calcext:value-type="float">
            <text:p>4</text:p>
          </table:table-cell>
          <table:table-cell office:value-type="float" office:value="464114" calcext:value-type="float">
            <text:p>464114</text:p>
          </table:table-cell>
          <table:table-cell office:value-type="float" office:value="0" calcext:value-type="float">
            <text:p>0</text:p>
          </table:table-cell>
          <table:table-cell office:value-type="float" office:value="464114" calcext:value-type="float">
            <text:p>464114</text:p>
          </table:table-cell>
          <table:table-cell office:value-type="float" office:value="1500.19605092192" calcext:value-type="float">
            <text:p>1500,196050921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4" calcext:value-type="float">
            <text:p>4</text:p>
          </table:table-cell>
          <table:table-cell office:value-type="float" office:value="602464" calcext:value-type="float">
            <text:p>602464</text:p>
          </table:table-cell>
          <table:table-cell office:value-type="float" office:value="0" calcext:value-type="float">
            <text:p>0</text:p>
          </table:table-cell>
          <table:table-cell office:value-type="float" office:value="602464" calcext:value-type="float">
            <text:p>602464</text:p>
          </table:table-cell>
          <table:table-cell office:value-type="float" office:value="1900.2359673751" calcext:value-type="float">
            <text:p>1900,23596737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4" calcext:value-type="float">
            <text:p>4</text:p>
          </table:table-cell>
          <table:table-cell office:value-type="float" office:value="882866" calcext:value-type="float">
            <text:p>882866</text:p>
          </table:table-cell>
          <table:table-cell office:value-type="float" office:value="0" calcext:value-type="float">
            <text:p>0</text:p>
          </table:table-cell>
          <table:table-cell office:value-type="float" office:value="882866" calcext:value-type="float">
            <text:p>882866</text:p>
          </table:table-cell>
          <table:table-cell office:value-type="float" office:value="2751.58204435813" calcext:value-type="float">
            <text:p>2751,582044358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5" calcext:value-type="float">
            <text:p>5</text:p>
          </table:table-cell>
          <table:table-cell office:value-type="float" office:value="29002" calcext:value-type="float">
            <text:p>29002</text:p>
          </table:table-cell>
          <table:table-cell office:value-type="float" office:value="0" calcext:value-type="float">
            <text:p>0</text:p>
          </table:table-cell>
          <table:table-cell office:value-type="float" office:value="29002" calcext:value-type="float">
            <text:p>29002</text:p>
          </table:table-cell>
          <table:table-cell office:value-type="float" office:value="49.3313007261604" calcext:value-type="float">
            <text:p>49,33130072616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5" calcext:value-type="float">
            <text:p>5</text:p>
          </table:table-cell>
          <table:table-cell office:value-type="float" office:value="54314" calcext:value-type="float">
            <text:p>54314</text:p>
          </table:table-cell>
          <table:table-cell office:value-type="float" office:value="0" calcext:value-type="float">
            <text:p>0</text:p>
          </table:table-cell>
          <table:table-cell office:value-type="float" office:value="54314" calcext:value-type="float">
            <text:p>54314</text:p>
          </table:table-cell>
          <table:table-cell office:value-type="float" office:value="99.3932794518768" calcext:value-type="float">
            <text:p>99,39327945187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5" calcext:value-type="float">
            <text:p>5</text:p>
          </table:table-cell>
          <table:table-cell office:value-type="float" office:value="65678" calcext:value-type="float">
            <text:p>65678</text:p>
          </table:table-cell>
          <table:table-cell office:value-type="float" office:value="0" calcext:value-type="float">
            <text:p>0</text:p>
          </table:table-cell>
          <table:table-cell office:value-type="float" office:value="65678" calcext:value-type="float">
            <text:p>65678</text:p>
          </table:table-cell>
          <table:table-cell office:value-type="float" office:value="149.997549392981" calcext:value-type="float">
            <text:p>149,9975493929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5" calcext:value-type="float">
            <text:p>5</text:p>
          </table:table-cell>
          <table:table-cell office:value-type="float" office:value="85950" calcext:value-type="float">
            <text:p>85950</text:p>
          </table:table-cell>
          <table:table-cell office:value-type="float" office:value="0" calcext:value-type="float">
            <text:p>0</text:p>
          </table:table-cell>
          <table:table-cell office:value-type="float" office:value="85950" calcext:value-type="float">
            <text:p>85950</text:p>
          </table:table-cell>
          <table:table-cell office:value-type="float" office:value="199.938092153985" calcext:value-type="float">
            <text:p>199,9380921539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5" calcext:value-type="float">
            <text:p>5</text:p>
          </table:table-cell>
          <table:table-cell office:value-type="float" office:value="106328" calcext:value-type="float">
            <text:p>106328</text:p>
          </table:table-cell>
          <table:table-cell office:value-type="float" office:value="0" calcext:value-type="float">
            <text:p>0</text:p>
          </table:table-cell>
          <table:table-cell office:value-type="float" office:value="106328" calcext:value-type="float">
            <text:p>106328</text:p>
          </table:table-cell>
          <table:table-cell office:value-type="float" office:value="249.473440746078" calcext:value-type="float">
            <text:p>249,4734407460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5" calcext:value-type="float">
            <text:p>5</text:p>
          </table:table-cell>
          <table:table-cell office:value-type="float" office:value="113914" calcext:value-type="float">
            <text:p>113914</text:p>
          </table:table-cell>
          <table:table-cell office:value-type="float" office:value="0" calcext:value-type="float">
            <text:p>0</text:p>
          </table:table-cell>
          <table:table-cell office:value-type="float" office:value="113914" calcext:value-type="float">
            <text:p>113914</text:p>
          </table:table-cell>
          <table:table-cell office:value-type="float" office:value="298.103269790997" calcext:value-type="float">
            <text:p>298,103269790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5" calcext:value-type="float">
            <text:p>5</text:p>
          </table:table-cell>
          <table:table-cell office:value-type="float" office:value="165809" calcext:value-type="float">
            <text:p>165809</text:p>
          </table:table-cell>
          <table:table-cell office:value-type="float" office:value="0" calcext:value-type="float">
            <text:p>0</text:p>
          </table:table-cell>
          <table:table-cell office:value-type="float" office:value="165809" calcext:value-type="float">
            <text:p>165809</text:p>
          </table:table-cell>
          <table:table-cell office:value-type="float" office:value="399.438066902104" calcext:value-type="float">
            <text:p>399,4380669021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5" calcext:value-type="float">
            <text:p>5</text:p>
          </table:table-cell>
          <table:table-cell office:value-type="float" office:value="192143" calcext:value-type="float">
            <text:p>192143</text:p>
          </table:table-cell>
          <table:table-cell office:value-type="float" office:value="0" calcext:value-type="float">
            <text:p>0</text:p>
          </table:table-cell>
          <table:table-cell office:value-type="float" office:value="192143" calcext:value-type="float">
            <text:p>192143</text:p>
          </table:table-cell>
          <table:table-cell office:value-type="float" office:value="499.982440919848" calcext:value-type="float">
            <text:p>499,9824409198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5" calcext:value-type="float">
            <text:p>5</text:p>
          </table:table-cell>
          <table:table-cell office:value-type="float" office:value="222828" calcext:value-type="float">
            <text:p>222828</text:p>
          </table:table-cell>
          <table:table-cell office:value-type="float" office:value="0" calcext:value-type="float">
            <text:p>0</text:p>
          </table:table-cell>
          <table:table-cell office:value-type="float" office:value="222828" calcext:value-type="float">
            <text:p>222828</text:p>
          </table:table-cell>
          <table:table-cell office:value-type="float" office:value="599.670810314128" calcext:value-type="float">
            <text:p>599,6708103141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5" calcext:value-type="float">
            <text:p>5</text:p>
          </table:table-cell>
          <table:table-cell office:value-type="float" office:value="249356" calcext:value-type="float">
            <text:p>249356</text:p>
          </table:table-cell>
          <table:table-cell office:value-type="float" office:value="0" calcext:value-type="float">
            <text:p>0</text:p>
          </table:table-cell>
          <table:table-cell office:value-type="float" office:value="249356" calcext:value-type="float">
            <text:p>249356</text:p>
          </table:table-cell>
          <table:table-cell office:value-type="float" office:value="700.039827059023" calcext:value-type="float">
            <text:p>700,0398270590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5" calcext:value-type="float">
            <text:p>5</text:p>
          </table:table-cell>
          <table:table-cell office:value-type="float" office:value="294885" calcext:value-type="float">
            <text:p>294885</text:p>
          </table:table-cell>
          <table:table-cell office:value-type="float" office:value="0" calcext:value-type="float">
            <text:p>0</text:p>
          </table:table-cell>
          <table:table-cell office:value-type="float" office:value="294885" calcext:value-type="float">
            <text:p>294885</text:p>
          </table:table-cell>
          <table:table-cell office:value-type="float" office:value="799.774958102032" calcext:value-type="float">
            <text:p>799,7749581020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5" calcext:value-type="float">
            <text:p>5</text:p>
          </table:table-cell>
          <table:table-cell office:value-type="float" office:value="302601" calcext:value-type="float">
            <text:p>302601</text:p>
          </table:table-cell>
          <table:table-cell office:value-type="float" office:value="0" calcext:value-type="float">
            <text:p>0</text:p>
          </table:table-cell>
          <table:table-cell office:value-type="float" office:value="302601" calcext:value-type="float">
            <text:p>302601</text:p>
          </table:table-cell>
          <table:table-cell office:value-type="float" office:value="899.743348281132" calcext:value-type="float">
            <text:p>899,7433482811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5" calcext:value-type="float">
            <text:p>5</text:p>
          </table:table-cell>
          <table:table-cell office:value-type="float" office:value="320245" calcext:value-type="float">
            <text:p>320245</text:p>
          </table:table-cell>
          <table:table-cell office:value-type="float" office:value="0" calcext:value-type="float">
            <text:p>0</text:p>
          </table:table-cell>
          <table:table-cell office:value-type="float" office:value="320245" calcext:value-type="float">
            <text:p>320245</text:p>
          </table:table-cell>
          <table:table-cell office:value-type="float" office:value="999.538129521068" calcext:value-type="float">
            <text:p>999,5381295210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5" calcext:value-type="float">
            <text:p>5</text:p>
          </table:table-cell>
          <table:table-cell office:value-type="float" office:value="401603" calcext:value-type="float">
            <text:p>401603</text:p>
          </table:table-cell>
          <table:table-cell office:value-type="float" office:value="0" calcext:value-type="float">
            <text:p>0</text:p>
          </table:table-cell>
          <table:table-cell office:value-type="float" office:value="401603" calcext:value-type="float">
            <text:p>401603</text:p>
          </table:table-cell>
          <table:table-cell office:value-type="float" office:value="1199.8392285949" calcext:value-type="float">
            <text:p>1199,83922859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5" calcext:value-type="float">
            <text:p>5</text:p>
          </table:table-cell>
          <table:table-cell office:value-type="float" office:value="466160" calcext:value-type="float">
            <text:p>466160</text:p>
          </table:table-cell>
          <table:table-cell office:value-type="float" office:value="0" calcext:value-type="float">
            <text:p>0</text:p>
          </table:table-cell>
          <table:table-cell office:value-type="float" office:value="466160" calcext:value-type="float">
            <text:p>466160</text:p>
          </table:table-cell>
          <table:table-cell office:value-type="float" office:value="1400.15243069408" calcext:value-type="float">
            <text:p>1400,152430694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5" calcext:value-type="float">
            <text:p>5</text:p>
          </table:table-cell>
          <table:table-cell office:value-type="float" office:value="540878" calcext:value-type="float">
            <text:p>540878</text:p>
          </table:table-cell>
          <table:table-cell office:value-type="float" office:value="0" calcext:value-type="float">
            <text:p>0</text:p>
          </table:table-cell>
          <table:table-cell office:value-type="float" office:value="540878" calcext:value-type="float">
            <text:p>540878</text:p>
          </table:table-cell>
          <table:table-cell office:value-type="float" office:value="1600.14623526809" calcext:value-type="float">
            <text:p>1600,146235268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5" calcext:value-type="float">
            <text:p>5</text:p>
          </table:table-cell>
          <table:table-cell office:value-type="float" office:value="571631" calcext:value-type="float">
            <text:p>571631</text:p>
          </table:table-cell>
          <table:table-cell office:value-type="float" office:value="0" calcext:value-type="float">
            <text:p>0</text:p>
          </table:table-cell>
          <table:table-cell office:value-type="float" office:value="571631" calcext:value-type="float">
            <text:p>571631</text:p>
          </table:table-cell>
          <table:table-cell office:value-type="float" office:value="1800.42011248786" calcext:value-type="float">
            <text:p>1800,420112487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5" calcext:value-type="float">
            <text:p>5</text:p>
          </table:table-cell>
          <table:table-cell office:value-type="float" office:value="636464" calcext:value-type="float">
            <text:p>636464</text:p>
          </table:table-cell>
          <table:table-cell office:value-type="float" office:value="0" calcext:value-type="float">
            <text:p>0</text:p>
          </table:table-cell>
          <table:table-cell office:value-type="float" office:value="636464" calcext:value-type="float">
            <text:p>636464</text:p>
          </table:table-cell>
          <table:table-cell office:value-type="float" office:value="2000.79664624016" calcext:value-type="float">
            <text:p>2000,796646240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5" calcext:value-type="float">
            <text:p>5</text:p>
          </table:table-cell>
          <table:table-cell office:value-type="float" office:value="755206" calcext:value-type="float">
            <text:p>755206</text:p>
          </table:table-cell>
          <table:table-cell office:value-type="float" office:value="0" calcext:value-type="float">
            <text:p>0</text:p>
          </table:table-cell>
          <table:table-cell office:value-type="float" office:value="755206" calcext:value-type="float">
            <text:p>755206</text:p>
          </table:table-cell>
          <table:table-cell office:value-type="float" office:value="2501.3739030729" calcext:value-type="float">
            <text:p>2501,37390307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5" calcext:value-type="float">
            <text:p>5</text:p>
          </table:table-cell>
          <table:table-cell office:value-type="float" office:value="987776" calcext:value-type="float">
            <text:p>987776</text:p>
          </table:table-cell>
          <table:table-cell office:value-type="float" office:value="0" calcext:value-type="float">
            <text:p>0</text:p>
          </table:table-cell>
          <table:table-cell office:value-type="float" office:value="987776" calcext:value-type="float">
            <text:p>987776</text:p>
          </table:table-cell>
          <table:table-cell office:value-type="float" office:value="3002.26413598493" calcext:value-type="float">
            <text:p>3002,264135984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5" calcext:value-type="float">
            <text:p>5</text:p>
          </table:table-cell>
          <table:table-cell office:value-type="float" office:value="39043" calcext:value-type="float">
            <text:p>39043</text:p>
          </table:table-cell>
          <table:table-cell office:value-type="float" office:value="0" calcext:value-type="float">
            <text:p>0</text:p>
          </table:table-cell>
          <table:table-cell office:value-type="float" office:value="39043" calcext:value-type="float">
            <text:p>39043</text:p>
          </table:table-cell>
          <table:table-cell office:value-type="float" office:value="74.7558770098257" calcext:value-type="float">
            <text:p>74,75587700982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5" calcext:value-type="float">
            <text:p>5</text:p>
          </table:table-cell>
          <table:table-cell office:value-type="float" office:value="76364" calcext:value-type="float">
            <text:p>76364</text:p>
          </table:table-cell>
          <table:table-cell office:value-type="float" office:value="0" calcext:value-type="float">
            <text:p>0</text:p>
          </table:table-cell>
          <table:table-cell office:value-type="float" office:value="76364" calcext:value-type="float">
            <text:p>76364</text:p>
          </table:table-cell>
          <table:table-cell office:value-type="float" office:value="174.268602302996" calcext:value-type="float">
            <text:p>174,2686023029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5" calcext:value-type="float">
            <text:p>5</text:p>
          </table:table-cell>
          <table:table-cell office:value-type="float" office:value="121272" calcext:value-type="float">
            <text:p>121272</text:p>
          </table:table-cell>
          <table:table-cell office:value-type="float" office:value="0" calcext:value-type="float">
            <text:p>0</text:p>
          </table:table-cell>
          <table:table-cell office:value-type="float" office:value="121272" calcext:value-type="float">
            <text:p>121272</text:p>
          </table:table-cell>
          <table:table-cell office:value-type="float" office:value="274.948238373966" calcext:value-type="float">
            <text:p>274,9482383739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5" calcext:value-type="float">
            <text:p>5</text:p>
          </table:table-cell>
          <table:table-cell office:value-type="float" office:value="172014" calcext:value-type="float">
            <text:p>172014</text:p>
          </table:table-cell>
          <table:table-cell office:value-type="float" office:value="0" calcext:value-type="float">
            <text:p>0</text:p>
          </table:table-cell>
          <table:table-cell office:value-type="float" office:value="172014" calcext:value-type="float">
            <text:p>172014</text:p>
          </table:table-cell>
          <table:table-cell office:value-type="float" office:value="449.681780801853" calcext:value-type="float">
            <text:p>449,6817808018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5" calcext:value-type="float">
            <text:p>5</text:p>
          </table:table-cell>
          <table:table-cell office:value-type="float" office:value="234415" calcext:value-type="float">
            <text:p>234415</text:p>
          </table:table-cell>
          <table:table-cell office:value-type="float" office:value="0" calcext:value-type="float">
            <text:p>0</text:p>
          </table:table-cell>
          <table:table-cell office:value-type="float" office:value="234415" calcext:value-type="float">
            <text:p>234415</text:p>
          </table:table-cell>
          <table:table-cell office:value-type="float" office:value="649.827471730997" calcext:value-type="float">
            <text:p>649,827471730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5" calcext:value-type="float">
            <text:p>5</text:p>
          </table:table-cell>
          <table:table-cell office:value-type="float" office:value="295690" calcext:value-type="float">
            <text:p>295690</text:p>
          </table:table-cell>
          <table:table-cell office:value-type="float" office:value="0" calcext:value-type="float">
            <text:p>0</text:p>
          </table:table-cell>
          <table:table-cell office:value-type="float" office:value="295690" calcext:value-type="float">
            <text:p>295690</text:p>
          </table:table-cell>
          <table:table-cell office:value-type="float" office:value="850.090293647954" calcext:value-type="float">
            <text:p>850,09029364795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5" calcext:value-type="float">
            <text:p>5</text:p>
          </table:table-cell>
          <table:table-cell office:value-type="float" office:value="396207" calcext:value-type="float">
            <text:p>396207</text:p>
          </table:table-cell>
          <table:table-cell office:value-type="float" office:value="0" calcext:value-type="float">
            <text:p>0</text:p>
          </table:table-cell>
          <table:table-cell office:value-type="float" office:value="396207" calcext:value-type="float">
            <text:p>396207</text:p>
          </table:table-cell>
          <table:table-cell office:value-type="float" office:value="1100.31728408089" calcext:value-type="float">
            <text:p>1100,317284080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5" calcext:value-type="float">
            <text:p>5</text:p>
          </table:table-cell>
          <table:table-cell office:value-type="float" office:value="464783" calcext:value-type="float">
            <text:p>464783</text:p>
          </table:table-cell>
          <table:table-cell office:value-type="float" office:value="0" calcext:value-type="float">
            <text:p>0</text:p>
          </table:table-cell>
          <table:table-cell office:value-type="float" office:value="464783" calcext:value-type="float">
            <text:p>464783</text:p>
          </table:table-cell>
          <table:table-cell office:value-type="float" office:value="1500.35614823293" calcext:value-type="float">
            <text:p>1500,356148232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5" calcext:value-type="float">
            <text:p>5</text:p>
          </table:table-cell>
          <table:table-cell office:value-type="float" office:value="602169" calcext:value-type="float">
            <text:p>602169</text:p>
          </table:table-cell>
          <table:table-cell office:value-type="float" office:value="0" calcext:value-type="float">
            <text:p>0</text:p>
          </table:table-cell>
          <table:table-cell office:value-type="float" office:value="602169" calcext:value-type="float">
            <text:p>602169</text:p>
          </table:table-cell>
          <table:table-cell office:value-type="float" office:value="1900.80515675502" calcext:value-type="float">
            <text:p>1900,805156755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5" calcext:value-type="float">
            <text:p>5</text:p>
          </table:table-cell>
          <table:table-cell office:value-type="float" office:value="883573" calcext:value-type="float">
            <text:p>883573</text:p>
          </table:table-cell>
          <table:table-cell office:value-type="float" office:value="0" calcext:value-type="float">
            <text:p>0</text:p>
          </table:table-cell>
          <table:table-cell office:value-type="float" office:value="883573" calcext:value-type="float">
            <text:p>883573</text:p>
          </table:table-cell>
          <table:table-cell office:value-type="float" office:value="2751.55522466893" calcext:value-type="float">
            <text:p>2751,555224668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6" calcext:value-type="float">
            <text:p>6</text:p>
          </table:table-cell>
          <table:table-cell office:value-type="float" office:value="29249" calcext:value-type="float">
            <text:p>29249</text:p>
          </table:table-cell>
          <table:table-cell office:value-type="float" office:value="0" calcext:value-type="float">
            <text:p>0</text:p>
          </table:table-cell>
          <table:table-cell office:value-type="float" office:value="29249" calcext:value-type="float">
            <text:p>29249</text:p>
          </table:table-cell>
          <table:table-cell office:value-type="float" office:value="49.3648512198124" calcext:value-type="float">
            <text:p>49,36485121981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6" calcext:value-type="float">
            <text:p>6</text:p>
          </table:table-cell>
          <table:table-cell office:value-type="float" office:value="54246" calcext:value-type="float">
            <text:p>54246</text:p>
          </table:table-cell>
          <table:table-cell office:value-type="float" office:value="0" calcext:value-type="float">
            <text:p>0</text:p>
          </table:table-cell>
          <table:table-cell office:value-type="float" office:value="54246" calcext:value-type="float">
            <text:p>54246</text:p>
          </table:table-cell>
          <table:table-cell office:value-type="float" office:value="99.4546864170115" calcext:value-type="float">
            <text:p>99,45468641701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6" calcext:value-type="float">
            <text:p>6</text:p>
          </table:table-cell>
          <table:table-cell office:value-type="float" office:value="66002" calcext:value-type="float">
            <text:p>66002</text:p>
          </table:table-cell>
          <table:table-cell office:value-type="float" office:value="0" calcext:value-type="float">
            <text:p>0</text:p>
          </table:table-cell>
          <table:table-cell office:value-type="float" office:value="66002" calcext:value-type="float">
            <text:p>66002</text:p>
          </table:table-cell>
          <table:table-cell office:value-type="float" office:value="149.605513290036" calcext:value-type="float">
            <text:p>149,6055132900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6" calcext:value-type="float">
            <text:p>6</text:p>
          </table:table-cell>
          <table:table-cell office:value-type="float" office:value="86224" calcext:value-type="float">
            <text:p>86224</text:p>
          </table:table-cell>
          <table:table-cell office:value-type="float" office:value="0" calcext:value-type="float">
            <text:p>0</text:p>
          </table:table-cell>
          <table:table-cell office:value-type="float" office:value="86224" calcext:value-type="float">
            <text:p>86224</text:p>
          </table:table-cell>
          <table:table-cell office:value-type="float" office:value="199.856220296816" calcext:value-type="float">
            <text:p>199,8562202968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6" calcext:value-type="float">
            <text:p>6</text:p>
          </table:table-cell>
          <table:table-cell office:value-type="float" office:value="106456" calcext:value-type="float">
            <text:p>106456</text:p>
          </table:table-cell>
          <table:table-cell office:value-type="float" office:value="0" calcext:value-type="float">
            <text:p>0</text:p>
          </table:table-cell>
          <table:table-cell office:value-type="float" office:value="106456" calcext:value-type="float">
            <text:p>106456</text:p>
          </table:table-cell>
          <table:table-cell office:value-type="float" office:value="249.98552439711" calcext:value-type="float">
            <text:p>249,985524397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6" calcext:value-type="float">
            <text:p>6</text:p>
          </table:table-cell>
          <table:table-cell office:value-type="float" office:value="113920" calcext:value-type="float">
            <text:p>113920</text:p>
          </table:table-cell>
          <table:table-cell office:value-type="float" office:value="0" calcext:value-type="float">
            <text:p>0</text:p>
          </table:table-cell>
          <table:table-cell office:value-type="float" office:value="113920" calcext:value-type="float">
            <text:p>113920</text:p>
          </table:table-cell>
          <table:table-cell office:value-type="float" office:value="299.73074190109" calcext:value-type="float">
            <text:p>299,730741901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6" calcext:value-type="float">
            <text:p>6</text:p>
          </table:table-cell>
          <table:table-cell office:value-type="float" office:value="165430" calcext:value-type="float">
            <text:p>165430</text:p>
          </table:table-cell>
          <table:table-cell office:value-type="float" office:value="0" calcext:value-type="float">
            <text:p>0</text:p>
          </table:table-cell>
          <table:table-cell office:value-type="float" office:value="165430" calcext:value-type="float">
            <text:p>165430</text:p>
          </table:table-cell>
          <table:table-cell office:value-type="float" office:value="399.716348990099" calcext:value-type="float">
            <text:p>399,7163489900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6" calcext:value-type="float">
            <text:p>6</text:p>
          </table:table-cell>
          <table:table-cell office:value-type="float" office:value="191480" calcext:value-type="float">
            <text:p>191480</text:p>
          </table:table-cell>
          <table:table-cell office:value-type="float" office:value="0" calcext:value-type="float">
            <text:p>0</text:p>
          </table:table-cell>
          <table:table-cell office:value-type="float" office:value="191480" calcext:value-type="float">
            <text:p>191480</text:p>
          </table:table-cell>
          <table:table-cell office:value-type="float" office:value="499.914546050131" calcext:value-type="float">
            <text:p>499,9145460501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6" calcext:value-type="float">
            <text:p>6</text:p>
          </table:table-cell>
          <table:table-cell office:value-type="float" office:value="222957" calcext:value-type="float">
            <text:p>222957</text:p>
          </table:table-cell>
          <table:table-cell office:value-type="float" office:value="0" calcext:value-type="float">
            <text:p>0</text:p>
          </table:table-cell>
          <table:table-cell office:value-type="float" office:value="222957" calcext:value-type="float">
            <text:p>222957</text:p>
          </table:table-cell>
          <table:table-cell office:value-type="float" office:value="599.72811037884" calcext:value-type="float">
            <text:p>599,728110378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6" calcext:value-type="float">
            <text:p>6</text:p>
          </table:table-cell>
          <table:table-cell office:value-type="float" office:value="249765" calcext:value-type="float">
            <text:p>249765</text:p>
          </table:table-cell>
          <table:table-cell office:value-type="float" office:value="0" calcext:value-type="float">
            <text:p>0</text:p>
          </table:table-cell>
          <table:table-cell office:value-type="float" office:value="249765" calcext:value-type="float">
            <text:p>249765</text:p>
          </table:table-cell>
          <table:table-cell office:value-type="float" office:value="699.757943738019" calcext:value-type="float">
            <text:p>699,7579437380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6" calcext:value-type="float">
            <text:p>6</text:p>
          </table:table-cell>
          <table:table-cell office:value-type="float" office:value="293736" calcext:value-type="float">
            <text:p>293736</text:p>
          </table:table-cell>
          <table:table-cell office:value-type="float" office:value="0" calcext:value-type="float">
            <text:p>0</text:p>
          </table:table-cell>
          <table:table-cell office:value-type="float" office:value="293736" calcext:value-type="float">
            <text:p>293736</text:p>
          </table:table-cell>
          <table:table-cell office:value-type="float" office:value="799.80295002507" calcext:value-type="float">
            <text:p>799,802950025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6" calcext:value-type="float">
            <text:p>6</text:p>
          </table:table-cell>
          <table:table-cell office:value-type="float" office:value="302432" calcext:value-type="float">
            <text:p>302432</text:p>
          </table:table-cell>
          <table:table-cell office:value-type="float" office:value="0" calcext:value-type="float">
            <text:p>0</text:p>
          </table:table-cell>
          <table:table-cell office:value-type="float" office:value="302432" calcext:value-type="float">
            <text:p>302432</text:p>
          </table:table-cell>
          <table:table-cell office:value-type="float" office:value="899.474133752053" calcext:value-type="float">
            <text:p>899,4741337520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6" calcext:value-type="float">
            <text:p>6</text:p>
          </table:table-cell>
          <table:table-cell office:value-type="float" office:value="320433" calcext:value-type="float">
            <text:p>320433</text:p>
          </table:table-cell>
          <table:table-cell office:value-type="float" office:value="0" calcext:value-type="float">
            <text:p>0</text:p>
          </table:table-cell>
          <table:table-cell office:value-type="float" office:value="320433" calcext:value-type="float">
            <text:p>320433</text:p>
          </table:table-cell>
          <table:table-cell office:value-type="float" office:value="1000.16751139494" calcext:value-type="float">
            <text:p>1000,167511394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6" calcext:value-type="float">
            <text:p>6</text:p>
          </table:table-cell>
          <table:table-cell office:value-type="float" office:value="400871" calcext:value-type="float">
            <text:p>400871</text:p>
          </table:table-cell>
          <table:table-cell office:value-type="float" office:value="0" calcext:value-type="float">
            <text:p>0</text:p>
          </table:table-cell>
          <table:table-cell office:value-type="float" office:value="400871" calcext:value-type="float">
            <text:p>400871</text:p>
          </table:table-cell>
          <table:table-cell office:value-type="float" office:value="1200.23672861908" calcext:value-type="float">
            <text:p>1200,236728619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6" calcext:value-type="float">
            <text:p>6</text:p>
          </table:table-cell>
          <table:table-cell office:value-type="float" office:value="464710" calcext:value-type="float">
            <text:p>464710</text:p>
          </table:table-cell>
          <table:table-cell office:value-type="float" office:value="0" calcext:value-type="float">
            <text:p>0</text:p>
          </table:table-cell>
          <table:table-cell office:value-type="float" office:value="464710" calcext:value-type="float">
            <text:p>464710</text:p>
          </table:table-cell>
          <table:table-cell office:value-type="float" office:value="1399.89392692712" calcext:value-type="float">
            <text:p>1399,893926927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6" calcext:value-type="float">
            <text:p>6</text:p>
          </table:table-cell>
          <table:table-cell office:value-type="float" office:value="539320" calcext:value-type="float">
            <text:p>539320</text:p>
          </table:table-cell>
          <table:table-cell office:value-type="float" office:value="0" calcext:value-type="float">
            <text:p>0</text:p>
          </table:table-cell>
          <table:table-cell office:value-type="float" office:value="539320" calcext:value-type="float">
            <text:p>539320</text:p>
          </table:table-cell>
          <table:table-cell office:value-type="float" office:value="1600.04119068104" calcext:value-type="float">
            <text:p>1600,041190681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6" calcext:value-type="float">
            <text:p>6</text:p>
          </table:table-cell>
          <table:table-cell office:value-type="float" office:value="571841" calcext:value-type="float">
            <text:p>571841</text:p>
          </table:table-cell>
          <table:table-cell office:value-type="float" office:value="0" calcext:value-type="float">
            <text:p>0</text:p>
          </table:table-cell>
          <table:table-cell office:value-type="float" office:value="571841" calcext:value-type="float">
            <text:p>571841</text:p>
          </table:table-cell>
          <table:table-cell office:value-type="float" office:value="1800.69025692716" calcext:value-type="float">
            <text:p>1800,690256927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6" calcext:value-type="float">
            <text:p>6</text:p>
          </table:table-cell>
          <table:table-cell office:value-type="float" office:value="637239" calcext:value-type="float">
            <text:p>637239</text:p>
          </table:table-cell>
          <table:table-cell office:value-type="float" office:value="0" calcext:value-type="float">
            <text:p>0</text:p>
          </table:table-cell>
          <table:table-cell office:value-type="float" office:value="637239" calcext:value-type="float">
            <text:p>637239</text:p>
          </table:table-cell>
          <table:table-cell office:value-type="float" office:value="2000.98470386606" calcext:value-type="float">
            <text:p>2000,984703866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6" calcext:value-type="float">
            <text:p>6</text:p>
          </table:table-cell>
          <table:table-cell office:value-type="float" office:value="754873" calcext:value-type="float">
            <text:p>754873</text:p>
          </table:table-cell>
          <table:table-cell office:value-type="float" office:value="0" calcext:value-type="float">
            <text:p>0</text:p>
          </table:table-cell>
          <table:table-cell office:value-type="float" office:value="754873" calcext:value-type="float">
            <text:p>754873</text:p>
          </table:table-cell>
          <table:table-cell office:value-type="float" office:value="2501.60062760394" calcext:value-type="float">
            <text:p>2501,600627603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6" calcext:value-type="float">
            <text:p>6</text:p>
          </table:table-cell>
          <table:table-cell office:value-type="float" office:value="987503" calcext:value-type="float">
            <text:p>987503</text:p>
          </table:table-cell>
          <table:table-cell office:value-type="float" office:value="0" calcext:value-type="float">
            <text:p>0</text:p>
          </table:table-cell>
          <table:table-cell office:value-type="float" office:value="987503" calcext:value-type="float">
            <text:p>987503</text:p>
          </table:table-cell>
          <table:table-cell office:value-type="float" office:value="3002.39135006815" calcext:value-type="float">
            <text:p>3002,391350068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6" calcext:value-type="float">
            <text:p>6</text:p>
          </table:table-cell>
          <table:table-cell office:value-type="float" office:value="39128" calcext:value-type="float">
            <text:p>39128</text:p>
          </table:table-cell>
          <table:table-cell office:value-type="float" office:value="0" calcext:value-type="float">
            <text:p>0</text:p>
          </table:table-cell>
          <table:table-cell office:value-type="float" office:value="39128" calcext:value-type="float">
            <text:p>39128</text:p>
          </table:table-cell>
          <table:table-cell office:value-type="float" office:value="74.7744665690697" calcext:value-type="float">
            <text:p>74,77446656906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6" calcext:value-type="float">
            <text:p>6</text:p>
          </table:table-cell>
          <table:table-cell office:value-type="float" office:value="76101" calcext:value-type="float">
            <text:p>76101</text:p>
          </table:table-cell>
          <table:table-cell office:value-type="float" office:value="0" calcext:value-type="float">
            <text:p>0</text:p>
          </table:table-cell>
          <table:table-cell office:value-type="float" office:value="76101" calcext:value-type="float">
            <text:p>76101</text:p>
          </table:table-cell>
          <table:table-cell office:value-type="float" office:value="174.484354725107" calcext:value-type="float">
            <text:p>174,4843547251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6" calcext:value-type="float">
            <text:p>6</text:p>
          </table:table-cell>
          <table:table-cell office:value-type="float" office:value="121476" calcext:value-type="float">
            <text:p>121476</text:p>
          </table:table-cell>
          <table:table-cell office:value-type="float" office:value="0" calcext:value-type="float">
            <text:p>0</text:p>
          </table:table-cell>
          <table:table-cell office:value-type="float" office:value="121476" calcext:value-type="float">
            <text:p>121476</text:p>
          </table:table-cell>
          <table:table-cell office:value-type="float" office:value="274.730784056009" calcext:value-type="float">
            <text:p>274,7307840560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6" calcext:value-type="float">
            <text:p>6</text:p>
          </table:table-cell>
          <table:table-cell office:value-type="float" office:value="172206" calcext:value-type="float">
            <text:p>172206</text:p>
          </table:table-cell>
          <table:table-cell office:value-type="float" office:value="0" calcext:value-type="float">
            <text:p>0</text:p>
          </table:table-cell>
          <table:table-cell office:value-type="float" office:value="172206" calcext:value-type="float">
            <text:p>172206</text:p>
          </table:table-cell>
          <table:table-cell office:value-type="float" office:value="445.765945628983" calcext:value-type="float">
            <text:p>445,7659456289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6" calcext:value-type="float">
            <text:p>6</text:p>
          </table:table-cell>
          <table:table-cell office:value-type="float" office:value="234509" calcext:value-type="float">
            <text:p>234509</text:p>
          </table:table-cell>
          <table:table-cell office:value-type="float" office:value="0" calcext:value-type="float">
            <text:p>0</text:p>
          </table:table-cell>
          <table:table-cell office:value-type="float" office:value="234509" calcext:value-type="float">
            <text:p>234509</text:p>
          </table:table-cell>
          <table:table-cell office:value-type="float" office:value="649.544054600875" calcext:value-type="float">
            <text:p>649,54405460087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6" calcext:value-type="float">
            <text:p>6</text:p>
          </table:table-cell>
          <table:table-cell office:value-type="float" office:value="295585" calcext:value-type="float">
            <text:p>295585</text:p>
          </table:table-cell>
          <table:table-cell office:value-type="float" office:value="0" calcext:value-type="float">
            <text:p>0</text:p>
          </table:table-cell>
          <table:table-cell office:value-type="float" office:value="295585" calcext:value-type="float">
            <text:p>295585</text:p>
          </table:table-cell>
          <table:table-cell office:value-type="float" office:value="849.665316991973" calcext:value-type="float">
            <text:p>849,6653169919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6" calcext:value-type="float">
            <text:p>6</text:p>
          </table:table-cell>
          <table:table-cell office:value-type="float" office:value="397450" calcext:value-type="float">
            <text:p>397450</text:p>
          </table:table-cell>
          <table:table-cell office:value-type="float" office:value="0" calcext:value-type="float">
            <text:p>0</text:p>
          </table:table-cell>
          <table:table-cell office:value-type="float" office:value="397450" calcext:value-type="float">
            <text:p>397450</text:p>
          </table:table-cell>
          <table:table-cell office:value-type="float" office:value="1099.71824031416" calcext:value-type="float">
            <text:p>1099,718240314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6" calcext:value-type="float">
            <text:p>6</text:p>
          </table:table-cell>
          <table:table-cell office:value-type="float" office:value="464780" calcext:value-type="float">
            <text:p>464780</text:p>
          </table:table-cell>
          <table:table-cell office:value-type="float" office:value="0" calcext:value-type="float">
            <text:p>0</text:p>
          </table:table-cell>
          <table:table-cell office:value-type="float" office:value="464780" calcext:value-type="float">
            <text:p>464780</text:p>
          </table:table-cell>
          <table:table-cell office:value-type="float" office:value="1499.91512891999" calcext:value-type="float">
            <text:p>1499,915128919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6" calcext:value-type="float">
            <text:p>6</text:p>
          </table:table-cell>
          <table:table-cell office:value-type="float" office:value="602642" calcext:value-type="float">
            <text:p>602642</text:p>
          </table:table-cell>
          <table:table-cell office:value-type="float" office:value="0" calcext:value-type="float">
            <text:p>0</text:p>
          </table:table-cell>
          <table:table-cell office:value-type="float" office:value="602642" calcext:value-type="float">
            <text:p>602642</text:p>
          </table:table-cell>
          <table:table-cell office:value-type="float" office:value="1900.28894671285" calcext:value-type="float">
            <text:p>1900,288946712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6" calcext:value-type="float">
            <text:p>6</text:p>
          </table:table-cell>
          <table:table-cell office:value-type="float" office:value="883094" calcext:value-type="float">
            <text:p>883094</text:p>
          </table:table-cell>
          <table:table-cell office:value-type="float" office:value="0" calcext:value-type="float">
            <text:p>0</text:p>
          </table:table-cell>
          <table:table-cell office:value-type="float" office:value="883094" calcext:value-type="float">
            <text:p>883094</text:p>
          </table:table-cell>
          <table:table-cell office:value-type="float" office:value="2752.04451277595" calcext:value-type="float">
            <text:p>2752,044512775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7" calcext:value-type="float">
            <text:p>7</text:p>
          </table:table-cell>
          <table:table-cell office:value-type="float" office:value="29078" calcext:value-type="float">
            <text:p>29078</text:p>
          </table:table-cell>
          <table:table-cell office:value-type="float" office:value="0" calcext:value-type="float">
            <text:p>0</text:p>
          </table:table-cell>
          <table:table-cell office:value-type="float" office:value="29078" calcext:value-type="float">
            <text:p>29078</text:p>
          </table:table-cell>
          <table:table-cell office:value-type="float" office:value="49.3387359769549" calcext:value-type="float">
            <text:p>49,3387359769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7" calcext:value-type="float">
            <text:p>7</text:p>
          </table:table-cell>
          <table:table-cell office:value-type="float" office:value="54271" calcext:value-type="float">
            <text:p>54271</text:p>
          </table:table-cell>
          <table:table-cell office:value-type="float" office:value="0" calcext:value-type="float">
            <text:p>0</text:p>
          </table:table-cell>
          <table:table-cell office:value-type="float" office:value="54271" calcext:value-type="float">
            <text:p>54271</text:p>
          </table:table-cell>
          <table:table-cell office:value-type="float" office:value="99.4880041230935" calcext:value-type="float">
            <text:p>99,48800412309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7" calcext:value-type="float">
            <text:p>7</text:p>
          </table:table-cell>
          <table:table-cell office:value-type="float" office:value="65605" calcext:value-type="float">
            <text:p>65605</text:p>
          </table:table-cell>
          <table:table-cell office:value-type="float" office:value="0" calcext:value-type="float">
            <text:p>0</text:p>
          </table:table-cell>
          <table:table-cell office:value-type="float" office:value="65605" calcext:value-type="float">
            <text:p>65605</text:p>
          </table:table-cell>
          <table:table-cell office:value-type="float" office:value="149.593841661931" calcext:value-type="float">
            <text:p>149,5938416619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7" calcext:value-type="float">
            <text:p>7</text:p>
          </table:table-cell>
          <table:table-cell office:value-type="float" office:value="86516" calcext:value-type="float">
            <text:p>86516</text:p>
          </table:table-cell>
          <table:table-cell office:value-type="float" office:value="0" calcext:value-type="float">
            <text:p>0</text:p>
          </table:table-cell>
          <table:table-cell office:value-type="float" office:value="86516" calcext:value-type="float">
            <text:p>86516</text:p>
          </table:table-cell>
          <table:table-cell office:value-type="float" office:value="197.429415334947" calcext:value-type="float">
            <text:p>197,4294153349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7" calcext:value-type="float">
            <text:p>7</text:p>
          </table:table-cell>
          <table:table-cell office:value-type="float" office:value="106228" calcext:value-type="float">
            <text:p>106228</text:p>
          </table:table-cell>
          <table:table-cell office:value-type="float" office:value="0" calcext:value-type="float">
            <text:p>0</text:p>
          </table:table-cell>
          <table:table-cell office:value-type="float" office:value="106228" calcext:value-type="float">
            <text:p>106228</text:p>
          </table:table-cell>
          <table:table-cell office:value-type="float" office:value="249.381551658967" calcext:value-type="float">
            <text:p>249,38155165896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7" calcext:value-type="float">
            <text:p>7</text:p>
          </table:table-cell>
          <table:table-cell office:value-type="float" office:value="114455" calcext:value-type="float">
            <text:p>114455</text:p>
          </table:table-cell>
          <table:table-cell office:value-type="float" office:value="0" calcext:value-type="float">
            <text:p>0</text:p>
          </table:table-cell>
          <table:table-cell office:value-type="float" office:value="114455" calcext:value-type="float">
            <text:p>114455</text:p>
          </table:table-cell>
          <table:table-cell office:value-type="float" office:value="299.924146985868" calcext:value-type="float">
            <text:p>299,9241469858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7" calcext:value-type="float">
            <text:p>7</text:p>
          </table:table-cell>
          <table:table-cell office:value-type="float" office:value="165923" calcext:value-type="float">
            <text:p>165923</text:p>
          </table:table-cell>
          <table:table-cell office:value-type="float" office:value="0" calcext:value-type="float">
            <text:p>0</text:p>
          </table:table-cell>
          <table:table-cell office:value-type="float" office:value="165923" calcext:value-type="float">
            <text:p>165923</text:p>
          </table:table-cell>
          <table:table-cell office:value-type="float" office:value="399.541987339034" calcext:value-type="float">
            <text:p>399,5419873390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7" calcext:value-type="float">
            <text:p>7</text:p>
          </table:table-cell>
          <table:table-cell office:value-type="float" office:value="191242" calcext:value-type="float">
            <text:p>191242</text:p>
          </table:table-cell>
          <table:table-cell office:value-type="float" office:value="0" calcext:value-type="float">
            <text:p>0</text:p>
          </table:table-cell>
          <table:table-cell office:value-type="float" office:value="191242" calcext:value-type="float">
            <text:p>191242</text:p>
          </table:table-cell>
          <table:table-cell office:value-type="float" office:value="497.372975708218" calcext:value-type="float">
            <text:p>497,3729757082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7" calcext:value-type="float">
            <text:p>7</text:p>
          </table:table-cell>
          <table:table-cell office:value-type="float" office:value="222735" calcext:value-type="float">
            <text:p>222735</text:p>
          </table:table-cell>
          <table:table-cell office:value-type="float" office:value="0" calcext:value-type="float">
            <text:p>0</text:p>
          </table:table-cell>
          <table:table-cell office:value-type="float" office:value="222735" calcext:value-type="float">
            <text:p>222735</text:p>
          </table:table-cell>
          <table:table-cell office:value-type="float" office:value="600.022925009951" calcext:value-type="float">
            <text:p>600,0229250099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7" calcext:value-type="float">
            <text:p>7</text:p>
          </table:table-cell>
          <table:table-cell office:value-type="float" office:value="249580" calcext:value-type="float">
            <text:p>249580</text:p>
          </table:table-cell>
          <table:table-cell office:value-type="float" office:value="0" calcext:value-type="float">
            <text:p>0</text:p>
          </table:table-cell>
          <table:table-cell office:value-type="float" office:value="249580" calcext:value-type="float">
            <text:p>249580</text:p>
          </table:table-cell>
          <table:table-cell office:value-type="float" office:value="699.982075677951" calcext:value-type="float">
            <text:p>699,9820756779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7" calcext:value-type="float">
            <text:p>7</text:p>
          </table:table-cell>
          <table:table-cell office:value-type="float" office:value="294165" calcext:value-type="float">
            <text:p>294165</text:p>
          </table:table-cell>
          <table:table-cell office:value-type="float" office:value="0" calcext:value-type="float">
            <text:p>0</text:p>
          </table:table-cell>
          <table:table-cell office:value-type="float" office:value="294165" calcext:value-type="float">
            <text:p>294165</text:p>
          </table:table-cell>
          <table:table-cell office:value-type="float" office:value="800.12309513404" calcext:value-type="float">
            <text:p>800,123095134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7" calcext:value-type="float">
            <text:p>7</text:p>
          </table:table-cell>
          <table:table-cell office:value-type="float" office:value="302940" calcext:value-type="float">
            <text:p>302940</text:p>
          </table:table-cell>
          <table:table-cell office:value-type="float" office:value="0" calcext:value-type="float">
            <text:p>0</text:p>
          </table:table-cell>
          <table:table-cell office:value-type="float" office:value="302940" calcext:value-type="float">
            <text:p>302940</text:p>
          </table:table-cell>
          <table:table-cell office:value-type="float" office:value="900.098151628859" calcext:value-type="float">
            <text:p>900,0981516288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7" calcext:value-type="float">
            <text:p>7</text:p>
          </table:table-cell>
          <table:table-cell office:value-type="float" office:value="319647" calcext:value-type="float">
            <text:p>319647</text:p>
          </table:table-cell>
          <table:table-cell office:value-type="float" office:value="0" calcext:value-type="float">
            <text:p>0</text:p>
          </table:table-cell>
          <table:table-cell office:value-type="float" office:value="319647" calcext:value-type="float">
            <text:p>319647</text:p>
          </table:table-cell>
          <table:table-cell office:value-type="float" office:value="1000.03379089012" calcext:value-type="float">
            <text:p>1000,033790890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7" calcext:value-type="float">
            <text:p>7</text:p>
          </table:table-cell>
          <table:table-cell office:value-type="float" office:value="402004" calcext:value-type="float">
            <text:p>402004</text:p>
          </table:table-cell>
          <table:table-cell office:value-type="float" office:value="0" calcext:value-type="float">
            <text:p>0</text:p>
          </table:table-cell>
          <table:table-cell office:value-type="float" office:value="402004" calcext:value-type="float">
            <text:p>402004</text:p>
          </table:table-cell>
          <table:table-cell office:value-type="float" office:value="1200.32345441891" calcext:value-type="float">
            <text:p>1200,323454418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7" calcext:value-type="float">
            <text:p>7</text:p>
          </table:table-cell>
          <table:table-cell office:value-type="float" office:value="465019" calcext:value-type="float">
            <text:p>465019</text:p>
          </table:table-cell>
          <table:table-cell office:value-type="float" office:value="0" calcext:value-type="float">
            <text:p>0</text:p>
          </table:table-cell>
          <table:table-cell office:value-type="float" office:value="465019" calcext:value-type="float">
            <text:p>465019</text:p>
          </table:table-cell>
          <table:table-cell office:value-type="float" office:value="1400.26949082408" calcext:value-type="float">
            <text:p>1400,269490824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7" calcext:value-type="float">
            <text:p>7</text:p>
          </table:table-cell>
          <table:table-cell office:value-type="float" office:value="539492" calcext:value-type="float">
            <text:p>539492</text:p>
          </table:table-cell>
          <table:table-cell office:value-type="float" office:value="0" calcext:value-type="float">
            <text:p>0</text:p>
          </table:table-cell>
          <table:table-cell office:value-type="float" office:value="539492" calcext:value-type="float">
            <text:p>539492</text:p>
          </table:table-cell>
          <table:table-cell office:value-type="float" office:value="1600.64930787193" calcext:value-type="float">
            <text:p>1600,649307871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7" calcext:value-type="float">
            <text:p>7</text:p>
          </table:table-cell>
          <table:table-cell office:value-type="float" office:value="571361" calcext:value-type="float">
            <text:p>571361</text:p>
          </table:table-cell>
          <table:table-cell office:value-type="float" office:value="0" calcext:value-type="float">
            <text:p>0</text:p>
          </table:table-cell>
          <table:table-cell office:value-type="float" office:value="571361" calcext:value-type="float">
            <text:p>571361</text:p>
          </table:table-cell>
          <table:table-cell office:value-type="float" office:value="1800.76536436215" calcext:value-type="float">
            <text:p>1800,765364362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7" calcext:value-type="float">
            <text:p>7</text:p>
          </table:table-cell>
          <table:table-cell office:value-type="float" office:value="637344" calcext:value-type="float">
            <text:p>637344</text:p>
          </table:table-cell>
          <table:table-cell office:value-type="float" office:value="0" calcext:value-type="float">
            <text:p>0</text:p>
          </table:table-cell>
          <table:table-cell office:value-type="float" office:value="637344" calcext:value-type="float">
            <text:p>637344</text:p>
          </table:table-cell>
          <table:table-cell office:value-type="float" office:value="1993.10612720111" calcext:value-type="float">
            <text:p>1993,106127201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7" calcext:value-type="float">
            <text:p>7</text:p>
          </table:table-cell>
          <table:table-cell office:value-type="float" office:value="755844" calcext:value-type="float">
            <text:p>755844</text:p>
          </table:table-cell>
          <table:table-cell office:value-type="float" office:value="0" calcext:value-type="float">
            <text:p>0</text:p>
          </table:table-cell>
          <table:table-cell office:value-type="float" office:value="755844" calcext:value-type="float">
            <text:p>755844</text:p>
          </table:table-cell>
          <table:table-cell office:value-type="float" office:value="2501.25394227495" calcext:value-type="float">
            <text:p>2501,253942274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7" calcext:value-type="float">
            <text:p>7</text:p>
          </table:table-cell>
          <table:table-cell office:value-type="float" office:value="987827" calcext:value-type="float">
            <text:p>987827</text:p>
          </table:table-cell>
          <table:table-cell office:value-type="float" office:value="0" calcext:value-type="float">
            <text:p>0</text:p>
          </table:table-cell>
          <table:table-cell office:value-type="float" office:value="987827" calcext:value-type="float">
            <text:p>987827</text:p>
          </table:table-cell>
          <table:table-cell office:value-type="float" office:value="3002.54134684917" calcext:value-type="float">
            <text:p>3002,541346849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7" calcext:value-type="float">
            <text:p>7</text:p>
          </table:table-cell>
          <table:table-cell office:value-type="float" office:value="39482" calcext:value-type="float">
            <text:p>39482</text:p>
          </table:table-cell>
          <table:table-cell office:value-type="float" office:value="0" calcext:value-type="float">
            <text:p>0</text:p>
          </table:table-cell>
          <table:table-cell office:value-type="float" office:value="39482" calcext:value-type="float">
            <text:p>39482</text:p>
          </table:table-cell>
          <table:table-cell office:value-type="float" office:value="74.7946608371567" calcext:value-type="float">
            <text:p>74,794660837156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7" calcext:value-type="float">
            <text:p>7</text:p>
          </table:table-cell>
          <table:table-cell office:value-type="float" office:value="76174" calcext:value-type="float">
            <text:p>76174</text:p>
          </table:table-cell>
          <table:table-cell office:value-type="float" office:value="0" calcext:value-type="float">
            <text:p>0</text:p>
          </table:table-cell>
          <table:table-cell office:value-type="float" office:value="76174" calcext:value-type="float">
            <text:p>76174</text:p>
          </table:table-cell>
          <table:table-cell office:value-type="float" office:value="174.992540051927" calcext:value-type="float">
            <text:p>174,9925400519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7" calcext:value-type="float">
            <text:p>7</text:p>
          </table:table-cell>
          <table:table-cell office:value-type="float" office:value="121294" calcext:value-type="float">
            <text:p>121294</text:p>
          </table:table-cell>
          <table:table-cell office:value-type="float" office:value="0" calcext:value-type="float">
            <text:p>0</text:p>
          </table:table-cell>
          <table:table-cell office:value-type="float" office:value="121294" calcext:value-type="float">
            <text:p>121294</text:p>
          </table:table-cell>
          <table:table-cell office:value-type="float" office:value="274.55135326297" calcext:value-type="float">
            <text:p>274,551353262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7" calcext:value-type="float">
            <text:p>7</text:p>
          </table:table-cell>
          <table:table-cell office:value-type="float" office:value="172113" calcext:value-type="float">
            <text:p>172113</text:p>
          </table:table-cell>
          <table:table-cell office:value-type="float" office:value="0" calcext:value-type="float">
            <text:p>0</text:p>
          </table:table-cell>
          <table:table-cell office:value-type="float" office:value="172113" calcext:value-type="float">
            <text:p>172113</text:p>
          </table:table-cell>
          <table:table-cell office:value-type="float" office:value="449.810307234991" calcext:value-type="float">
            <text:p>449,8103072349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7" calcext:value-type="float">
            <text:p>7</text:p>
          </table:table-cell>
          <table:table-cell office:value-type="float" office:value="234770" calcext:value-type="float">
            <text:p>234770</text:p>
          </table:table-cell>
          <table:table-cell office:value-type="float" office:value="0" calcext:value-type="float">
            <text:p>0</text:p>
          </table:table-cell>
          <table:table-cell office:value-type="float" office:value="234770" calcext:value-type="float">
            <text:p>234770</text:p>
          </table:table-cell>
          <table:table-cell office:value-type="float" office:value="649.627970849163" calcext:value-type="float">
            <text:p>649,6279708491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7" calcext:value-type="float">
            <text:p>7</text:p>
          </table:table-cell>
          <table:table-cell office:value-type="float" office:value="295184" calcext:value-type="float">
            <text:p>295184</text:p>
          </table:table-cell>
          <table:table-cell office:value-type="float" office:value="0" calcext:value-type="float">
            <text:p>0</text:p>
          </table:table-cell>
          <table:table-cell office:value-type="float" office:value="295184" calcext:value-type="float">
            <text:p>295184</text:p>
          </table:table-cell>
          <table:table-cell office:value-type="float" office:value="850.079877195879" calcext:value-type="float">
            <text:p>850,0798771958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7" calcext:value-type="float">
            <text:p>7</text:p>
          </table:table-cell>
          <table:table-cell office:value-type="float" office:value="396325" calcext:value-type="float">
            <text:p>396325</text:p>
          </table:table-cell>
          <table:table-cell office:value-type="float" office:value="0" calcext:value-type="float">
            <text:p>0</text:p>
          </table:table-cell>
          <table:table-cell office:value-type="float" office:value="396325" calcext:value-type="float">
            <text:p>396325</text:p>
          </table:table-cell>
          <table:table-cell office:value-type="float" office:value="1099.87369385105" calcext:value-type="float">
            <text:p>1099,873693851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7" calcext:value-type="float">
            <text:p>7</text:p>
          </table:table-cell>
          <table:table-cell office:value-type="float" office:value="463941" calcext:value-type="float">
            <text:p>463941</text:p>
          </table:table-cell>
          <table:table-cell office:value-type="float" office:value="0" calcext:value-type="float">
            <text:p>0</text:p>
          </table:table-cell>
          <table:table-cell office:value-type="float" office:value="463941" calcext:value-type="float">
            <text:p>463941</text:p>
          </table:table-cell>
          <table:table-cell office:value-type="float" office:value="1499.98776571289" calcext:value-type="float">
            <text:p>1499,987765712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7" calcext:value-type="float">
            <text:p>7</text:p>
          </table:table-cell>
          <table:table-cell office:value-type="float" office:value="602433" calcext:value-type="float">
            <text:p>602433</text:p>
          </table:table-cell>
          <table:table-cell office:value-type="float" office:value="0" calcext:value-type="float">
            <text:p>0</text:p>
          </table:table-cell>
          <table:table-cell office:value-type="float" office:value="602433" calcext:value-type="float">
            <text:p>602433</text:p>
          </table:table-cell>
          <table:table-cell office:value-type="float" office:value="1900.52172879595" calcext:value-type="float">
            <text:p>1900,521728795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7" calcext:value-type="float">
            <text:p>7</text:p>
          </table:table-cell>
          <table:table-cell office:value-type="float" office:value="882351" calcext:value-type="float">
            <text:p>882351</text:p>
          </table:table-cell>
          <table:table-cell office:value-type="float" office:value="0" calcext:value-type="float">
            <text:p>0</text:p>
          </table:table-cell>
          <table:table-cell office:value-type="float" office:value="882351" calcext:value-type="float">
            <text:p>882351</text:p>
          </table:table-cell>
          <table:table-cell office:value-type="float" office:value="2752.02066688891" calcext:value-type="float">
            <text:p>2752,020666888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8" calcext:value-type="float">
            <text:p>8</text:p>
          </table:table-cell>
          <table:table-cell office:value-type="float" office:value="29021" calcext:value-type="float">
            <text:p>29021</text:p>
          </table:table-cell>
          <table:table-cell office:value-type="float" office:value="0" calcext:value-type="float">
            <text:p>0</text:p>
          </table:table-cell>
          <table:table-cell office:value-type="float" office:value="29021" calcext:value-type="float">
            <text:p>29021</text:p>
          </table:table-cell>
          <table:table-cell office:value-type="float" office:value="49.3543878151103" calcext:value-type="float">
            <text:p>49,35438781511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8" calcext:value-type="float">
            <text:p>8</text:p>
          </table:table-cell>
          <table:table-cell office:value-type="float" office:value="54093" calcext:value-type="float">
            <text:p>54093</text:p>
          </table:table-cell>
          <table:table-cell office:value-type="float" office:value="0" calcext:value-type="float">
            <text:p>0</text:p>
          </table:table-cell>
          <table:table-cell office:value-type="float" office:value="54093" calcext:value-type="float">
            <text:p>54093</text:p>
          </table:table-cell>
          <table:table-cell office:value-type="float" office:value="100.002852448029" calcext:value-type="float">
            <text:p>100,0028524480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8" calcext:value-type="float">
            <text:p>8</text:p>
          </table:table-cell>
          <table:table-cell office:value-type="float" office:value="65882" calcext:value-type="float">
            <text:p>65882</text:p>
          </table:table-cell>
          <table:table-cell office:value-type="float" office:value="0" calcext:value-type="float">
            <text:p>0</text:p>
          </table:table-cell>
          <table:table-cell office:value-type="float" office:value="65882" calcext:value-type="float">
            <text:p>65882</text:p>
          </table:table-cell>
          <table:table-cell office:value-type="float" office:value="149.326412898022" calcext:value-type="float">
            <text:p>149,3264128980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8" calcext:value-type="float">
            <text:p>8</text:p>
          </table:table-cell>
          <table:table-cell office:value-type="float" office:value="86430" calcext:value-type="float">
            <text:p>86430</text:p>
          </table:table-cell>
          <table:table-cell office:value-type="float" office:value="0" calcext:value-type="float">
            <text:p>0</text:p>
          </table:table-cell>
          <table:table-cell office:value-type="float" office:value="86430" calcext:value-type="float">
            <text:p>86430</text:p>
          </table:table-cell>
          <table:table-cell office:value-type="float" office:value="199.918490238953" calcext:value-type="float">
            <text:p>199,9184902389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8" calcext:value-type="float">
            <text:p>8</text:p>
          </table:table-cell>
          <table:table-cell office:value-type="float" office:value="106305" calcext:value-type="float">
            <text:p>106305</text:p>
          </table:table-cell>
          <table:table-cell office:value-type="float" office:value="0" calcext:value-type="float">
            <text:p>0</text:p>
          </table:table-cell>
          <table:table-cell office:value-type="float" office:value="106305" calcext:value-type="float">
            <text:p>106305</text:p>
          </table:table-cell>
          <table:table-cell office:value-type="float" office:value="249.662669418146" calcext:value-type="float">
            <text:p>249,6626694181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8" calcext:value-type="float">
            <text:p>8</text:p>
          </table:table-cell>
          <table:table-cell office:value-type="float" office:value="113499" calcext:value-type="float">
            <text:p>113499</text:p>
          </table:table-cell>
          <table:table-cell office:value-type="float" office:value="0" calcext:value-type="float">
            <text:p>0</text:p>
          </table:table-cell>
          <table:table-cell office:value-type="float" office:value="113499" calcext:value-type="float">
            <text:p>113499</text:p>
          </table:table-cell>
          <table:table-cell office:value-type="float" office:value="299.762672414071" calcext:value-type="float">
            <text:p>299,7626724140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8" calcext:value-type="float">
            <text:p>8</text:p>
          </table:table-cell>
          <table:table-cell office:value-type="float" office:value="166068" calcext:value-type="float">
            <text:p>166068</text:p>
          </table:table-cell>
          <table:table-cell office:value-type="float" office:value="0" calcext:value-type="float">
            <text:p>0</text:p>
          </table:table-cell>
          <table:table-cell office:value-type="float" office:value="166068" calcext:value-type="float">
            <text:p>166068</text:p>
          </table:table-cell>
          <table:table-cell office:value-type="float" office:value="399.966708244057" calcext:value-type="float">
            <text:p>399,9667082440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8" calcext:value-type="float">
            <text:p>8</text:p>
          </table:table-cell>
          <table:table-cell office:value-type="float" office:value="191989" calcext:value-type="float">
            <text:p>191989</text:p>
          </table:table-cell>
          <table:table-cell office:value-type="float" office:value="0" calcext:value-type="float">
            <text:p>0</text:p>
          </table:table-cell>
          <table:table-cell office:value-type="float" office:value="191989" calcext:value-type="float">
            <text:p>191989</text:p>
          </table:table-cell>
          <table:table-cell office:value-type="float" office:value="499.827817308949" calcext:value-type="float">
            <text:p>499,8278173089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8" calcext:value-type="float">
            <text:p>8</text:p>
          </table:table-cell>
          <table:table-cell office:value-type="float" office:value="222863" calcext:value-type="float">
            <text:p>222863</text:p>
          </table:table-cell>
          <table:table-cell office:value-type="float" office:value="0" calcext:value-type="float">
            <text:p>0</text:p>
          </table:table-cell>
          <table:table-cell office:value-type="float" office:value="222863" calcext:value-type="float">
            <text:p>222863</text:p>
          </table:table-cell>
          <table:table-cell office:value-type="float" office:value="588.17809197097" calcext:value-type="float">
            <text:p>588,178091970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8" calcext:value-type="float">
            <text:p>8</text:p>
          </table:table-cell>
          <table:table-cell office:value-type="float" office:value="249199" calcext:value-type="float">
            <text:p>249199</text:p>
          </table:table-cell>
          <table:table-cell office:value-type="float" office:value="0" calcext:value-type="float">
            <text:p>0</text:p>
          </table:table-cell>
          <table:table-cell office:value-type="float" office:value="249199" calcext:value-type="float">
            <text:p>249199</text:p>
          </table:table-cell>
          <table:table-cell office:value-type="float" office:value="700.017605087952" calcext:value-type="float">
            <text:p>700,01760508795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8" calcext:value-type="float">
            <text:p>8</text:p>
          </table:table-cell>
          <table:table-cell office:value-type="float" office:value="294300" calcext:value-type="float">
            <text:p>294300</text:p>
          </table:table-cell>
          <table:table-cell office:value-type="float" office:value="0" calcext:value-type="float">
            <text:p>0</text:p>
          </table:table-cell>
          <table:table-cell office:value-type="float" office:value="294300" calcext:value-type="float">
            <text:p>294300</text:p>
          </table:table-cell>
          <table:table-cell office:value-type="float" office:value="799.59890509909" calcext:value-type="float">
            <text:p>799,598905099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8" calcext:value-type="float">
            <text:p>8</text:p>
          </table:table-cell>
          <table:table-cell office:value-type="float" office:value="302788" calcext:value-type="float">
            <text:p>302788</text:p>
          </table:table-cell>
          <table:table-cell office:value-type="float" office:value="0" calcext:value-type="float">
            <text:p>0</text:p>
          </table:table-cell>
          <table:table-cell office:value-type="float" office:value="302788" calcext:value-type="float">
            <text:p>302788</text:p>
          </table:table-cell>
          <table:table-cell office:value-type="float" office:value="900.163696133997" calcext:value-type="float">
            <text:p>900,163696133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8" calcext:value-type="float">
            <text:p>8</text:p>
          </table:table-cell>
          <table:table-cell office:value-type="float" office:value="319659" calcext:value-type="float">
            <text:p>319659</text:p>
          </table:table-cell>
          <table:table-cell office:value-type="float" office:value="0" calcext:value-type="float">
            <text:p>0</text:p>
          </table:table-cell>
          <table:table-cell office:value-type="float" office:value="319659" calcext:value-type="float">
            <text:p>319659</text:p>
          </table:table-cell>
          <table:table-cell office:value-type="float" office:value="1000.13097386108" calcext:value-type="float">
            <text:p>1000,130973861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8" calcext:value-type="float">
            <text:p>8</text:p>
          </table:table-cell>
          <table:table-cell office:value-type="float" office:value="402206" calcext:value-type="float">
            <text:p>402206</text:p>
          </table:table-cell>
          <table:table-cell office:value-type="float" office:value="0" calcext:value-type="float">
            <text:p>0</text:p>
          </table:table-cell>
          <table:table-cell office:value-type="float" office:value="402206" calcext:value-type="float">
            <text:p>402206</text:p>
          </table:table-cell>
          <table:table-cell office:value-type="float" office:value="1199.80700998613" calcext:value-type="float">
            <text:p>1199,807009986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8" calcext:value-type="float">
            <text:p>8</text:p>
          </table:table-cell>
          <table:table-cell office:value-type="float" office:value="464724" calcext:value-type="float">
            <text:p>464724</text:p>
          </table:table-cell>
          <table:table-cell office:value-type="float" office:value="0" calcext:value-type="float">
            <text:p>0</text:p>
          </table:table-cell>
          <table:table-cell office:value-type="float" office:value="464724" calcext:value-type="float">
            <text:p>464724</text:p>
          </table:table-cell>
          <table:table-cell office:value-type="float" office:value="1400.27288831397" calcext:value-type="float">
            <text:p>1400,272888313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8" calcext:value-type="float">
            <text:p>8</text:p>
          </table:table-cell>
          <table:table-cell office:value-type="float" office:value="539782" calcext:value-type="float">
            <text:p>539782</text:p>
          </table:table-cell>
          <table:table-cell office:value-type="float" office:value="0" calcext:value-type="float">
            <text:p>0</text:p>
          </table:table-cell>
          <table:table-cell office:value-type="float" office:value="539782" calcext:value-type="float">
            <text:p>539782</text:p>
          </table:table-cell>
          <table:table-cell office:value-type="float" office:value="1600.2724893589" calcext:value-type="float">
            <text:p>1600,27248935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8" calcext:value-type="float">
            <text:p>8</text:p>
          </table:table-cell>
          <table:table-cell office:value-type="float" office:value="572201" calcext:value-type="float">
            <text:p>572201</text:p>
          </table:table-cell>
          <table:table-cell office:value-type="float" office:value="0" calcext:value-type="float">
            <text:p>0</text:p>
          </table:table-cell>
          <table:table-cell office:value-type="float" office:value="572201" calcext:value-type="float">
            <text:p>572201</text:p>
          </table:table-cell>
          <table:table-cell office:value-type="float" office:value="1800.59517907095" calcext:value-type="float">
            <text:p>1800,595179070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8" calcext:value-type="float">
            <text:p>8</text:p>
          </table:table-cell>
          <table:table-cell office:value-type="float" office:value="638249" calcext:value-type="float">
            <text:p>638249</text:p>
          </table:table-cell>
          <table:table-cell office:value-type="float" office:value="0" calcext:value-type="float">
            <text:p>0</text:p>
          </table:table-cell>
          <table:table-cell office:value-type="float" office:value="638249" calcext:value-type="float">
            <text:p>638249</text:p>
          </table:table-cell>
          <table:table-cell office:value-type="float" office:value="2000.90696723992" calcext:value-type="float">
            <text:p>2000,906967239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8" calcext:value-type="float">
            <text:p>8</text:p>
          </table:table-cell>
          <table:table-cell office:value-type="float" office:value="754819" calcext:value-type="float">
            <text:p>754819</text:p>
          </table:table-cell>
          <table:table-cell office:value-type="float" office:value="0" calcext:value-type="float">
            <text:p>0</text:p>
          </table:table-cell>
          <table:table-cell office:value-type="float" office:value="754819" calcext:value-type="float">
            <text:p>754819</text:p>
          </table:table-cell>
          <table:table-cell office:value-type="float" office:value="2501.34335390501" calcext:value-type="float">
            <text:p>2501,343353905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8" calcext:value-type="float">
            <text:p>8</text:p>
          </table:table-cell>
          <table:table-cell office:value-type="float" office:value="986830" calcext:value-type="float">
            <text:p>986830</text:p>
          </table:table-cell>
          <table:table-cell office:value-type="float" office:value="0" calcext:value-type="float">
            <text:p>0</text:p>
          </table:table-cell>
          <table:table-cell office:value-type="float" office:value="986830" calcext:value-type="float">
            <text:p>986830</text:p>
          </table:table-cell>
          <table:table-cell office:value-type="float" office:value="3002.50333517813" calcext:value-type="float">
            <text:p>3002,503335178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8" calcext:value-type="float">
            <text:p>8</text:p>
          </table:table-cell>
          <table:table-cell office:value-type="float" office:value="38986" calcext:value-type="float">
            <text:p>38986</text:p>
          </table:table-cell>
          <table:table-cell office:value-type="float" office:value="0" calcext:value-type="float">
            <text:p>0</text:p>
          </table:table-cell>
          <table:table-cell office:value-type="float" office:value="38986" calcext:value-type="float">
            <text:p>38986</text:p>
          </table:table-cell>
          <table:table-cell office:value-type="float" office:value="74.748730452964" calcext:value-type="float">
            <text:p>74,7487304529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8" calcext:value-type="float">
            <text:p>8</text:p>
          </table:table-cell>
          <table:table-cell office:value-type="float" office:value="75950" calcext:value-type="float">
            <text:p>75950</text:p>
          </table:table-cell>
          <table:table-cell office:value-type="float" office:value="0" calcext:value-type="float">
            <text:p>0</text:p>
          </table:table-cell>
          <table:table-cell office:value-type="float" office:value="75950" calcext:value-type="float">
            <text:p>75950</text:p>
          </table:table-cell>
          <table:table-cell office:value-type="float" office:value="174.873404454905" calcext:value-type="float">
            <text:p>174,8734044549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8" calcext:value-type="float">
            <text:p>8</text:p>
          </table:table-cell>
          <table:table-cell office:value-type="float" office:value="121706" calcext:value-type="float">
            <text:p>121706</text:p>
          </table:table-cell>
          <table:table-cell office:value-type="float" office:value="0" calcext:value-type="float">
            <text:p>0</text:p>
          </table:table-cell>
          <table:table-cell office:value-type="float" office:value="121706" calcext:value-type="float">
            <text:p>121706</text:p>
          </table:table-cell>
          <table:table-cell office:value-type="float" office:value="274.738424906041" calcext:value-type="float">
            <text:p>274,7384249060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8" calcext:value-type="float">
            <text:p>8</text:p>
          </table:table-cell>
          <table:table-cell office:value-type="float" office:value="172878" calcext:value-type="float">
            <text:p>172878</text:p>
          </table:table-cell>
          <table:table-cell office:value-type="float" office:value="0" calcext:value-type="float">
            <text:p>0</text:p>
          </table:table-cell>
          <table:table-cell office:value-type="float" office:value="172878" calcext:value-type="float">
            <text:p>172878</text:p>
          </table:table-cell>
          <table:table-cell office:value-type="float" office:value="448.510008782148" calcext:value-type="float">
            <text:p>448,5100087821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8" calcext:value-type="float">
            <text:p>8</text:p>
          </table:table-cell>
          <table:table-cell office:value-type="float" office:value="235043" calcext:value-type="float">
            <text:p>235043</text:p>
          </table:table-cell>
          <table:table-cell office:value-type="float" office:value="0" calcext:value-type="float">
            <text:p>0</text:p>
          </table:table-cell>
          <table:table-cell office:value-type="float" office:value="235043" calcext:value-type="float">
            <text:p>235043</text:p>
          </table:table-cell>
          <table:table-cell office:value-type="float" office:value="649.738881606841" calcext:value-type="float">
            <text:p>649,7388816068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8" calcext:value-type="float">
            <text:p>8</text:p>
          </table:table-cell>
          <table:table-cell office:value-type="float" office:value="295662" calcext:value-type="float">
            <text:p>295662</text:p>
          </table:table-cell>
          <table:table-cell office:value-type="float" office:value="0" calcext:value-type="float">
            <text:p>0</text:p>
          </table:table-cell>
          <table:table-cell office:value-type="float" office:value="295662" calcext:value-type="float">
            <text:p>295662</text:p>
          </table:table-cell>
          <table:table-cell office:value-type="float" office:value="849.708217636914" calcext:value-type="float">
            <text:p>849,7082176369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8" calcext:value-type="float">
            <text:p>8</text:p>
          </table:table-cell>
          <table:table-cell office:value-type="float" office:value="396994" calcext:value-type="float">
            <text:p>396994</text:p>
          </table:table-cell>
          <table:table-cell office:value-type="float" office:value="0" calcext:value-type="float">
            <text:p>0</text:p>
          </table:table-cell>
          <table:table-cell office:value-type="float" office:value="396994" calcext:value-type="float">
            <text:p>396994</text:p>
          </table:table-cell>
          <table:table-cell office:value-type="float" office:value="1099.82412785803" calcext:value-type="float">
            <text:p>1099,824127858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8" calcext:value-type="float">
            <text:p>8</text:p>
          </table:table-cell>
          <table:table-cell office:value-type="float" office:value="463517" calcext:value-type="float">
            <text:p>463517</text:p>
          </table:table-cell>
          <table:table-cell office:value-type="float" office:value="0" calcext:value-type="float">
            <text:p>0</text:p>
          </table:table-cell>
          <table:table-cell office:value-type="float" office:value="463517" calcext:value-type="float">
            <text:p>463517</text:p>
          </table:table-cell>
          <table:table-cell office:value-type="float" office:value="1500.069808322" calcext:value-type="float">
            <text:p>1500,0698083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8" calcext:value-type="float">
            <text:p>8</text:p>
          </table:table-cell>
          <table:table-cell office:value-type="float" office:value="602242" calcext:value-type="float">
            <text:p>602242</text:p>
          </table:table-cell>
          <table:table-cell office:value-type="float" office:value="0" calcext:value-type="float">
            <text:p>0</text:p>
          </table:table-cell>
          <table:table-cell office:value-type="float" office:value="602242" calcext:value-type="float">
            <text:p>602242</text:p>
          </table:table-cell>
          <table:table-cell office:value-type="float" office:value="1900.58703080215" calcext:value-type="float">
            <text:p>1900,587030802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8" calcext:value-type="float">
            <text:p>8</text:p>
          </table:table-cell>
          <table:table-cell office:value-type="float" office:value="883892" calcext:value-type="float">
            <text:p>883892</text:p>
          </table:table-cell>
          <table:table-cell office:value-type="float" office:value="0" calcext:value-type="float">
            <text:p>0</text:p>
          </table:table-cell>
          <table:table-cell office:value-type="float" office:value="883892" calcext:value-type="float">
            <text:p>883892</text:p>
          </table:table-cell>
          <table:table-cell office:value-type="float" office:value="2751.89500595885" calcext:value-type="float">
            <text:p>2751,895005958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9" calcext:value-type="float">
            <text:p>9</text:p>
          </table:table-cell>
          <table:table-cell office:value-type="float" office:value="29042" calcext:value-type="float">
            <text:p>29042</text:p>
          </table:table-cell>
          <table:table-cell office:value-type="float" office:value="0" calcext:value-type="float">
            <text:p>0</text:p>
          </table:table-cell>
          <table:table-cell office:value-type="float" office:value="29042" calcext:value-type="float">
            <text:p>29042</text:p>
          </table:table-cell>
          <table:table-cell office:value-type="float" office:value="49.3564178158994" calcext:value-type="float">
            <text:p>49,35641781589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9" calcext:value-type="float">
            <text:p>9</text:p>
          </table:table-cell>
          <table:table-cell office:value-type="float" office:value="54069" calcext:value-type="float">
            <text:p>54069</text:p>
          </table:table-cell>
          <table:table-cell office:value-type="float" office:value="0" calcext:value-type="float">
            <text:p>0</text:p>
          </table:table-cell>
          <table:table-cell office:value-type="float" office:value="54069" calcext:value-type="float">
            <text:p>54069</text:p>
          </table:table-cell>
          <table:table-cell office:value-type="float" office:value="99.841716304887" calcext:value-type="float">
            <text:p>99,8417163048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9" calcext:value-type="float">
            <text:p>9</text:p>
          </table:table-cell>
          <table:table-cell office:value-type="float" office:value="65717" calcext:value-type="float">
            <text:p>65717</text:p>
          </table:table-cell>
          <table:table-cell office:value-type="float" office:value="0" calcext:value-type="float">
            <text:p>0</text:p>
          </table:table-cell>
          <table:table-cell office:value-type="float" office:value="65717" calcext:value-type="float">
            <text:p>65717</text:p>
          </table:table-cell>
          <table:table-cell office:value-type="float" office:value="149.367516735102" calcext:value-type="float">
            <text:p>149,3675167351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9" calcext:value-type="float">
            <text:p>9</text:p>
          </table:table-cell>
          <table:table-cell office:value-type="float" office:value="85933" calcext:value-type="float">
            <text:p>85933</text:p>
          </table:table-cell>
          <table:table-cell office:value-type="float" office:value="0" calcext:value-type="float">
            <text:p>0</text:p>
          </table:table-cell>
          <table:table-cell office:value-type="float" office:value="85933" calcext:value-type="float">
            <text:p>85933</text:p>
          </table:table-cell>
          <table:table-cell office:value-type="float" office:value="199.934888788033" calcext:value-type="float">
            <text:p>199,9348887880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9" calcext:value-type="float">
            <text:p>9</text:p>
          </table:table-cell>
          <table:table-cell office:value-type="float" office:value="106230" calcext:value-type="float">
            <text:p>106230</text:p>
          </table:table-cell>
          <table:table-cell office:value-type="float" office:value="0" calcext:value-type="float">
            <text:p>0</text:p>
          </table:table-cell>
          <table:table-cell office:value-type="float" office:value="106230" calcext:value-type="float">
            <text:p>106230</text:p>
          </table:table-cell>
          <table:table-cell office:value-type="float" office:value="249.51420201105" calcext:value-type="float">
            <text:p>249,514202011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9" calcext:value-type="float">
            <text:p>9</text:p>
          </table:table-cell>
          <table:table-cell office:value-type="float" office:value="113571" calcext:value-type="float">
            <text:p>113571</text:p>
          </table:table-cell>
          <table:table-cell office:value-type="float" office:value="0" calcext:value-type="float">
            <text:p>0</text:p>
          </table:table-cell>
          <table:table-cell office:value-type="float" office:value="113571" calcext:value-type="float">
            <text:p>113571</text:p>
          </table:table-cell>
          <table:table-cell office:value-type="float" office:value="299.605066729942" calcext:value-type="float">
            <text:p>299,6050667299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9" calcext:value-type="float">
            <text:p>9</text:p>
          </table:table-cell>
          <table:table-cell office:value-type="float" office:value="165341" calcext:value-type="float">
            <text:p>165341</text:p>
          </table:table-cell>
          <table:table-cell office:value-type="float" office:value="0" calcext:value-type="float">
            <text:p>0</text:p>
          </table:table-cell>
          <table:table-cell office:value-type="float" office:value="165341" calcext:value-type="float">
            <text:p>165341</text:p>
          </table:table-cell>
          <table:table-cell office:value-type="float" office:value="399.930175069021" calcext:value-type="float">
            <text:p>399,9301750690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9" calcext:value-type="float">
            <text:p>9</text:p>
          </table:table-cell>
          <table:table-cell office:value-type="float" office:value="191606" calcext:value-type="float">
            <text:p>191606</text:p>
          </table:table-cell>
          <table:table-cell office:value-type="float" office:value="0" calcext:value-type="float">
            <text:p>0</text:p>
          </table:table-cell>
          <table:table-cell office:value-type="float" office:value="191606" calcext:value-type="float">
            <text:p>191606</text:p>
          </table:table-cell>
          <table:table-cell office:value-type="float" office:value="500.066527197835" calcext:value-type="float">
            <text:p>500,0665271978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9" calcext:value-type="float">
            <text:p>9</text:p>
          </table:table-cell>
          <table:table-cell office:value-type="float" office:value="222498" calcext:value-type="float">
            <text:p>222498</text:p>
          </table:table-cell>
          <table:table-cell office:value-type="float" office:value="0" calcext:value-type="float">
            <text:p>0</text:p>
          </table:table-cell>
          <table:table-cell office:value-type="float" office:value="222498" calcext:value-type="float">
            <text:p>222498</text:p>
          </table:table-cell>
          <table:table-cell office:value-type="float" office:value="599.883974897908" calcext:value-type="float">
            <text:p>599,8839748979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9" calcext:value-type="float">
            <text:p>9</text:p>
          </table:table-cell>
          <table:table-cell office:value-type="float" office:value="250075" calcext:value-type="float">
            <text:p>250075</text:p>
          </table:table-cell>
          <table:table-cell office:value-type="float" office:value="0" calcext:value-type="float">
            <text:p>0</text:p>
          </table:table-cell>
          <table:table-cell office:value-type="float" office:value="250075" calcext:value-type="float">
            <text:p>250075</text:p>
          </table:table-cell>
          <table:table-cell office:value-type="float" office:value="699.960178964072" calcext:value-type="float">
            <text:p>699,9601789640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9" calcext:value-type="float">
            <text:p>9</text:p>
          </table:table-cell>
          <table:table-cell office:value-type="float" office:value="293349" calcext:value-type="float">
            <text:p>293349</text:p>
          </table:table-cell>
          <table:table-cell office:value-type="float" office:value="0" calcext:value-type="float">
            <text:p>0</text:p>
          </table:table-cell>
          <table:table-cell office:value-type="float" office:value="293349" calcext:value-type="float">
            <text:p>293349</text:p>
          </table:table-cell>
          <table:table-cell office:value-type="float" office:value="800.122872954001" calcext:value-type="float">
            <text:p>800,1228729540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9" calcext:value-type="float">
            <text:p>9</text:p>
          </table:table-cell>
          <table:table-cell office:value-type="float" office:value="302634" calcext:value-type="float">
            <text:p>302634</text:p>
          </table:table-cell>
          <table:table-cell office:value-type="float" office:value="0" calcext:value-type="float">
            <text:p>0</text:p>
          </table:table-cell>
          <table:table-cell office:value-type="float" office:value="302634" calcext:value-type="float">
            <text:p>302634</text:p>
          </table:table-cell>
          <table:table-cell office:value-type="float" office:value="900.113257065182" calcext:value-type="float">
            <text:p>900,11325706518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9" calcext:value-type="float">
            <text:p>9</text:p>
          </table:table-cell>
          <table:table-cell office:value-type="float" office:value="319780" calcext:value-type="float">
            <text:p>319780</text:p>
          </table:table-cell>
          <table:table-cell office:value-type="float" office:value="0" calcext:value-type="float">
            <text:p>0</text:p>
          </table:table-cell>
          <table:table-cell office:value-type="float" office:value="319780" calcext:value-type="float">
            <text:p>319780</text:p>
          </table:table-cell>
          <table:table-cell office:value-type="float" office:value="999.725312239956" calcext:value-type="float">
            <text:p>999,7253122399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9" calcext:value-type="float">
            <text:p>9</text:p>
          </table:table-cell>
          <table:table-cell office:value-type="float" office:value="402486" calcext:value-type="float">
            <text:p>402486</text:p>
          </table:table-cell>
          <table:table-cell office:value-type="float" office:value="0" calcext:value-type="float">
            <text:p>0</text:p>
          </table:table-cell>
          <table:table-cell office:value-type="float" office:value="402486" calcext:value-type="float">
            <text:p>402486</text:p>
          </table:table-cell>
          <table:table-cell office:value-type="float" office:value="1199.97079369099" calcext:value-type="float">
            <text:p>1199,970793690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9" calcext:value-type="float">
            <text:p>9</text:p>
          </table:table-cell>
          <table:table-cell office:value-type="float" office:value="465192" calcext:value-type="float">
            <text:p>465192</text:p>
          </table:table-cell>
          <table:table-cell office:value-type="float" office:value="0" calcext:value-type="float">
            <text:p>0</text:p>
          </table:table-cell>
          <table:table-cell office:value-type="float" office:value="465192" calcext:value-type="float">
            <text:p>465192</text:p>
          </table:table-cell>
          <table:table-cell office:value-type="float" office:value="1400.24474090314" calcext:value-type="float">
            <text:p>1400,244740903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9" calcext:value-type="float">
            <text:p>9</text:p>
          </table:table-cell>
          <table:table-cell office:value-type="float" office:value="540796" calcext:value-type="float">
            <text:p>540796</text:p>
          </table:table-cell>
          <table:table-cell office:value-type="float" office:value="0" calcext:value-type="float">
            <text:p>0</text:p>
          </table:table-cell>
          <table:table-cell office:value-type="float" office:value="540796" calcext:value-type="float">
            <text:p>540796</text:p>
          </table:table-cell>
          <table:table-cell office:value-type="float" office:value="1600.33084579417" calcext:value-type="float">
            <text:p>1600,330845794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9" calcext:value-type="float">
            <text:p>9</text:p>
          </table:table-cell>
          <table:table-cell office:value-type="float" office:value="571739" calcext:value-type="float">
            <text:p>571739</text:p>
          </table:table-cell>
          <table:table-cell office:value-type="float" office:value="0" calcext:value-type="float">
            <text:p>0</text:p>
          </table:table-cell>
          <table:table-cell office:value-type="float" office:value="571739" calcext:value-type="float">
            <text:p>571739</text:p>
          </table:table-cell>
          <table:table-cell office:value-type="float" office:value="1800.32560711889" calcext:value-type="float">
            <text:p>1800,325607118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9" calcext:value-type="float">
            <text:p>9</text:p>
          </table:table-cell>
          <table:table-cell office:value-type="float" office:value="637764" calcext:value-type="float">
            <text:p>637764</text:p>
          </table:table-cell>
          <table:table-cell office:value-type="float" office:value="0" calcext:value-type="float">
            <text:p>0</text:p>
          </table:table-cell>
          <table:table-cell office:value-type="float" office:value="637764" calcext:value-type="float">
            <text:p>637764</text:p>
          </table:table-cell>
          <table:table-cell office:value-type="float" office:value="2000.89563692593" calcext:value-type="float">
            <text:p>2000,895636925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9" calcext:value-type="float">
            <text:p>9</text:p>
          </table:table-cell>
          <table:table-cell office:value-type="float" office:value="754685" calcext:value-type="float">
            <text:p>754685</text:p>
          </table:table-cell>
          <table:table-cell office:value-type="float" office:value="0" calcext:value-type="float">
            <text:p>0</text:p>
          </table:table-cell>
          <table:table-cell office:value-type="float" office:value="754685" calcext:value-type="float">
            <text:p>754685</text:p>
          </table:table-cell>
          <table:table-cell office:value-type="float" office:value="2501.14685337897" calcext:value-type="float">
            <text:p>2501,146853378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9" calcext:value-type="float">
            <text:p>9</text:p>
          </table:table-cell>
          <table:table-cell office:value-type="float" office:value="986397" calcext:value-type="float">
            <text:p>986397</text:p>
          </table:table-cell>
          <table:table-cell office:value-type="float" office:value="0" calcext:value-type="float">
            <text:p>0</text:p>
          </table:table-cell>
          <table:table-cell office:value-type="float" office:value="986397" calcext:value-type="float">
            <text:p>986397</text:p>
          </table:table-cell>
          <table:table-cell office:value-type="float" office:value="3002.10787178808" calcext:value-type="float">
            <text:p>3002,107871788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9" calcext:value-type="float">
            <text:p>9</text:p>
          </table:table-cell>
          <table:table-cell office:value-type="float" office:value="39291" calcext:value-type="float">
            <text:p>39291</text:p>
          </table:table-cell>
          <table:table-cell office:value-type="float" office:value="0" calcext:value-type="float">
            <text:p>0</text:p>
          </table:table-cell>
          <table:table-cell office:value-type="float" office:value="39291" calcext:value-type="float">
            <text:p>39291</text:p>
          </table:table-cell>
          <table:table-cell office:value-type="float" office:value="74.770507547073" calcext:value-type="float">
            <text:p>74,7705075470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9" calcext:value-type="float">
            <text:p>9</text:p>
          </table:table-cell>
          <table:table-cell office:value-type="float" office:value="75954" calcext:value-type="float">
            <text:p>75954</text:p>
          </table:table-cell>
          <table:table-cell office:value-type="float" office:value="0" calcext:value-type="float">
            <text:p>0</text:p>
          </table:table-cell>
          <table:table-cell office:value-type="float" office:value="75954" calcext:value-type="float">
            <text:p>75954</text:p>
          </table:table-cell>
          <table:table-cell office:value-type="float" office:value="174.706905254162" calcext:value-type="float">
            <text:p>174,70690525416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9" calcext:value-type="float">
            <text:p>9</text:p>
          </table:table-cell>
          <table:table-cell office:value-type="float" office:value="121646" calcext:value-type="float">
            <text:p>121646</text:p>
          </table:table-cell>
          <table:table-cell office:value-type="float" office:value="0" calcext:value-type="float">
            <text:p>0</text:p>
          </table:table-cell>
          <table:table-cell office:value-type="float" office:value="121646" calcext:value-type="float">
            <text:p>121646</text:p>
          </table:table-cell>
          <table:table-cell office:value-type="float" office:value="274.666520944796" calcext:value-type="float">
            <text:p>274,6665209447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9" calcext:value-type="float">
            <text:p>9</text:p>
          </table:table-cell>
          <table:table-cell office:value-type="float" office:value="171887" calcext:value-type="float">
            <text:p>171887</text:p>
          </table:table-cell>
          <table:table-cell office:value-type="float" office:value="0" calcext:value-type="float">
            <text:p>0</text:p>
          </table:table-cell>
          <table:table-cell office:value-type="float" office:value="171887" calcext:value-type="float">
            <text:p>171887</text:p>
          </table:table-cell>
          <table:table-cell office:value-type="float" office:value="449.664070587139" calcext:value-type="float">
            <text:p>449,6640705871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9" calcext:value-type="float">
            <text:p>9</text:p>
          </table:table-cell>
          <table:table-cell office:value-type="float" office:value="234807" calcext:value-type="float">
            <text:p>234807</text:p>
          </table:table-cell>
          <table:table-cell office:value-type="float" office:value="0" calcext:value-type="float">
            <text:p>0</text:p>
          </table:table-cell>
          <table:table-cell office:value-type="float" office:value="234807" calcext:value-type="float">
            <text:p>234807</text:p>
          </table:table-cell>
          <table:table-cell office:value-type="float" office:value="649.866986054927" calcext:value-type="float">
            <text:p>649,8669860549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9" calcext:value-type="float">
            <text:p>9</text:p>
          </table:table-cell>
          <table:table-cell office:value-type="float" office:value="294942" calcext:value-type="float">
            <text:p>294942</text:p>
          </table:table-cell>
          <table:table-cell office:value-type="float" office:value="0" calcext:value-type="float">
            <text:p>0</text:p>
          </table:table-cell>
          <table:table-cell office:value-type="float" office:value="294942" calcext:value-type="float">
            <text:p>294942</text:p>
          </table:table-cell>
          <table:table-cell office:value-type="float" office:value="849.718450611922" calcext:value-type="float">
            <text:p>849,7184506119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9" calcext:value-type="float">
            <text:p>9</text:p>
          </table:table-cell>
          <table:table-cell office:value-type="float" office:value="396845" calcext:value-type="float">
            <text:p>396845</text:p>
          </table:table-cell>
          <table:table-cell office:value-type="float" office:value="0" calcext:value-type="float">
            <text:p>0</text:p>
          </table:table-cell>
          <table:table-cell office:value-type="float" office:value="396845" calcext:value-type="float">
            <text:p>396845</text:p>
          </table:table-cell>
          <table:table-cell office:value-type="float" office:value="1100.1287263371" calcext:value-type="float">
            <text:p>1100,12872633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9" calcext:value-type="float">
            <text:p>9</text:p>
          </table:table-cell>
          <table:table-cell office:value-type="float" office:value="464178" calcext:value-type="float">
            <text:p>464178</text:p>
          </table:table-cell>
          <table:table-cell office:value-type="float" office:value="0" calcext:value-type="float">
            <text:p>0</text:p>
          </table:table-cell>
          <table:table-cell office:value-type="float" office:value="464178" calcext:value-type="float">
            <text:p>464178</text:p>
          </table:table-cell>
          <table:table-cell office:value-type="float" office:value="1500.32107211393" calcext:value-type="float">
            <text:p>1500,321072113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9" calcext:value-type="float">
            <text:p>9</text:p>
          </table:table-cell>
          <table:table-cell office:value-type="float" office:value="603034" calcext:value-type="float">
            <text:p>603034</text:p>
          </table:table-cell>
          <table:table-cell office:value-type="float" office:value="0" calcext:value-type="float">
            <text:p>0</text:p>
          </table:table-cell>
          <table:table-cell office:value-type="float" office:value="603034" calcext:value-type="float">
            <text:p>603034</text:p>
          </table:table-cell>
          <table:table-cell office:value-type="float" office:value="1900.77583250496" calcext:value-type="float">
            <text:p>1900,775832504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9" calcext:value-type="float">
            <text:p>9</text:p>
          </table:table-cell>
          <table:table-cell office:value-type="float" office:value="882060" calcext:value-type="float">
            <text:p>882060</text:p>
          </table:table-cell>
          <table:table-cell office:value-type="float" office:value="0" calcext:value-type="float">
            <text:p>0</text:p>
          </table:table-cell>
          <table:table-cell office:value-type="float" office:value="882060" calcext:value-type="float">
            <text:p>882060</text:p>
          </table:table-cell>
          <table:table-cell office:value-type="float" office:value="2751.60187659808" calcext:value-type="float">
            <text:p>2751,60187659808</text:p>
          </table:table-cell>
          <table:table-cell table:number-columns-repeated="16376"/>
        </table:table-row>
        <table:table-row table:style-name="ro1" table:number-rows-repeated="1048274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15:29.647353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og-linear" style:display-name="PageStyle_Log-line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3-07-27T09:05:25</meta:creation-date>
    <dc:date>2023-11-14T11:16:16.319096136</dc:date>
    <meta:generator>LibreOffice/7.6.2.1$MacOSX_X86_64 LibreOffice_project/56f7684011345957bbf33a7ee678afaf4d2ba333</meta:generator>
    <meta:editing-duration>PT7M21S</meta:editing-duration>
    <meta:editing-cycles>4</meta:editing-cycles>
    <meta:document-statistic meta:table-count="1" meta:cell-count="1933" meta:object-count="0"/>
    <meta:user-defined meta:name="AppVersion">16.0300</meta:user-defined>
  </office:meta>
</office:document-meta>
</file>